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1.0208in" fo:margin-left="-0.1125in" fo:margin-right="-0.0028in" table:align="margins"/>
    </style:style>
    <style:style style:name="តារាង1.A" style:family="table-column">
      <style:table-column-properties style:column-width="0.7382in" style:rel-column-width="4391*"/>
    </style:style>
    <style:style style:name="តារាង1.B" style:family="table-column">
      <style:table-column-properties style:column-width="1.0417in" style:rel-column-width="6196*"/>
    </style:style>
    <style:style style:name="តារាង1.C" style:family="table-column">
      <style:table-column-properties style:column-width="0.4375in" style:rel-column-width="2602*"/>
    </style:style>
    <style:style style:name="តារាង1.D" style:family="table-column">
      <style:table-column-properties style:column-width="0.9063in" style:rel-column-width="5390*"/>
    </style:style>
    <style:style style:name="តារាង1.E" style:family="table-column">
      <style:table-column-properties style:column-width="0.5938in" style:rel-column-width="3531*"/>
    </style:style>
    <style:style style:name="តារាង1.F" style:family="table-column">
      <style:table-column-properties style:column-width="0.9479in" style:rel-column-width="5638*"/>
    </style:style>
    <style:style style:name="តារាង1.G" style:family="table-column">
      <style:table-column-properties style:column-width="4.1472in" style:rel-column-width="24660*"/>
    </style:style>
    <style:style style:name="តារាង1.H" style:family="table-column">
      <style:table-column-properties style:column-width="1.125in" style:rel-column-width="6691*"/>
    </style:style>
    <style:style style:name="តារាង1.I" style:family="table-column">
      <style:table-column-properties style:column-width="1.0826in" style:rel-column-width="6436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6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8" style:family="paragraph" style:parent-style-name="Table_20_Contents">
      <style:text-properties style:font-name="Khmer OS" fo:font-size="11pt" fo:font-weight="bold" fo:background-color="#ffff00" style:font-size-asian="11pt" style:font-weight-asian="bold" style:font-name-complex="Khmer OS" style:font-size-complex="11pt" style:font-weight-complex="bold"/>
    </style:style>
    <style:style style:name="P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2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  <style:style style:name="T4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3">ល.រ</text:p>
          </table:table-cell>
          <table:table-cell table:style-name="តារាង1.A1" office:value-type="string">
            <text:p text:style-name="P11">មេ​ពាក្យ</text:p>
          </table:table-cell>
          <table:table-cell table:style-name="តារាង1.A1" office:value-type="string">
            <text:p text:style-name="P12">ល.រ</text:p>
          </table:table-cell>
          <table:table-cell table:style-name="តារាង1.A1" office:value-type="string">
            <text:p text:style-name="P12">សូរ​ប្រកប</text:p>
          </table:table-cell>
          <table:table-cell table:style-name="តារាង1.A1" office:value-type="string">
            <text:p text:style-name="P12">មក​ពី</text:p>
          </table:table-cell>
          <table:table-cell table:style-name="តារាង1.A1" office:value-type="string">
            <text:p text:style-name="P12">ថ្នាក់</text:p>
          </table:table-cell>
          <table:table-cell table:style-name="តារាង1.A1" office:value-type="string">
            <text:p text:style-name="P12">សេចក្តី​ពន្យល់</text:p>
          </table:table-cell>
          <table:table-cell table:style-name="តារាង1.A1" office:value-type="string">
            <text:p text:style-name="P12">របៀប​សរសេរ​ផ្សេង</text:p>
          </table:table-cell>
          <table:table-cell table:style-name="តារាង1.I1" office:value-type="string">
            <text:p text:style-name="P12"/>
            <text:p text:style-name="P12">ពាក្យ​ផ្សំ</text:p>
            <text:p text:style-name="P1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>ផ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ព្យញ្ជនៈ​ទី ២ ក្នុង​វគ្គ​ទី ៥ ជា​ឱដ្ឋជៈ មាន​សំឡេង​កើត​ត្រង់​រឹម​បបូរ​មាត់ ជា​ធនិត-អឃោសៈ ខាង​សំស្រ្កឹត​និង​បាលី​មាន​សំឡេង​ជា ប៉្ហ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០</text:p>
          </table:table-cell>
          <table:table-cell table:style-name="តារាង1.A2" office:value-type="string">
            <text:p text:style-name="P6">ផគ្គុ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័ក-គុន ឬ ផល់-គុន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ល្គុន ឬ ផាល្គុន) ឈ្មោះ​ខែ​ទី ៤ ប្រើ​តាម​ចន្ទគតិ ។ ច្រើន​ប្រើ​ជា ផល្គុន ជាង ។</text:p>
          </table:table-cell>
          <table:table-cell table:style-name="តារាង1.D2" office:value-type="string">
            <text:p text:style-name="P3">ផល្គុ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១</text:p>
          </table:table-cell>
          <table:table-cell table:style-name="តារាង1.A2" office:value-type="string">
            <text:p text:style-name="P7">ផគ្គុ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ាក់-គុនី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ាល្គុនី) ឈ្មោះ​ផ្កាយ​មួយ​ប្រភេទ : ផ្កាយ​ផគ្គុន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កាយ​ផគ្គុនី </text:p>
          </table:table-cell>
        </table:table-row>
        <table:table-row>
          <table:table-cell table:style-name="តារាង1.A2" office:value-type="string">
            <text:p text:style-name="P5">៧៧៥២</text:p>
          </table:table-cell>
          <table:table-cell table:style-name="តារាង1.A2" office:value-type="string">
            <text:p text:style-name="P6">ផ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ជាមួយ, នឹង, ទាំង; ខ្លះ; ដែរ : វាយ​ផង​ជេរ​ផង; ចាន​ផង​ឆ្នាំង​ផង; ខ្វាក់​ផង​ថ្លង់​ផង; ជួយ​គ្នា​ផង; ឲ្យ​ខ្ញុំ​ទៅ​ផង ។ ពួក​ផង ពួក​ជាមួយ, ពួក​ដែល​ចូល​គំនិត​ឬ​ចូល​ដៃ​ជាមួយ ។ អ្នក​ផង, ជន​ផង, អ្នក​ផង​ទាំងពួង មហា​ជន, ជនានុជន, ពួក​ជន, អ្នក​ទាំងពួង ។ អ្នក​ស្រុក​ភូមិ​ផង​របង​ជាមួយ អ្នក​ស្រុក​ដែល​នៅ​ភូមិ​រួម​របង​ជាមួយ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នៃ ។ ព. សា. សម្រាប់​ប្រើ​ជា​ជំនួស​ពាក្យ នៃ ជា​សាមី​សម្ពន្ធ : នេះ​របស់​ផង​ខ្ញុំ, នុ៎ះ​របស់​ផង​ប្អូន​ខ្ញុំ ។ និយាយ​បញ្ជាក់​ជា ផង់ ក៏​មាន : របស់​ផង់​ខ្ញុំ; ក្លាយ​មក​ទៀត​ថា ផន់ ឬ ផិន ក៏​មាន : របស់​ផន់​ខ្ញុំ, របស់​ផិន​ខ្ញុំ (ប្រើ​តាម​ទម្លាប់, ប៉ុន្តែ​ត្រូវ​សរសេរ ផង ទើប​ត្រឹមត្រូវ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៣</text:p>
          </table:table-cell>
          <table:table-cell table:style-name="តារាង1.A2" office:value-type="string">
            <text:p text:style-name="P6">ផ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ល្អិត​ម៉ដ្ឋ, ម៉ដ្ឋ​ស្លុង : ល្អិត​ផង់ ។ ន. កម្ទេច​ដែល​ល្អិត​ម៉ដ្ឋ : ផង់​អង្កាញ់, ផង់​ដី​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៤</text:p>
          </table:table-cell>
          <table:table-cell table:style-name="តារាង1.A2" office:value-type="string">
            <text:p text:style-name="P6">ផត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ខូង, ទ្រុឌ​ចូល : ថ្ពាល់​ផត, សាច់​ផ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ពោះ​ឲ្យ​ខូង​ចុះ, ឲ្យ​ញោច​ចូល​ក្នុង​ដោយ​ប្រឹង : ផត​ព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៥</text:p>
          </table:table-cell>
          <table:table-cell table:style-name="តារាង1.A2" office:value-type="string">
            <text:p text:style-name="P6">ផរណាបី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រ៉ៈណាប៉ីតិ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ីតិ​ដែល​កើត​ផ្សព្វផ្សាយ​ជ្រួតជ្រាប​សព្វ​សព៌ាង្គកាយ (ពាក្យ​សម្រាប់​ប្រើ​ក្នុង​សមថ​ភាវន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៦</text:p>
          </table:table-cell>
          <table:table-cell table:style-name="តារាង1.A2" office:value-type="string">
            <text:p text:style-name="P6">ផរុស​វាច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រុសៈវាចា ឬ--វាត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បរុឞវាច៑, បរុឞវាចា ឬ បរុឞវាទ) សម្ដី​អាក្រក់ ឬ​ពាក្យ​ទ្រគោះ, ពាក្យ​ទ្រគោះ​បោះ​បោក, ពាក្យ​គ្រោតគ្រាត (ម. ព. វចី​ទុច្ចរិត ផង) ។</text:p>
          </table:table-cell>
          <table:table-cell table:style-name="តារាង1.D2" office:value-type="string">
            <text:p text:style-name="P3">ផរុស​វាទ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៧</text:p>
          </table:table-cell>
          <table:table-cell table:style-name="តារាង1.A2" office:value-type="string">
            <text:p text:style-name="P6">ផរុស​សព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រុសៈ-ស័ប ឬ ប៉ៈ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រុស + សទ្ទ; បរុឞឝព្ទ) សូរ​សព្ទ​អាក្រក់​​គឺ​ពាក្យ​ទ្រគោះ, ពាក្យ​ជេរ, ប្រទេច ដែល​ឮ​ខ្លាំង​ៗ​រឿយ​ៗ​មិន​ដាច់​សូរ (សរសេរ បរុស​សព្ទ ជិត​ដើម​កំណើត​ពាក្យ​សំស្ក្រឹត​ជាង) ។</text:p>
          </table:table-cell>
          <table:table-cell table:style-name="តារាង1.D2" office:value-type="string">
            <text:p text:style-name="P3">បរុស​សព្ទ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៥៨</text:p>
          </table:table-cell>
          <table:table-cell table:style-name="តារាង1.A2" office:value-type="string">
            <text:p text:style-name="P6">ផ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ល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0">ផ្លែ; សេចក្ដី​ចម្រើន; លាភ; ចំណេញ; រង្វាន់; សម្បត្តិ; សេចក្ដី​រុងរឿង; ការ​ដុះដាល; ប្រយោជន៍​ដែល​បាន​សម្រេច​ហើយ; អ្វី​ៗ​ដែល​កើត​មក​អំពី​ហេតុ; សុខ​ទុក្ខ​ដែល​កើត​អំពី​កម្ម; លេខល័ព្ធ : ​ឆ្នាំ​នេះ​សារពើ​ដំណាំ​មាន​ផល​ល្អ​ជាង​ឆ្នាំ​មុន; ខ្ញុំ​ខំ​ប្រឹង​ធ្វើ​ការ​ណាស់ ប៉ុន្តែ​មិន​សូវ​មាន​ផល​ប៉ុន្មាន; កម្ម​ឲ្យ​ផល; ផល​បុណ្យ​ពី​ព្រេង​នាយ; បាន​សម្រេច​មគ្គ​ផល ។ល។ ផល​កាល <text:s/>(ផៈល៉ៈ--) ន. (សំ. បា.) រដូវ​ឈើ​មាន​ផ្លែ : សម័យ​នេះ​ជា​ផល​កាល ។ ផល​ចិត្ត (ផៈល៉ៈចិត) ន. (សំ. បា.) ចិត្ត​ដែល​បាន​សម្រេច​លោកុត្តរ​ផល (ហៅ​បាន​តាំង​អំពី​សោតាបត្តិ​ផល​រៀង​ដល់​អរហត្ត​ផល), ជា​គូ​គ្នា​នឹង មគ្គ​ចិត្ត (ព. ពុ. សម្រាប់​ប្រើ​ខាង​លោកុត្តរ​ធម៌), ផល​ញាណ (ផៈល៉ៈញាន) ន. (បា. ផលញ្ញាណ; សំ. ផលជ្ញាន) ប្រាជ្ញា​ដែល​ឆ្លុះ​ឃើញ​លោកុត្តរ​ផល (ព. ពុ. ជា​គូ​គ្នា​នឹង មគ្គ​ញាណ) ។ ផល​ព្រឹក្ស (ផៈល៉ៈព្រឹក) ន. (សំ. ផលវ្ឫក្ស; បា. ផល​រុក្ខ) ឈើ​ដែល​មាន​ផ្លែ គឺ​ឈើ​ដែល​បញ្ចេញ​ផ្កា​ហើយ​ក​កើត​ជា​ផ្លែ​ផង ។ ព. ផ្ទ. បុប្ផ​ព្រឹក្ស ឬ បុស្ប​ព្រឹក្ស ។ ផល​សម្បទា ឬ ផល​សម្ប័ទ (ផៈល៉ៈស័មប៉ៈទា ឬ--ស័ម-ប័ត) ន. (បា. ផល​សម្បទា; សំ. ផល​សំបទ៑ ឬ--សម្បទ៑) ការ​បរិបូណ៌​ដោយ​ផល, ការ​ចម្រើន​ផល ។ ផល​សិទ្ធិ (ផៈល៉ៈសិត-ធិ ឬ--សិត) ន. (សំ. បា.) ការ​សម្រេច​ផល ។ ផលានិសង្ស ( ផៈល៉ានិសង់ ) ន. (បា. &gt; ផល + អានិសំស) អានិសង្ស​នៃ​ផល, ការ​ហូត​យក​នៃ​ផល គឺ​សេចក្ដី​សុខ​សេច​ក្ដី​ចម្រើន​ដែល​កើត​អំពី​ផល​នៃ​អំពើ​ល្អ ។ ផលានុផល <text:s/>(ផៈល៉ានុផល់) ន. <text:s/>(បា. ផល + អនុផល) ផ្លែ​និង​ផ្លែ​តាម​លំដាប់, ផ្លែ​មុន​និង​ផ្លែ​ក្រោយ; ផ្លែ​ធំ​និង​ផ្លែ​តូច ។ ពាក្យ​នេះ តាម​ទម្លាប់​ដែល​ប្រើ​មក គឺ​សំដៅ​យក​ផល​ដំណាំ​សំខាន់​ៗ ដូច​ជា​ស្រូវ, ពោត ដែល​ប្រើ​ជា​អាហារ​ចាំបាច់ និង​ផល​ដំណាំ​បន្ទាប់​បន្សំ​រាយ​រង​ផ្សេង​ៗ ដូច​ជា​ល្មុត, ស្វាយ, ចេក ជាដើម : ឆ្នាំ​នេះ ផលានុផល​គ្រប់​ប្រភេទ​នៅ​ប្រទេស​យើង​បាន​ចម្រើន​កើន​ជាង​ឆ្នាំ​មុន ។ ផលាផល (ផៈល៉ាផល់) ន. (សំ. បា.) ផ្លែ​តូច​និង​ផ្លែ​ធំ (ផ្លែ​ឈើ​តូច​ធំ) : ស្វែង​រក​ផលាផល​ជា​អាហារ ។ ផលារាម <text:s/>(ផៈ ល៉ារ៉ាម) ន. (សំ. បា. &lt; ផល + អារាម) សួន​ឈើ​មាន​ផ្លែ, ចម្ការ​ដំណាំ​មាន​ផ្លែ ។ ផលាហារ (ផៈល៉ា--) ន. (សំ. បា.) ផ្លែ​ជា​អាហារ, ផ្លែ​ឈើ​សម្រាប់​ប្រើ​ជា​អាហារ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0">ផលកាល </text:p>
            <text:p text:style-name="P10">ផលចិត្ត</text:p>
            <text:p text:style-name="P10">ផលញាណ</text:p>
            <text:p text:style-name="P10">ផលព្រឹក្ស </text:p>
            <text:p text:style-name="P10">ផលសម្បទា</text:p>
            <text:p text:style-name="P10">ផលសិទ្ធិ </text:p>
            <text:p text:style-name="P10">ផលានិសង្ស</text:p>
            <text:p text:style-name="P10">ផលានុ​ផល</text:p>
            <text:p text:style-name="P10">ផលាផល</text:p>
            <text:p text:style-name="P10">ផលារាម </text:p>
            <text:p text:style-name="P10">ផលាហារ </text:p>
            <text:p text:style-name="P10"/>
          </table:table-cell>
        </table:table-row>
        <table:table-row>
          <table:table-cell table:style-name="តារាង1.A2" office:value-type="string">
            <text:p text:style-name="P5">៧៧៥៩</text:p>
          </table:table-cell>
          <table:table-cell table:style-name="តារាង1.A2" office:value-type="string">
            <text:p text:style-name="P6">ផល --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ើល​ក្នុង​ពាក្យ ផល) ។</text:p>
          </table:table-cell>
          <table:table-cell table:style-name="តារាង1.D2" office:value-type="string">
            <text:p text:style-name="P3">ផលា--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០</text:p>
          </table:table-cell>
          <table:table-cell table:style-name="តារាង1.A2" office:value-type="string">
            <text:p text:style-name="P6">ផល់​ស្ម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មា ។ (រ. ស.) : ផល់​ព្រះ​អង្សា គឺ​ផល់​ស្មា ឬ​ស្មា​នៃ​ក្សត្រិយ៍ ។ ឈឺ​ផល់​ស្មា ឈឺ​ស្មា ។ ពាក្យ​កាព្យ​ថា : លើក​ដាក់​តាម​កម្លាំង កុំ​ភើច​ខ្លាំង​ឈឺ​ផល់​ស្មា ប្រើ​គេ​ប្រើ​ឲ្យ​ត្រា- ប្រណី​គេ​ដោយ​ចៅរ៉ៅ​ ។... (សាស្រ្តា​ច្បាប់​ពាក្យ​ចាស់) ។ ផល់​ស្មា នេះ ព. សា. ថា ផស់​ស្មា (កុំ​ប្រ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១</text:p>
          </table:table-cell>
          <table:table-cell table:style-name="តារាង1.A2" office:value-type="string">
            <text:p text:style-name="P6">ផល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លិក ឬ ផ្លឹក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កែវ​ថ្ម​វិសេស​មួយ​ប្រភេទ​មាន​ព័ណ៌​ស : កែវ​ផលិក គឺ កែវ​ផ្ល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២</text:p>
          </table:table-cell>
          <table:table-cell table:style-name="តារាង1.A2" office:value-type="string">
            <text:p text:style-name="P6">ផលិត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លិត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លិត + កម្ម) ការ​បង្កើត​ផល, ការ​ធ្វើ​ឲ្យ​បាន​ផល, ការ​បង្ហាញ​ឬ​បញ្ចេញ​ផល​ឲ្យ​ឃើញ​ជាក់​ស្ដែង, អំពើ​ដែល​នាំ​ឲ្យ​បាន​សម្រេច​ផល (បារ. Production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៣</text:p>
          </table:table-cell>
          <table:table-cell table:style-name="តារាង1.A2" office:value-type="string">
            <text:p text:style-name="P6">ផលិតផ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ៈលិតៈផល់</text:p>
          </table:table-cell>
          <table:table-cell table:style-name="តារាង1.D2" office:value-type="string">
            <text:p text:style-name="P1">បា. <text:s/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លិត + ផល) ផល​ដែល​បាន​ធ្វើ​សម្រេច​ហើយ គឺ​ផល​ដែល​កើត​បាន​មក​ពី​ការ​ប្រកប​មុខ​របរ​ផ្សេង​ៗ មាន​កសិកម្ម​និង​ឧស្សាហកម្ម​ជាដើម (បារ. Produit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៤</text:p>
          </table:table-cell>
          <table:table-cell table:style-name="តារាង1.A2" office:value-type="string">
            <text:p text:style-name="P6">ផល្គុ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គ្គុណ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៥</text:p>
          </table:table-cell>
          <table:table-cell table:style-name="តារាង1.A2" office:value-type="string">
            <text:p text:style-name="P6">ផ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ធ្វើ​អ្វី​ៗ​ដែល​ប៉ោង, ដែល​ស្រួយ​បែក​ឬ​ទង្គិច, ប៉ះ​គ្នា​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៦</text:p>
          </table:table-cell>
          <table:table-cell table:style-name="តារាង1.A2" office:value-type="string">
            <text:p text:style-name="P6">ផស្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័ស-សៈ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ស្ស; ស្បឝ៌) សម្ផស្ស, ផ្សព្វ គឺ​អារម្មណ៍​ដែល​មក​ប៉ះ​ត្រូវ​អាយតនៈ មាន​ភ្នែក​ជាដើម, ការ​ប៉ះ​ពាល់​ត្រូវ ។</text:p>
          </table:table-cell>
          <table:table-cell table:style-name="តារាង1.D2" office:value-type="string">
            <text:p text:style-name="P3">ផស្ស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៧</text:p>
          </table:table-cell>
          <table:table-cell table:style-name="តារាង1.A2" office:value-type="string">
            <text:p text:style-name="P6">ផស្សាហ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័ស-សាហ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ស្បឝ៌ាហារ) អាហារ​គឺ​ផស្សៈ ឬ​ផស្សៈ​ដែល​ទុក​ជា​អាហារ​មួយ​ប្រភេទ​សំដៅ​យក​ការ​ប៉ះ​ប្រសព្វ​គ្នា​នៃ​អាយតនៈ​ខាង​ក្នុង​និង​ខាង​ក្រៅ​ដែល​មាន​វិញ្ញាណ​ជា​បច្ច័យ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៨</text:p>
          </table:table-cell>
          <table:table-cell table:style-name="តារាង1.A2" office:value-type="string">
            <text:p text:style-name="P6">ផា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យ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ពិន័យ​លក់​តាម​ទោស​ល្មើស​កន្លង​បញ្ញត្តិ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៦៩</text:p>
          </table:table-cell>
          <table:table-cell table:style-name="តារាង1.A2" office:value-type="string">
            <text:p text:style-name="P6">ផាក្រា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<text:span text:style-name="T2">(ផាœ--)</text:span> សំពត់​សម្រាប់​រង​បាត​ដៃ​ព្រម​ទាំង​អញ្ជលី​ក្រាប​ថ្វាយ​បង្គំ​ព្រះ (មាន​ព្រះ​រាជ​ក្រម​លេខ ១៦៦ ន. ស. ចុះ​ថ្ងៃ​ទី ១៣ កញ្ញា ១៩៤៤ ឲ្យ​លើក​ចោល​លែង​ប្រើ​ហើយ​ដោយ​ដាច់​ខា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០</text:p>
          </table:table-cell>
          <table:table-cell table:style-name="តារាង1.A2" office:value-type="string">
            <text:p text:style-name="P6">ផា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កាំបិត​មួយ​ប្រភេទ រាង​សំប៉ាត ដង​ខ្លី​សម្រាប់​ហាន់​អ្វី​នីមួយ មាន​ដើម​ចេក​ជាដើម : កាំបិត​ផ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កាំបិត​ផាង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 </text:p>
          </table:table-cell>
          <table:table-cell table:style-name="តារាង1.D2" office:value-type="string">
            <text:p text:style-name="P2">សូរ​ឮ​ដោយ​ទះ​ឬ​គោះ​អ្វី​ៗ ដែល​ក្រាស់​ណែន ។ ន. ដំណើរ​ទះ​ឬ​គោះ​ឮ​សូរ​ផាង : ទះ​មួយ​ផាង <text:span text:style-name="T1">(ម. ព. ផូង ផង) ។ </text:span></text:p>
          </table:table-cell>
          <table:table-cell table:style-name="តារាង1.D2" office:value-type="string">
            <text:p text:style-name="P3">ផាំង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១</text:p>
          </table:table-cell>
          <table:table-cell table:style-name="តារាង1.A2" office:value-type="string">
            <text:p text:style-name="P6">ផាឌិ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2">ផាœ</text:span> “សំពត់” + ដិប អ. ថ. ឌិប “ឆៅ”) សំពត់​ឆៅ គឺ​សំពត់​ដែល​គេ​ត្បាញ​ដោយ​អំបោះ​ឆៅ ឥត​ឲ្យ​បាយ​ជូរ (ត្បាញ​ដោយ​គ្រឿង​ចក្រ) ។ ខ្មែរ​ក្នុង​សម័យ​ពី​ដើម​ក៏​ត្បាញ​សំពត់​ប្រភេទ​នេះ​ដែរ ប៉ុន្តែ​មាន​ឲ្យ​បាយ​ជូរ​ផង, លុះ​ចំណេរ​កាល​ត​មក សំពត់​បរទេស​ប្រភេទ​នេះ បាន​ផ្សាយ​មក​ដល់​ប្រទេស​សៀម​ជា​មុន សៀម​ហៅ​សំពត់​នេះ​ថា <text:span text:style-name="T2">ផាœឌិប</text:span>, លុះ​ផ្សាយ​ពី​ប្រទេស​សៀម​ចូល​មក​ក្នុង​ប្រទេស​កម្ពុជា ខ្មែរ​ក៏​ហៅ ផាឌិប តាម​សៀម ។ លុះ​ចំណេរ​កាល​បន្ទាប់​ពី​នោះ​មក, មាន​សំពត់​បរទេស​មួយ​ប្រភេទ​ផ្សេង​ទៀត សាច់​ម៉ដ្ឋ​ល្អ​ជាង​ផាឌិប​បាន​ផ្សាយ​ចូល​មក​ដល់​កម្ពុជ​រដ្ឋ ខ្មែរ​ក៏​ហៅ​សំពត់​ស​ប្រភេទ​ក្រោយ​ថា សំពត់​ទេស <text:s/>(ព្រោះ​មក​ពី​បរទេស​ឬ​ពី​ប្រទេស​ក្រៅ), លុះ​ត​ៗ​តាម​លំដាប់​កាល​មក​ទៀត​ សំពត់​ទេស​នោះ​កាន់​តែ​មាន​ច្រើន​បែប​មក, សំពត់​ទេស​ណា​ដែល​ល្អ​ជាង​មុន, ខ្មែរ​ក៏​ហៅ​សំពត់​នោះ​ថា ទេសឯក, ទេសឯក​នេះ​ក៏​កាន់​តែ​មាន​ច្រើន​បែប​ឡើង ឈ្មោះ​ផ្សេង​ៗ​គ្នា​ក៏​ចេះ​តែ​មាន​ច្រើន​ឡើង​តាម​លំដាប់​កាល, ដូច​ជា ទេសឯក​សំបក​ទទិម, ទេសឯក​ផ្កា ជាដើម ។ លុះ​មក​ដល់​សម័យ សង្គម​រាស្រ្ត​និយម ដែល​មាន​សម្ដេច​ព្រះ​នរោត្តម​សីហនុ ជា​ព្រះ​ប្រធាន ជា​ប្រមុខ​រដ្ឋ​ ក៏​កើត​មាន រោង​ចក្រ​វាយន​ភណ្ឌ (រោង​ចក្រ​ត្បាញ​សំពត់) កើត​បន្ត​គ្នា​ច្រើន​ឡើង​ៗ, សំពត់​ខ្មែរ​ក៏​ចេះ​តែ​មាន​បរិបូណ៌​តាម​លំដាប់​កាល មាន​ឈ្មោះ​ថា សំពត់​សង្គម​រាស្ត្រ​និយម, ឬ​ហៅ​កាត់​ខ្លី <text:s/>សំពត់​សង្គម ប្រជា​ពលរដ្ឋ​ខ្មែរ​ក៏​រីករាយ​សប្បាយ​ជា​អនេក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២</text:p>
          </table:table-cell>
          <table:table-cell table:style-name="តារាង1.A2" office:value-type="string">
            <text:p text:style-name="P6">ផាណ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ឹក​អំពៅ; ទឹក​ត្នោត (ព. វិ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៣</text:p>
          </table:table-cell>
          <table:table-cell table:style-name="តារាង1.A2" office:value-type="string">
            <text:p text:style-name="P6">ផាត់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រលីង​ត្រី​ងៀត​ឬ​សាច់​ងៀត​ដែល​បុក​ល្អិត​ជាមួយ​នឹង​ខ្លាញ់​ជ្រូក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ទាត់​ច្រាន, វែក​នឹង​ដៃ​ឲ្យ​ងាក​ឲ្យ​បែរ​ចេញ​ឬ​កៀស​កៀរ​វាច​នឹង​ដៃ : ផាត់​វាំងនន, ផាត់​អង្ករ ។ លើក​ទុក​ដោយ​ឡែក​មិន​រាប់​បញ្ចូល​ផង : ផាត់​សំបក​ចេញ, ផាត់​ចេញ​មិន​យក​ជា​ការ ។ លាប​ឲ្យ​ផូរផង់, ឲ្យ​ហ្មត់ហ្មង, ឲ្យ​រលង់រលើប : ផាត់​ម្សៅ, ផាត់​ថ្នាំ ។ បក់​បង្ហើរ​ឬ​បក់​បង្ហួស : ខ្យល់​ផាត់​ពពក, ខ្យល់​ផាត់​ទឹក​ភ្លៀង ។ ផាត់​ចេញ​ទៅ​ក្រៅ​សំបក (ព. ប្រ.) លើក​ចោល​លែង​រាប់​អាន, លែង​យក​ជា​ការ ។ ផាត់​ទាត់ បូក​បោះ​ទូទាត់​ឲ្យ​ឃើញ​ដោយ​ឡែក ឬ​ឲ្យ​លែង​មាន​ទាក់ទិន​ត​ទៅ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ាត់​ទាត់ </text:p>
            <text:p text:style-name="P2">ផាត់​ជាយ​ក្លាយ </text:p>
            <text:p text:style-name="P2"/>
          </table:table-cell>
        </table:table-row>
        <table:table-row>
          <table:table-cell table:style-name="តារាង1.A2" office:value-type="string">
            <text:p text:style-name="P5">៧៧៧៤</text:p>
          </table:table-cell>
          <table:table-cell table:style-name="តារាង1.A2" office:value-type="string">
            <text:p text:style-name="P6">ផាត់ជ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ទ​ភ្លេង​បុរាណ​ខ្មែរ​មួយ​មេ ជា​បទ​ភ្លេង​ធំ សម្រាប់​ប្រើ​ក្នុង​ពីធី​ផ្សេង​ៗ​មាន​ពិធី​មង្គល​ការ​អាពាហ៍ពិពាហ៍​ជាដើម ។ ផាត់​ជាយ​ក្លាយ បទ​ភ្លេង​ផាត់​ជាយ​ដែល​មាន​លំនាំ​ក្លាយ​ពី​បទ​ផាត់​ជាយ​មុន (ជា​បទ​ភ្លេង​ធំ​ដែរ, សម្រាប់​ប្រើ​ក្នុង​ចម្រៀង​ត​ជាដើ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៥</text:p>
          </table:table-cell>
          <table:table-cell table:style-name="តារាង1.A2" office:value-type="string">
            <text:p text:style-name="P6">ផាតិ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ាតិក័ម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ធ្វើ​ឲ្យ​ចម្រើន, ការ​បំពេញ​ថែម, ការ​ទ្វេ​ឡើង; ការ​លៃលក​របស់​ដែល​អន់, ដែល​ថោក​ផ្សំ​គ្នា​បូក​ប៉ាន់​ប្តូរ​យក​របស់​ល្អ, របស់​មាន​តម្លៃ : សង្ឃ​បាន​ព្រម​ព្រៀង​គ្នា​ធ្វើ​ផាតិកម្ម​ដោយ​ការ​ប្ដូរ​ផ្តិល​ស្ពាន់​កំបែក​៥ យក​ផ្តិល​ស្ពាន់​ថ្មី ៣ អំពី​ជាង​ស្មិត​ផ្តិល យក​មក​ទុក​ជា​គរុ​ភណ្ឌ​សម្រាប់​វត្ត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៦</text:p>
          </table:table-cell>
          <table:table-cell table:style-name="តារាង1.A2" office:value-type="string">
            <text:p text:style-name="P6">ផ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ព័ប <text:s/>អ. ថ. ផ័ប “បត់; ផ្នត់”) ចំនួន​សំពត់​ទេសឯក​ឬ​ផាឌិប​មួយ​កី​ដែល​បត់​ជា​ផ្នត់​ៗ : ទេសឯក​១​ផាប់, ផាឌិប​១​ផ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៧</text:p>
          </table:table-cell>
          <table:table-cell table:style-name="តារាង1.A2" office:value-type="string">
            <text:p text:style-name="P6">ផាប៉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2">ផាœ</text:span> <text:s/>“សំពត់” +<text:span text:style-name="T3"> </text:span><text:span text:style-name="T2">ប៉ា </text:span><text:s/>“ព្រៃ”) សំពត់​ដែល​ទាយក​យក​ទៅ​ពាក់​នៅ​ព្រៃ ដោយ​មាន​សំបុត្រ​ប្រាប់​សេចក្ដី​បិទ​នៅ​នោះ ឬ​ដោយ​មាន​សញ្ញា​ណាមួយ ឲ្យ​ភិក្ខុ​សង្ឃ​ដឹង​ថា សំពត់​នោះ​ទុក​ដូច​ជា​សំពត់​បង្សុកូល​ឲ្យ​ភិក្ខុ​សង្ឃ​អង្គ​ណា​ដែល​ប្រទះ​ឃើញ និមន្ត​ទស់​យក​ចុះ (របៀប​ដើម​គេ​ចំពោះ​សង្ឃ ជា​សង្ឃគតាទក្ខិណា​ទាន <text:s/>ពុំមែន​បាដិបុគ្គលិក​ទាន​ទេ, លុះ​ចំណេរ​កាល​ត​ៗ​មក ក៏​ក្លាយ​ជា​បាដិបុគ្គលិក​ទាន​ទៅ​ខ្លះ​ព្រោះ​មក​ពី​ទាយក​ភ័ន្ត​ច្រឡំ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៨</text:p>
          </table:table-cell>
          <table:table-cell table:style-name="តារាង1.A2" office:value-type="string">
            <text:p text:style-name="P6">ផាមួ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2">ផាœ</text:span> “សំពត់” + មួង “សម្បុរ​ស្វាយ”) ឈ្មោះ​សំពត់​សូត្រ​មួយ​ប្រភេទ​មាន​ព័ណ៌​លាត​ផ្សេង​ៗ​សម្រាប់​ស្លៀក, កំណើត​ធ្វើ​ក្នុង​កម្ពុជ​រដ្ឋ : ផាមួង​ព័ណ៌​ព្រីង​ទុំ, ផាមួង​ព័ណ៌​ស្លា​ទុ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៧៩</text:p>
          </table:table-cell>
          <table:table-cell table:style-name="តារាង1.A2" office:value-type="string">
            <text:p text:style-name="P6">ផាយ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ចោល​បោះ​ជើង​ទាំង​៤​យ៉ាង​ខ្លាំង​ពេញ​ទំហឹង (សេះ) : សេះ​ផាយ (ម. ព. បំផ្លាយ ផង) ។ រើ​ឬ​កញ្រ្ជោល​ងាក​គូថ​ចេញ​ក្រៅ​ទម្លាក់​នឹម (គោ) : គោ​ផាយ​ទម្លាក់​នឹម ។ រត់​សាយ​ឬ​ធាក់​ភាយ​ឡើង​លើ​ឬ​ចុះ​ក្រោម (ខ្យល់​ក្នុង​សព៌ាង្គកាយ) : ខ្យល់​ផាយ ឬ ផាយ​ខ្យល់ ។ ទាស​ចិត្ត​ចេញ​ពី​គូ​ស្រករ (ក្បត់​ចិត្ត, ផិត​ក្បត់) : ផាយ​ចេញ​ពី​ប្ដី (ព. សា.) ។ ផាយ​ផិត <text:s/>កិ. ទាស​ចិត្ត​រសាយ​ឃ្លាត​ក្លាយ​ជា​ផិត​ក្បត់ : ស្រី​បង្ហិន​ប្ដី ផាយ​ផិត​អប្រីយ៍ ឥត​សារ​ឥត​សព្ទ... (ច្បាប់​ស្រី​ជា​ព្រះ​រាជ​និពន្ធ​នៃ​ព្រះ​បាទ​សម្ដេច​ព្រះ​ហិររក្ស​រាមា​ឥស្សរាធិ-បតី..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ាយ​ផិត </text:p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អាវ​វែង​ធ្វើ​ដោយ​សំពត់​ស្បៃ​សម្រាប់​ពាក់​លើ​អាវ​ធម្មតា​ ប្រើ​ក្នុង​វេលា​មង្គល​ផ្សេង​ៗ : ពាក់​អាវ​ផាយ​តាម​ប្រពៃណ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០</text:p>
          </table:table-cell>
          <table:table-cell table:style-name="តារាង1.A2" office:value-type="string">
            <text:p text:style-name="P6">ផាយ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2">ផាœ</text:span>យោង អ. ថ. ផាយ៉ោង) សំពត់​បន្ទះ​វែង​សម្រាប់​ទាញ​យោង​ពី​សាកសព​ឬ​ពី​អដ្ឋិ​ធាតុ​មក​ដល់​ដៃ​ព្រះ​ភិក្ខុ​សង្ឃ​ចាប់​កាន់​សូត្រ​ធម៌​បង្សុកូល; ហៅ​ថា ទូ ឬ សំពត់​ទូ ក៏​បាន (ប្រើ​តាម​ទំនៀម​ប្រទេស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១</text:p>
          </table:table-cell>
          <table:table-cell table:style-name="តារាង1.A2" office:value-type="string">
            <text:p text:style-name="P6">ផាល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ែក​រាង​ជម មុខ​មុត​សម្រាប់​ដាក់​ប្រហក​ត្រង់​ពន្លូញ​ចុង​ផ្នៀង​នង្គ័ល (ដែក​មុខ​ផ្នៀង​នង្គ័ល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វយវៈ​ដែល​ក្លាយ​ជា​មេ​រោគ​មាន​សណ្ឋាន​ស្រដៀង​នឹង​ផាល នៅ​ត្រង់​ចុង​ឆ្អឹង​ជំនីរ​មនុស្ស : ចុក​ផ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២</text:p>
          </table:table-cell>
          <table:table-cell table:style-name="តារាង1.A2" office:value-type="string">
            <text:p text:style-name="P6">ផ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បុំ​ឬ​កាតំ​រំសេវ​មាន​ប្រឆេះ​ជា​ឆ្នួន​សម្រាប់​អុជ ផ្ទុះ​ឮ​សូរ​ខ្ទ័រ ជា​ភ្ញី​ភ្លើង​របស់​ចិ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៣</text:p>
          </table:table-cell>
          <table:table-cell table:style-name="តារាង1.A2" office:value-type="string">
            <text:p text:style-name="P6">ផ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រត់​កើង​មិន​រមិល​ក្រោយ : រត់​ផាស​ជើង ។ ផាស​ក្រញាំ <text:s/>រត់​កើង​មិន​រមិល​ក្រោយ​លែង​ហ៊ាន​វិល​ត្រឡប់​វិញ (ព. សា.) ។ ផាស​ដៃ​ផាស​ជើង អស់​កម្លាំង​ស្រងាក​បោះ​ដៃ​បោះ​ជើង ប្រឹងប្រែង​ទៅ​ទៀត​មិន​រួ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ាស​ដៃ​ផាស​ជើង</text:p>
          </table:table-cell>
        </table:table-row>
        <table:table-row>
          <table:table-cell table:style-name="តារាង1.A2" office:value-type="string">
            <text:p text:style-name="P5">៧៧៨៤</text:p>
          </table:table-cell>
          <table:table-cell table:style-name="តារាង1.A2" office:value-type="string">
            <text:p text:style-name="P6">ផាស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េចក្ដី​សុខ, សេចក្ដី​សម្រាន្ត, សេចក្ដី​សប្បាយ : នៅ​តាម​ផាសុ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៥</text:p>
          </table:table-cell>
          <table:table-cell table:style-name="តារាង1.A2" office:value-type="string">
            <text:p text:style-name="P6">ផាសុ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បឝ៌ុកា) ឆ្អឹង​ជំនីរ ។ ខ្មែរ​យើង​ប្រើ​ជា រ. ស. : ព្រះ​ផាសុក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៦</text:p>
          </table:table-cell>
          <table:table-cell table:style-name="តារាង1.A2" office:value-type="string">
            <text:p text:style-name="P6">ផាសុ​វិហ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ហ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នៅ​ជា​សុខ​សប្បាយ, ការ​នៅ​ស្នាក់​អាស្រ័យ​ដោយ​សេចក្ដី​រីករាយ គ្រប់​ឥរិយាបថ​ទាំង ៤ : ផាសុ​វិហារ​រមែង​កើត​មាន​ជានិច្ច​ដល់​បុគ្គល​អ្នក​មាន​សប្បុរិស​ធម៌​ក្នុង​សន្តាន, ជន​ស្គាល់​ប្រមាណ​ រមែង​បាន​ប្រកប​ដោយ​ផាសុ​វិហារ​ជា​ដរា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៧</text:p>
          </table:table-cell>
          <table:table-cell table:style-name="តារាង1.A2" office:value-type="string">
            <text:p text:style-name="P6">ផាហ៊ុ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<text:span text:style-name="T2">ផាœ</text:span> “សំពត់” + ហ់ម <text:s/>អ. ថ. ហុម “ដណ្ដប់”) សំពត់​ដណ្ដប់ ។ ខ្មែរ​យើង​ហៅ​ចំពោះ​តែ​សំពត់​ព្រែ​សូត្រ​សម្រាប់​ប្រើ​ពានា​ឬ​ដណ្ដប់; ច្រើន​តែ​ដេរ​ភ្លោះ​គ្នា​សម្រាប់​ដណ្ដប់​ក្នុង​រដូវ​រង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៨</text:p>
          </table:table-cell>
          <table:table-cell table:style-name="តារាង1.A2" office:value-type="string">
            <text:p text:style-name="P6">ផ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កិ. ឬ គុ.</text:p>
          </table:table-cell>
          <table:table-cell table:style-name="តារាង1.D2" office:value-type="string">
            <text:p text:style-name="P2">(ផិត <text:s/>អ. ថ. ភិត “ខុស, មិនមែន, មិន​ល្អ...”) ក្បត់​ចិត្ត​គូ​ស្រករ : ស្រី​ផិត​ប្ដ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៨៩</text:p>
          </table:table-cell>
          <table:table-cell table:style-name="តារាង1.A2" office:value-type="string">
            <text:p text:style-name="P6">ផ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េប​ទឹក : ផឹក​ទឹក, ផឹក​ថ្នាំ, ផឹក​សុរា ។ ផឹក​ស៊ី ឬ ស៊ី​ផឹក <text:s/>ស៊ី​និង​ផឹក, ជប់​លៀ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ឹក​ស៊ី </text:p>
            <text:p text:style-name="P2">ស៊ី​ផឹក</text:p>
          </table:table-cell>
        </table:table-row>
        <table:table-row>
          <table:table-cell table:style-name="តារាង1.A2" office:value-type="string">
            <text:p text:style-name="P5">៧៧៩០</text:p>
          </table:table-cell>
          <table:table-cell table:style-name="តារាង1.A2" office:value-type="string">
            <text:p text:style-name="P6">ផឹ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យ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ង់ទីម៉ែត្រ : បី​ផឹង គឺ ៣ សង់ទីម៉ែត្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១</text:p>
          </table:table-cell>
          <table:table-cell table:style-name="តារាង1.A2" office:value-type="string">
            <text:p text:style-name="P6">ផឺ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ើ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២</text:p>
          </table:table-cell>
          <table:table-cell table:style-name="តារាង1.A2" office:value-type="string">
            <text:p text:style-name="P6">ផុ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ង់​ចុះ, លិច​ចុះ, កប់, ស៊ុន, ជ្រុល : ផុង​កៃ, ផុង​ដៃ, ផុង​ជើង, ដើរ​ប្រយ័ត្ន​ក្រែង​ផុង <text:s/>។ ផុង​ខ្លួន <text:s/>លង់​ខ្លួន, ស៊ុន​ឬ​ជ្រុល​ខ្លួន​ទៅ​ក្នុង​អំណាច ក្នុង​កណ្ដាប់​ដៃ​គេ ដោយ​មិន​សម​នឹង​បំណង ។ ផុង​គំនិត <text:s/>ស៊ុន​ឬ​ជ្រុល​គំនិត​លើ​ការ​ខុស​ទំនង ។ លិច​លុង​ផុង​កៃ <text:s/>លិច​លុង​ហិន​ហោច, ស៊ុន​ជ្រុល​ខូច​ការ (ព. សា.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៣</text:p>
          </table:table-cell>
          <table:table-cell table:style-name="តារាង1.A2" office:value-type="string">
            <text:p text:style-name="P6">ផុ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គុ.</text:p>
          </table:table-cell>
          <table:table-cell table:style-name="តារាង1.D2" office:value-type="string">
            <text:p text:style-name="P2">អស់, ឥត​មាន​ត​ទៅ​ទៀត, ចប់ : ផុត​ត្រឹម​ប៉ុណ្ណឹង ។ <text:s/>អស់​ខ្យល់​ដណ្ហើម (ស្លាប់) : ជីតា​ខ្ញុំ​គាត់​ទើប​នឹង​ផុត​អម្បាញ់​ម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៤</text:p>
          </table:table-cell>
          <table:table-cell table:style-name="តារាង1.A2" office:value-type="string">
            <text:p text:style-name="P6">ផុ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ទីទៃ​ពី​ជាប់ គឺ​ពុក, ជ្រោកជ្រាក, រង្គោះ​រលេះ​របេះ​ពី​គ្នា : សំពត់​ផុយ, ខ្សែ​ផុយ ។ កិ. វិ. ដែល​ហុយ​ចេញ​ម្ដង​ៗ : ជក់​បារី​បង្ហុយ​ផ្សែង​ផុយ​ៗ; រ៉ុយ, ឆ្កុយ : វា​មក​ដល់​ត្រង់​មាត់​ច្រក​នោះ​ហើយ ស្រាប់​តែ​គេ​ផុយ​ទៅ​ខាង​លិច​ទៅ​វ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៥</text:p>
          </table:table-cell>
          <table:table-cell table:style-name="តារាង1.A2" office:value-type="string">
            <text:p text:style-name="P6">ផុយផ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កញ្ជះកញ្ជាយ, ចាយ​វាយ​ឥត​សណ្ដាប់; សើវ៉ើ : <text:s/>ស្រី​ផុយផាយ; ភរិយា​ផុយផាយ ។ <text:s/>(ព. កា.) : អ្នក​បួស​ឥត​ក្រឹត្យ ចាស់​ឥត​ប្រព្រឹត្ត ខ្សត់​ច្រើន​ប្រមាទ ភរិយា​ផុយផាយ ចាយ​វាយ​ឥត​ខ្នាត ពល​ពាល​សុទ្ធសាធ ប្រដៅ​ក្រ​បាន ។ (សាស្ត្រា​ច្បាប់​ <text:s/>រាជ​នេតិ <text:s/>ព្រះ​និពន្ធ​​នៃ​ព្រះ​រាជ​សម្ភា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៦</text:p>
          </table:table-cell>
          <table:table-cell table:style-name="តារាង1.A2" office:value-type="string">
            <text:p text:style-name="P6">ផុ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ពុះ​ហៀរ, ខ្ពុរ, ខ្សុល​ចេញ, រសោះ​ចេញ : បបរ​ផុរ <text:s/>ឬ ផុល; សូត្រ​ផុរ <text:s/>ឬ ផុល ។</text:p>
          </table:table-cell>
          <table:table-cell table:style-name="តារាង1.D2" office:value-type="string">
            <text:p text:style-name="P3">ផុល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៧</text:p>
          </table:table-cell>
          <table:table-cell table:style-name="តារាង1.A2" office:value-type="string">
            <text:p text:style-name="P6">ផុ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េច​ឡើង​ពី​ក្នុង​ទឹក​ឬ​ពី​ក្នុង​ដី, ខ្សុរ​ឡើង : កំណប់​ផុស, ទឹក​ផុស ។ ស្រាប់​តែ​បណ្ដាល​គិត​ឲ្យ​ឃើញ, បណ្ដាល​ឲ្យ​យល់​ច្បាស់​លាស់ : ផុស​គំនិត, ផុស​ប្រាជ្ញា ។ គុ. <text:s/>ដែល​ដោយ​ជ្រោក​សាច់ : ឪឡឹក​ផុ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៨</text:p>
          </table:table-cell>
          <table:table-cell table:style-name="តារាង1.A2" office:value-type="string">
            <text:p text:style-name="P6">ផុស្ស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ុស-សៈដ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នាម​ព្រះ​នាង​ទេវី​ជា​ព្រះ​មាតា​នៃ​ព្រះ​វេស្សន្តរ​ក្នុង​វេស្សន្តរ​ជាតក (មហា​ជាតក៍) : ព្រះ​នាង​ផុស្សតី ជា​ព្រះ​អគ្គ​មហេសី​នៃ​ព្រះ​បាទ​ស្រី​សញ្ជ័យ...។ មហា​ជាតក៍​ប្រែរយ​ប្រើ​ក្លាយ​ជា សុបារសុបតី ឬ សុបារសបតី <text:s/>ឃ្លាត​ឆ្ងាយ​ណាស់​អំពី​បាលី​មហា​វេស្សន្តរ​ជាត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៧៩៩</text:p>
          </table:table-cell>
          <table:table-cell table:style-name="តារាង1.A2" office:value-type="string">
            <text:p text:style-name="P6">ផុស្ស​រា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ផុស-សៈរាក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ត្បូង​មាន​តម្លៃ​មួយ​ប្រភេទ : ត្បូង​ផុស្សរា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០</text:p>
          </table:table-cell>
          <table:table-cell table:style-name="តារាង1.A2" office:value-type="string">
            <text:p text:style-name="P6">ផូ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ូក <text:s/>អ. ថ. ភូក <text:s/>ប្រើ​ជា កិ. “ចង...”) ចំណង, កណ្ឌ, ខ្សែ (ចំពោះ​តែ​សាស្ត្រា​ស្លឹក​រឹត) : សាស្ត្រា​មួយ​ផូក គឺ​សាស្ត្រា ១ កណ្ឌ ឬ ១ ខ្ស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១</text:p>
          </table:table-cell>
          <table:table-cell table:style-name="តារាង1.A2" office:value-type="string">
            <text:p text:style-name="P6">ផូ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ទះ, គោះ, លាន់, បែក, ផ្ទុះ ជាដើម ។ ផូង​ផាង សូរ​ឮ​ផូង​ផង​ផាង​ផង​លាយ​ច្រឡំ​គ្នា ។ ស្ដី​ឲ្យ​ផូង​ៗ ស្ដី​ថា​ឲ្យ​ពេញ​មាត់​ពេញ​សំឡេង​ឥត​​សំចៃ ឥត​កោត​ញញើ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ូងផាង</text:p>
          </table:table-cell>
        </table:table-row>
        <table:table-row>
          <table:table-cell table:style-name="តារាង1.A2" office:value-type="string">
            <text:p text:style-name="P5">៧៨០២</text:p>
          </table:table-cell>
          <table:table-cell table:style-name="តារាង1.A2" office:value-type="string">
            <text:p text:style-name="P6">ផូ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្រដាស​គូស​ជា​ក្រឡា​តារាង​សរសេរ​អក្សរ​ប្រាប់​ឈ្មោះ​រូប​ហួយ​ទាំង ៣៦ សម្រាប់​ឲ្យ​គូស​ឬ​ដៅ​ចាក់​ហួយ; តាម​ធម្មតា ច្រើន​តែ​សរសេរ​អក្សរ​ចិន ព្រោះ​ហួយ​ជា​ល្បែង​មាន​ដើម​កំណើត​អំពី​ជាតិ​ចិន ទាំង​មេ​ចេញ​ហួយ​ក៏​ច្រើន​តែ​ចិន​ដែរ ។</text:p>
          </table:table-cell>
          <table:table-cell table:style-name="តារាង1.D2" office:value-type="string">
            <text:p text:style-name="P3">ភយ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៣</text:p>
          </table:table-cell>
          <table:table-cell table:style-name="តារាង1.A2" office:value-type="string">
            <text:p text:style-name="P6">ផូរផ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ត្រចង់, ប្រផូរ, បំព្រង, ឥត​មន្ទិល : មុខ​ផូរផង់, ចិត្ត​ផូរ​ផង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៤</text:p>
          </table:table-cell>
          <table:table-cell table:style-name="តារាង1.A2" office:value-type="string">
            <text:p text:style-name="P6">ផូ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អ្វី​ៗ បែក​ឬ​ផ្ទុ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៥</text:p>
          </table:table-cell>
          <table:table-cell table:style-name="តារាង1.A2" office:value-type="string">
            <text:p text:style-name="P6">ផួ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ំពត់​សាច់​ក្រាស់​ផ្ទាំង​ធំ ធ្វើ​ដោយ​អំបោះ, សំឡី​ឬ​រោម​ចៀម​ជាដើម សម្រាប់​ដណ្ដប់​ការពារ​រងា ។ សរសេរ ភួយ ក៏​បាន ព្រោះ ផ និង ភ ស្រៈ​អួ មាន​សំឡេង​ដូច​គ្នា ។ ព. វិ. ពុ. ក្នុង​បាតិមោក្ខ ហៅ សន្ថត ឬ សន្ថ័ត (ម. ព. នេះ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៦</text:p>
          </table:table-cell>
          <table:table-cell table:style-name="តារាង1.A2" office:value-type="string">
            <text:p text:style-name="P6">ផើ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ាជនៈ​ដី​មួយ​ប្រភេទ​រាង​មូល​ក្រោម​ទូលាយ​លើ​ឬ​រាង​មាន​ក្អេង​មាត់​តូច​ក៏​មាន សម្រាប់​ដាក់​អ្វី​ៗ ឬ​ដាំ​ឈើ​ផ្កា, ឈើ​សម្រាប់​តាំង : ផើង​ផ្កា, ត្រប៉ែ​មួយ​ផើ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៧</text:p>
          </table:table-cell>
          <table:table-cell table:style-name="តារាង1.A2" office:value-type="string">
            <text:p text:style-name="P6">ផើ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ហើប​ឡើង, ហើប​ហើរ ។ កិ. វិ. ប៉ផ្អុក​ហើប​ៗ : ញ័រ​ពោះ​ផើត​ៗ ។</text:p>
          </table:table-cell>
          <table:table-cell table:style-name="តារាង1.D2" office:value-type="string">
            <text:p text:style-name="P3">ផឺត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៨</text:p>
          </table:table-cell>
          <table:table-cell table:style-name="តារាង1.A2" office:value-type="string">
            <text:p text:style-name="P6">ផើម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មាន​គ័ភ៌, មាន​កូន​ក្នុង​ផ្ទៃ ។ ស្ដេច​ស្រ្តី​ផើម​ហៅ ទ្រង់​គ័ភ៌ ។ ស្ត្រី​ជា​ម្នាង​ក្សត្រ​ផើម ហៅ មាន​គ័ភ៌ ។ ស្រ្តី​ទាំងពួង​ផើម ហៅ មាន​ផ្ទៃ​ពោះ (ព. រ.); ឬ ព. សា. ហៅ មាន​ពោះពុង ។ ផើម​ព្រៃ ផើម​ដោយ​ស្មន់​អន្ធករ (ព. ទ្រ. ម.) ។ ស្រូវ​ផើម <text:s/>ស្រូវ​មាន​ផ្កា​មិន​ទាន់​ចេ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ដំបៅ​មួយ​ប្រភេទ​កើត​នៅ​បាត​ជើង​ឬ​កែង​ជើង ក​ខ្ទុះ​ខាប់​នៅ​តែ​ខាង​ក្នុង ឡើង​សម្បុរ​ស្បែក​លឿង : <text:s/>ដំបៅ​ផើម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០៩</text:p>
          </table:table-cell>
          <table:table-cell table:style-name="តារាង1.A2" office:value-type="string">
            <text:p text:style-name="P6">ផើ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ង្អួច​ធំ​ពេញ​ល្វែង​មាន​ជញ្ជាំង​តឿ​រង​ពី​ក្រោម​កាល​បើ​ត្រូវ​ការ​បើក​មាន​ចន្ទល់​ទល់ ។ រន្ធ​ហុយ​របស់​សត្វ : រន្ធ​ផើយ​កណ្ដុរ, រន្ធ​ផើយ​ជាស ឬ ហៅ​ត្រឹមតែ ផើយ​កណ្ដុរ, ផើយ​ជាស 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០</text:p>
          </table:table-cell>
          <table:table-cell table:style-name="តារាង1.A2" office:value-type="string">
            <text:p text:style-name="P6">ផឿ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<text:span text:style-name="T2">ផ្ចេឺក </text:span><text:s/>អ. ថ. ផឿក “ឃ្លៀច” ឃ្លៀច​សម្រាប់​មនុស្ស គឺ​មនុស្ស​ដែល​តាម​ធម្មតា តែងតែ​មាន​សម្បុរ​ខ្មៅ, លឿង​ឬ​សម្បុរ​សណ្ដែក​បាយ ក៏​បែរ​ជា​មាន​ស្បែក​ស, រោម​ស, សក់​ស, រោម​ភ្នែក​ស ពី​កំណើត : មនុស្ស​ផឿក (មនុស្ស​ឃ្លៀច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១</text:p>
          </table:table-cell>
          <table:table-cell table:style-name="តារាង1.A2" office:value-type="string">
            <text:p text:style-name="P6">ផេ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ចិ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ជញ្ជីង​មួយ​ប្រភេទ​សម្រាប់​ជាង​មាស : ជញ្ជីង​ផេ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ជញ្ជីង​ផេង</text:p>
          </table:table-cell>
        </table:table-row>
        <table:table-row>
          <table:table-cell table:style-name="តារាង1.A2" office:value-type="string">
            <text:p text:style-name="P5">៧៨១២</text:p>
          </table:table-cell>
          <table:table-cell table:style-name="តារាង1.A2" office:value-type="string">
            <text:p text:style-name="P6">ផេ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ល្អិត​ស្មេញ​ក្រាស់ : ល្អិត​ផេរ, កន្ទេល​ផេរ, ឡើង​ផេរ, ចេញ​ផេ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៣</text:p>
          </table:table-cell>
          <table:table-cell table:style-name="តារាង1.A2" office:value-type="string">
            <text:p text:style-name="P6">ផេ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ំណុស​ដែល​ភ្លើង​ឆេះ​សុស​ជា​ផង់, ផង់​សំណល់​នៃ​វត្ថុ​ដែល​ភ្លើង​ឆេះ ។ ផេះ ! ឬ ផេះ​កណ្ដាល​ចង្ក្រាន ! <text:s/>ពាក្យ​សាមញ្ញ សម្រាប់​និយាយ​ដោយ​សេចក្ដី​អស់​សង្ឃឹម​ប្រដូច​ទៅ​នឹង​ផេះ <text:s/>គឺ​ថា​មិន​កើត​ជា​ការ​ទេ ។ (ព. ប្រ.) មិន​ផេះ​ទេ ! មិន​កើត​ការ​ទេ ! ។ ស៊ី​ផេះ ! ឬ ស៊ី​តែ​ផេះ ! គ្មាន​អ្វី​ស៊ី​ទេ​មាន​តែ​ផេះ ស៊ី​តែ​ផេះ​ចុះ ! (ព. សា.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៤</text:p>
          </table:table-cell>
          <table:table-cell table:style-name="តារាង1.A2" office:value-type="string">
            <text:p text:style-name="P6">ផែ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ំ​ឬ​វាយ​ប៉ាត​ឲ្យ​ស្ដើង​ឲ្យ​រីក​ចេញ​ទំហំ : ផែ​ប្រាក់, ផែ​ម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ាន​ឬ​ក្បូន​អណ្ដែត​ទឹក​ចត​ចង​នៅ​នឹង​ក្នុង​កន្លែង​មួយ សម្រាប់​អែប​នាវា​ឲ្យ​ងាក​ចុះ​ឡើង : ផែ​កប៉ាល់ ។ <text:s/>ផ្ទះ​អណ្ដែត​ទឹក : ផ្ទះ​ផែ ។ ព្រះ​ដំណាក់​ផែ ឬ ដំណាក់​ផែ <text:s/>ដំណាក់​អណ្ដែត​ទឹក សម្រាប់​ព្រះ​រាជា​ទ្រង់​ចុះ​គង់​ក្រសាល តាម​កាល​រដូ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ល្បែង​បៀ​មួយ​ប្រភេទ : លេង​ផែ, បៀ​ផែ, ឈ្នះ​ផ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៥</text:p>
          </table:table-cell>
          <table:table-cell table:style-name="តារាង1.A2" office:value-type="string">
            <text:p text:style-name="P6">ផ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ថែប​ត្បាញ​ដោយ​បន្ទោះ​សំប៉ែត : រោង​បាំង​ផែង ។ កន្ទេល​ផែង <text:s/>កន្ទេល​ត្បាញ​ដោយ​បន្ទោះ​ឫស្សី ។ ជញ្ជាំង​ផែង ជញ្ជាំង​ផ្ទះ​បិទ​បាំង​ផែ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៦</text:p>
          </table:table-cell>
          <table:table-cell table:style-name="តារាង1.A2" office:value-type="string">
            <text:p text:style-name="P6">ផែ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ព្រួស​ទឹក​ឬ​ព្រួស​ទឹក​មាត់ : ព្រួស​ផែត, ព្រួស​ផែត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១៧</text:p>
          </table:table-cell>
          <table:table-cell table:style-name="តារាង1.A2" office:value-type="string">
            <text:p text:style-name="P6">ផែន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ន្ទះ, ផ្ទាំង : ផែន​ស្ករ, ស្ករ​ត្នោត ១ ផែន, ផែន​ស្វាយ ។ ផែន​ក្ដារ <text:s/>បន្ទះ​ក្ដារ ។ ផែន​ដី <text:s/>ផ្ទៃ​ដី, ផ្ទៃ​ដី​ទាំងមូល <text:s/>(ម. ព. ពសុធា ផង) ។ ផែន​ពិភព <text:s/>ឬ ភព​ផែន <text:s/>ពិភព​លោក​ទាំងមូ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ែន​ដី </text:p>
            <text:p text:style-name="P2">ផែន​ពិភព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(េផេន <text:s/>អ. ថ. ផែន <text:s/>ន. “បែប”) <text:span text:style-name="T4">ពាក្យ​សម្រាប់​និយាយ​ផ្សំ​នឹង​ពាក្យ បែប ថា : បែប​ផែន គឺ​បែប​គំរូ, បែប​យ៉ាង, បែប​ភាព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9">បែប​ផែន</text:p>
          </table:table-cell>
        </table:table-row>
        <table:table-row>
          <table:table-cell table:style-name="តារាង1.A2" office:value-type="string">
            <text:p text:style-name="P5">៧៨១៨</text:p>
          </table:table-cell>
          <table:table-cell table:style-name="តារាង1.A2" office:value-type="string">
            <text:p text:style-name="P6">ផែន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9">គម្រោង​ការ, គោល​ការ​ដែល​ត្រូវ​ធ្វើ : ធ្វើ​តាម​ផែន​ការ, ផែន​ការ​ ៥ ឆ្ន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5">៧៨១៩</text:p>
          </table:table-cell>
          <table:table-cell table:style-name="តារាង1.A2" office:value-type="string">
            <text:p text:style-name="P6">ផែនទ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ំណាក, គំរូ ដែល​គូរ : ផែន​ទី​លោក, ផែន​ទី​កម្ពុជ​រដ្ឋ, ផែន​ទី​ដី, ផែន​ទី​ផ្ទ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០</text:p>
          </table:table-cell>
          <table:table-cell table:style-name="តារាង1.A2" office:value-type="string">
            <text:p text:style-name="P6">ផែ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ហែបហែល​បញ្ឆៀង​ខ្លួន (ត្រី) : ត្រី​ផែល ។ លោត​ឡើង​បញ្ឆៀង​ខ្លួន : ផែល​ឡើង​ជិះ​សេ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១</text:p>
          </table:table-cell>
          <table:table-cell table:style-name="តារាង1.A2" office:value-type="string">
            <text:p text:style-name="P6">ផែល​ទ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៉ែក​អវយវៈ​ត្រង់​ខាង​មុខ​ផ្នោះ​ក្រាន​ទាំង​ពីរ​ខាង គឺ​ត្រង់​ចង្កេះ​របស់​សត្វ​ចតុប្បាទ​ធំ​ៗ ដូច​យ៉ាង​គោ, ក្របី : ផែល​ទឹក​គោ, ផែល​ទឹក​ក្រប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២</text:p>
          </table:table-cell>
          <table:table-cell table:style-name="តារាង1.A2" office:value-type="string">
            <text:p text:style-name="P6">ផែ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ផ្ទុះ​ផាវ​តូច​ៗ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៣</text:p>
          </table:table-cell>
          <table:table-cell table:style-name="តារាង1.A2" office:value-type="string">
            <text:p text:style-name="P6">ផ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ព. បុ.</text:p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(ព. បុ.) ផង (លើក​លែង​ប្រើ​យូរ​ហើ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៤</text:p>
          </table:table-cell>
          <table:table-cell table:style-name="តារាង1.A2" office:value-type="string">
            <text:p text:style-name="P6">ផោដ្ឋព្វ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ផោត-ឋាច់-ព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4">ការ​ពាល់​ត្រូវ​ដោយ​កាយ គឺ​ការ​ប៉ះ​ពាល់​ត្រូវ​កាយ​ដោយ​ក្ដៅ, ត្រជាក់, រឹង, ទន់... (នាំ​ឲ្យ​កើត​សេចក្ដី​ដឹង), ផស្ស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៥</text:p>
          </table:table-cell>
          <table:table-cell table:style-name="តារាង1.A2" office:value-type="string">
            <text:p text:style-name="P6">ផោដ្ឋព្វារម្ម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ផោត-ឋាប់-ពារ៉ម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ផោដ្ឋព្វារម្មណ) អារម្មណ៍​ដែល​កើត​អាស្រ័យ​ផោដ្ឋព្វ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៦</text:p>
          </table:table-cell>
          <table:table-cell table:style-name="តារាង1.A2" office:value-type="string">
            <text:p text:style-name="P6">ផោម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ខ្យល់​ដែល​ចេញ​ចាក​វច្ចមគ្គ គឺ​ខ្យល់​ដែល​ចេញ​មក​តាម​ទ្វារ​ធំ​ឬ ទ្វារ​បាត (ព. សា.; ព. រ. ហៅ ដំណើរ​ខ្យល់, ដំណើរ​ខ្យល់​ក្រោម) ។ ឈ្មោះ​វល្លិ​មួយ​ប្រភេទ​មាន​ក្លិន​ស្អុយ​ក្រពុល​ខ្មោះ : វល្លិ​ផោម (ព.សា.; ព. រ. ហៅ​ជា​ភាសា​បាលី​ថា បូតិលតា; ម. ព. នេះ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វល្លិ​ផោម</text:p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ចេញ​ផោម ឬ​បញ្ចេញ​ផោម (ព. សា.; ព. រ. ហៅ ដើរ​ខ្យល់ ឬ ផាយ​ខ្យល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៧</text:p>
          </table:table-cell>
          <table:table-cell table:style-name="តារាង1.A2" office:value-type="string">
            <text:p text:style-name="P6">ផៅ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វង្ស, ត្រកូល, ពូជ, អម្បូរ : មនុស្ស​មួយ​ផៅ, ញាតិ​ផៅ, ផៅ​សន្ដាន ។ ព. ទ. បុ. ថា : ធ្វើ​ស្រែ​មើល​ស្មៅ ទុក​ដាក់​កូន​ចៅ មើល​ផៅ​សន្ដាន (មាន​អត្ថន័យ​រាក់​ងាយ​យល់​ដែរ​ទេ) ។ ព. កា. ថា : ធ្វើ​ស្រែ​មើល​ស្មៅ សន្ដាន​មើល​ផៅ បម្រើ​មើល​ពុត ទោះ​ដឹង​ពុត​ជា ពុំ​ចេរ​ពុត​ត្បុត ដឹង​ចិត្ត​បរិសុទ្ធ ពុំ​ចេរ​ឥរិយា ។ ពុំ​ចេរ <text:s/>ព. បុ. ថា ពុំ​ដឹង, ពុំ​យល់ (សាស្ត្រា​ច្បាប់ រាជនេតិ ជា​ព្រះ​និពន្ធ​នៃ​ព្រះ​រាជ​សម្ភារ) ។ ផៅ​ពង្ស <text:s/>ពូជ​ពង្ស​, វង្ស​ត្រកូ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ញាតិ​ផៅ</text:p>
            <text:p text:style-name="P2">ផៅ​សន្ដាន </text:p>
            <text:p text:style-name="P2">ផៅ​ពង្ស </text:p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ស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ប្រើ​ជា កិ. “ដុត”) ឈ្មោះ​កពិ​ដែល​បុក​លាយ​គ្រឿង​ហើយ​អាំង​ឲ្យ​ឆ្អិន រួច​រលីង​ជាមួយ​នឹង​ខ្លាញ់​ជ្រូក​ប្រើ​ជា​ម្ហូប : កពិ​ផៅ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កពិ​ផៅ </text:p>
          </table:table-cell>
        </table:table-row>
        <table:table-row>
          <table:table-cell table:style-name="តារាង1.A2" office:value-type="string">
            <text:p text:style-name="P5">៧៨២៨</text:p>
          </table:table-cell>
          <table:table-cell table:style-name="តារាង1.A2" office:value-type="string">
            <text:p text:style-name="P6">ផាំ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ាង <text:s/>ឧ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២៩</text:p>
          </table:table-cell>
          <table:table-cell table:style-name="តារាង1.A2" office:value-type="string">
            <text:p text:style-name="P6">ផ្កា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ំណែក​អវយវៈ​នៃ​រុក្ខជាតិ, តិណជាតិ​ជាដើម​ដែល​ចេញ​ពី​មែក, ពី​ធាង, ពី​ក្នុង​ចន្លោះ​ត្រួយ, ពី​សន្លឹក ឬ​ចេញ​ផ្ទាល់​ពី​ដើម សម្រាប់​ក្លាយ​កើត​ជា​ផ្លែ ឬ​មិន​កើត​ជា​ផ្លែ​ក៏​មាន ។ រូប​សណ្ឋាន​ជា​ផ្កា​នៅ​ផ្ទៃ​សំពត់​ជាដើម : សំពត់​ផ្កា, ព្រែ​ផ្កា ។ <text:s/>ព. ប្រ. រដូវ​របស់​ស្ត្រី : ស្រ្តី​មាន​ផ្កា ។ <text:s/>ឈ្មោះ​បុណ្យ​មួយ​យ៉ាង​ដែល​ទាយក​ហែ​ផ្កា​ទៅ​បូជា​ព្រះ​ពុទ្ធ​រូប ព្រម​ទាំង​ទេយ្យទាន​យក​ទៅ​ប្រគេន​ព្រះ​សង្ឃ​ផង : បុណ្យ​ផ្កា, ហែ​ផ្កា <text:s/>(ធ្វើ​តាម​ទំនៀម​ប្រទេស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ចេញ​ផ្កា, បញ្ចេញ​ផ្កា, មាន​ផ្កា : ដូង​ផ្កា, ឈើ​ផ្កា ។ កិ. បែប​នេះ​ហៅ នាម​កិរិយ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០</text:p>
          </table:table-cell>
          <table:table-cell table:style-name="តារាង1.A2" office:value-type="string">
            <text:p text:style-name="P6">ផ្កា​កម្រ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ផ្កា​ដែល​គេ​ក្រង (ហៅ ផ្កា​ក្រង ឬ កម្រង​ផ្កា 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១</text:p>
          </table:table-cell>
          <table:table-cell table:style-name="តារាង1.A2" office:value-type="string">
            <text:p text:style-name="P6">ផ្កា​ចន្ទ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--ច័ន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ូប​ភាព​មាន​សណ្ឋាន​ដូច​ផ្កា​ចន្ទន៍ ។ ឈ្មោះ​បន្លែ​ក្រៀម​មួយ​ប្រភេទ​មក​ពី​ប្រទេស​ចិន; ប្រើ​ធ្វើ​ជា​ថ្នាំ​ក្ដៅ​ក៏​បាន ។ ឈ្មោះ​គ្រឿង​ប្រដាប់​ត្រចៀក​ធ្វើ​ដោយ​មាស​ឬ​ប្រាក់ មាន​សណ្ឋាន​ស្រដៀង​នឹង​ផ្កា​ចន្ទន៍ សម្រាប់​ស្ត្រី​ពាក់​ត្រចៀក​ក្នុង​សម័យ​ពី​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២</text:p>
          </table:table-cell>
          <table:table-cell table:style-name="តារាង1.A2" office:value-type="string">
            <text:p text:style-name="P6">ផ្កា​ច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ទូក​តូច​មួយ​បែប​មាន​ទ្រង់ទ្រាយ​លំនាំ​ត្របក​ផ្កា​ចារ : ទូក​ផ្កា​ច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ទូក​ផ្កា​ចារ </text:p>
          </table:table-cell>
        </table:table-row>
        <table:table-row>
          <table:table-cell table:style-name="តារាង1.A2" office:value-type="string">
            <text:p text:style-name="P5">៧៨៣៣</text:p>
          </table:table-cell>
          <table:table-cell table:style-name="តារាង1.A2" office:value-type="string">
            <text:p text:style-name="P6">ផ្កា​ចេ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ន្លែ​ក្រៀម​មួយ​ប្រភេទ មាន​សណ្ឋាន​ស្រដៀង​នឹង​ផ្កា​ចេក ជា​របស់​នាំ​មក​ពី​ប្រទេស​ចិន; ប្រើ​ធ្វើ​ជា​ថ្នាំ​ក្ដៅ​ក៏​បាន : ផ្កា​ចេក​ផ្កា​ចន្ទន៍​ជា​បន្លែ​ក្រៀម <text:s/>(មើល​ក្នុង​ពាក្យ ផ្កា​ចន្ទន៍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៤</text:p>
          </table:table-cell>
          <table:table-cell table:style-name="តារាង1.A2" office:value-type="string">
            <text:p text:style-name="P6">ផ្កា​ឈូ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សព្ទ​អារក្ស) ពាក្យ​មេមត់​ហៅ​កូន​ដែល​នៅ​ក្នុង​ផ្ទៃ ដោយ​ប្រៀប​ដូច​ផ្កា​ឈូក; បើ​កូន​ខ្ចី ឬ កូន​តូច ហៅ​ថា ពង​ចាប (មើល​ក្នុង​ពាក្យ <text:s/>ប្រាក្រឹត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៥</text:p>
          </table:table-cell>
          <table:table-cell table:style-name="តារាង1.A2" office:value-type="string">
            <text:p text:style-name="P6">ផ្កា​ឈើ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ុត : កើត​ផ្កា​ឈើ គឺ​កើត​អុត (ពាក្យ​ហៅ ដោយ​អប​ទេស​បញ្ចៀស​ឲ្យ​អុត​ចេញ​ល្អ​ដូច​ផ្កា​ឈើ ដើម្បី​កុំ​ឲ្យ​អុត​នោះ​កាច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៦</text:p>
          </table:table-cell>
          <table:table-cell table:style-name="តារាង1.A2" office:value-type="string">
            <text:p text:style-name="P6">ផ្កា​ញ័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ូប​ផ្កា​ធ្វើ​ដោយ​ក្រដាស​ឬ​ស្ពាន់​ក្រាប់ មាន​ទង​ធ្វើ​ដោយ​លួស​រួញ​មូរ​ជា​ជាន់​ៗ ដើម្បី​ឲ្យ​កក្រើក​ញ័រ​ៗ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៧</text:p>
          </table:table-cell>
          <table:table-cell table:style-name="តារាង1.A2" office:value-type="string">
            <text:p text:style-name="P6">ផ្កា​ដំប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ោគ​មួយ​ប្រភេទ​ចេញ​ផេរ​នៅ​ស្បែក ក្នុង​កាល​មុន​ដែល​នឹង​កើត​ដំបៅ​ង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៨</text:p>
          </table:table-cell>
          <table:table-cell table:style-name="តារាង1.A2" office:value-type="string">
            <text:p text:style-name="P6">ផ្កា​ត្រ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លក​ទឹក​ដែល​បោក​បែក​ស​ស្ងាច​មើល​ទៅ​ឃើញ​ហាក់​ដូច​ជា​ផ្កា​ត្រែង : រលក​ផ្កា​ត្រែង <text:s/>ឬ រលក​បែក​ផ្កា​ត្រែង ។ (ព. កា. សង្វេគ) : ឈរ​ក្បែរ​សាគរ រលក​ឈូឆរ បោក​បែក​ផ្កា​ត្រែង​ ស្រាប់​តែ​នឹក​ភ្នក ដល់​រូប​ប្រាណ​ឯង អន្ទោល​ខ្វាត់​ខ្វែង កើត​ស្លាប់​រាល់​ជាតិ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៣៩</text:p>
          </table:table-cell>
          <table:table-cell table:style-name="តារាង1.A2" office:value-type="string">
            <text:p text:style-name="P6">ផ្ក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ាក់​ត្រឡប់​យក​មុខ​ឬ​បាត, ពោះ ចុះ​ក្រោម : ផ្កាប់​មុខ, ផ្កាប់​ចាន ។ <text:s/>ព. ផ្ទ. ផ្ងារ ។ ជឿ​ផ្កាប់​មុខ <text:s/>ជឿ​ស៊ុប​មិន​ងាក​ចិត្ត; ស្រឡាញ់​ផ្កាប់​មុខ <text:s/>ស្រឡាញ់​ងប់​ចិត្ត​ភ្លេច​ខ្លួន ។ (កាព្យ​ប្រាប់​ឲ្យ​ប្រយ័ត្ន​ជំនឿ​ផ្កាប់​មុខ និង​ស្រឡាញ់​ផ្កាប់​មុខ) : កុំ​ស៊ុក​គ្រលុក កុំ​ជឿ​ផ្កាប់​មុខ ដោយ​ឥត​បើ​គិត បំណាច់​នឹង​ជឿ ជឿ​ដោយ​គំនិត ដែល​មាន​ការណ៍​ពិត តាម​ធម៌​តាម​ច្បាប់ ។ ស្រឡាញ់​ផ្កាប់​មុខ ច្រើន​តែ​មាន​ទុក្ខ ផ្ដល់​ឲ្យ​ឈឺ​ចាប់ សង្រេង​សង្រៃ ពេក​ក្រៃ​ស្ទើរ​ស្លាប់ ព្រោះ​ត្រូវ​ចំណាប់ នៃ​ក្ដី​ស្នេហ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០</text:p>
          </table:table-cell>
          <table:table-cell table:style-name="តារាង1.A2" office:value-type="string">
            <text:p text:style-name="P6">ផ្កា​បិ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--បិន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គ្រឿង​លំអ​ដែល​រចនា​ដោយ​ស្ពាន់​ក្រាប់​មាន​ដង​ដោត​បាន សម្រាប់​សម្គាល់​ក្នុង​ពិធី​បុណ្យ​កាន់​បិណ្ឌ (ប្រើ​តាម​ប្រពៃណី​ស្រុ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១</text:p>
          </table:table-cell>
          <table:table-cell table:style-name="តារាង1.A2" office:value-type="string">
            <text:p text:style-name="P6">ផ្កាប់​ផ្ង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ល្បែង​ស៊ី​សង​មួយ​ប្រភេទ លេង​ដោយ​បង្វិល​កាស​ឬ​លុយ, សេន ឲ្យ​វិល​ហើយ​ទះ​ខ្ទប់​នឹង​បាត​ដៃ​ឲ្យ​អ្នក​ចាក់​ទាយ​ថា​ ផ្កាប់ ឬ ផ្ងារ, បើ​បើក​បាត​ដៃ​ឡើង​ឃើញ​ដូច​ទាយ​នោះ ត្រូវ​អ្នក​ទាយ​ឈ្នះ, បើ​ឃើញ​ខុស​ពី​ទាយ​ទេ ត្រូវ​អ្នក​ដែល​ធ្វើ​មេ​ឈ្នះ : លេង​ផ្កាប់​ផ្ងារ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២</text:p>
          </table:table-cell>
          <table:table-cell table:style-name="តារាង1.A2" office:value-type="string">
            <text:p text:style-name="P6">ផ្កា​ភ្លើ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ម្ទេច​ភ្លើង​ដែល​ព្រាយ​ចេញ​ឬ​ហើរ​ចេញ​ព្រោង​ព្រា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៣</text:p>
          </table:table-cell>
          <table:table-cell table:style-name="តារាង1.A2" office:value-type="string">
            <text:p text:style-name="P6">ផ្កា​ម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ូប​ផ្កា​ដែល​ធ្វើ​ដោយ​មាស ។ ព. ប្រ. ស្ត្រី​ពេស្យា, នគរ​សោភិនី, ស្រី​សាវជៃ : ស្រី​ផ្កា​មាស (ម. ព. ដកទ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៤</text:p>
          </table:table-cell>
          <table:table-cell table:style-name="តារាង1.A2" office:value-type="string">
            <text:p text:style-name="P6">ផ្ក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ន្លឺ​ច្រើន​ដួង​ក្រៅ​ពី​ព្រះ​ចន្ទ្រ ដែល​មើល​ទៅ​ឃើញ​ព្រាត​ឯ​អាកាស​ក្នុង​វេលា​យប់ ។ ស្នាម​គំនូស, រូប​ភាព, គ្រឿង​សម្គាល់​ដែល​មាន​សណ្ឋាន​លំនាំ​ផ្កាយ : ពិតាន​រំលេច​ផ្កាយ, ពិតាន​រាយ​ផ្កាយ; ពាក់​ស័ក្តិ​ផ្កាយ​មួយ ។ល។ សណ្ឋាន​ពពាល​ត្រង់​ក្បាល លំនាំ​រូប​ផ្កាយ : គោ​ផ្កាយ​ក្បាល ។ ផ្កាយ​ដុះ​កន្ទុយ <text:s/>ផ្កាយ​ដែល​មាន​ពន្លឺ​ចាំង​ចេញ​វែង​សណ្ឋាន​ដូច​ជា​កន្ទុយ (ផ្កាយ​យ៉ាង​នេះ​យូរ​ៗ​មាន​ម្ដង) ។ ផ្កាយ​ព្រឹក ឈ្មោះ​ផ្កាយ​មួយ​ដួង ដែល​រះ​ពី​ទិស​ខាង​កើត​ក្នុង​វេលា​ទៀប​ព្រឹក​មាន​ពន្លឺ​រុងរឿង​ត្រចះ​ជាង​ផ្កាយ​ទាំងពួង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កាយ​ដុះ​កន្ទុយ</text:p>
            <text:p text:style-name="P2">ផ្កាយ​ព្រឹក</text:p>
          </table:table-cell>
        </table:table-row>
        <table:table-row>
          <table:table-cell table:style-name="តារាង1.A2" office:value-type="string">
            <text:p text:style-name="P5">៧៨៤៥</text:p>
          </table:table-cell>
          <table:table-cell table:style-name="តារាង1.A2" office:value-type="string">
            <text:p text:style-name="P6">ផ្កា​រាំ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ខ្សែ​មាស​ឬ​ខ្សែ​ប្រាក់ មាន​សណ្ឋាន​ស្រដៀង​នឹង​ផ្កា​រាំង​អន្លក់ : ខ្សែ​ផ្កា​រ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៦</text:p>
          </table:table-cell>
          <table:table-cell table:style-name="តារាង1.A2" office:value-type="string">
            <text:p text:style-name="P6">ផ្កា​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ផ្កា-ស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ុក្ខជាតិ​មួយ​ប្រភេទ​ដើម​តូច​ៗ​ស្លឹក​ល្អិត​ៗ, ផ្កា-ស គេ​ប្រើ​ជា​បន្លែ​សម្ល-កកូរ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៧</text:p>
          </table:table-cell>
          <table:table-cell table:style-name="តារាង1.A2" office:value-type="string">
            <text:p text:style-name="P6">ផ្កា​អំបិ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ាក្យ​សម្រាប់​ហៅ​ញើស​ដែល​កក​ជាប់​នឹង​ខ្លួន​ឬ​ប្រឡាក់​សំពត់​អាវ កក​ស្ងួត​ឡើង​សម្បុរ-ស​ដូច​ជា​ពពុះ​អំបិល​ដែល​កក​ស្ងួត : សំពត់​ប្រឡាក់​ញើស​ឡើង​ផ្កា​អំបិ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៨</text:p>
          </table:table-cell>
          <table:table-cell table:style-name="តារាង1.A2" office:value-type="string">
            <text:p text:style-name="P6">ផ្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ដើម​ទុក​ជា​មុន : ផ្គង​គំនិត​ថា​នឹង​ធ្វើ​ការ​នោះ, ផ្គង​ងារ​ទុក​ឲ្យ ។ លើក​តម្រង់​សំដៅ : ផ្គង​ស្នា​នឹង​បាញ់ ។ <text:s/>ប្រុង​នឹង​សម្រេច​អំពើ​អ្វី​មួយ : ផ្គង​ដំបង​ចាំ​វាយ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៤៩</text:p>
          </table:table-cell>
          <table:table-cell table:style-name="តារាង1.A2" office:value-type="string">
            <text:p text:style-name="P6">ផ្គ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ទំនុក​បម្រុង, ជប់​លៀង, រៀប​បម្រុង​ទុក​ឲ្យ, រក​បម្រុង​ទុក​ឲ្យ : ផ្គង់​គ្រឿង​ប្រើប្រាស់, ផ្គង​ស្បៀង, ផ្គង់​ចង្ហ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០</text:p>
          </table:table-cell>
          <table:table-cell table:style-name="តារាង1.A2" office:value-type="string">
            <text:p text:style-name="P6">ផ្គត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ផ្គង់ <text:s/>ថា : ផ្គត់ផ្គង់ <text:s/>គឺ​ទំនុក​បម្រុង​មិន​ឲ្យ​ខ្វះ​ខាត ។ ផ្គត់​ភ្នែន <text:s/>កិ. ពែន​ជើង, ពែន​ជើង​តម្រង់​កាយ​ស្រគត់​ស្រគ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គត់ផ្គង់ </text:p>
            <text:p text:style-name="P2">ផ្គត់​ភ្នែន</text:p>
          </table:table-cell>
        </table:table-row>
        <table:table-row>
          <table:table-cell table:style-name="តារាង1.A2" office:value-type="string">
            <text:p text:style-name="P5">៧៨៥១</text:p>
          </table:table-cell>
          <table:table-cell table:style-name="តារាង1.A2" office:value-type="string">
            <text:p text:style-name="P6">ផ្គ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ូរ​លាន់​រំពង​ឮ​ខ្ទ័រ​វែង​ៗ​ឯ​អាកាស : ផ្គរ​លាន់, ផ្គរ​លាន់​ឆ្លើយ​ឆ្ល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២</text:p>
          </table:table-cell>
          <table:table-cell table:style-name="តារាង1.A2" office:value-type="string">
            <text:p text:style-name="P6">ផ្គា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គ្រឿង​សស្ត្រា​មួយ​ប្រភេទ​ធ្វើ​ដោយ​ដែក មាន​មុខ​តែ​ម្ខាង​ រាង​ស្រដៀង​នឹង​កាំបិត​ចែត ប៉ុន្តែ​មាន​ដង​វែង​សម្រាប់​ឆ្ការ, ត្រាយ, ត្រួស​ព្រៃ​ឬ​កាត់​អ្វី​ៗ​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៣</text:p>
          </table:table-cell>
          <table:table-cell table:style-name="តារាង1.A2" office:value-type="string">
            <text:p text:style-name="P6">ផ្គ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សំដែង​សេចក្ដី​គោរព​ឲ្យ​គាប់​ចិត្ត​អ្នក​ដទៃ, ធ្វើ​ឲ្យ​គាប់​ចិត្ត​គេ, ស្វែង​រក​ក្ដី​គាប់ : ផ្គាប់​មន្ត្រី, ផ្គាប់​បុណ្យ, ផ្គាប់​ម្ដាយ​ក្ម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៤</text:p>
          </table:table-cell>
          <table:table-cell table:style-name="តារាង1.A2" office:value-type="string">
            <text:p text:style-name="P6">ផ្គុ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ផ្គាប់ ថា : ផ្គាប់ផ្គុន <text:s/>គឺ​ខំ​ផ្គាប់​ដោយ​យក​ចិត្ត​ទុក​ដាក់​មិន​ឲ្យ​មាន​មោះមៃ, មិន​ឃ្នើសឃ្នង ដើម្បី​ឲ្យ​កើត​គុណ​ប្រយោជន៍​ដល់​ខ្ល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<text:s/>ផ្គាប់ផ្គុន </text:p>
          </table:table-cell>
        </table:table-row>
        <table:table-row>
          <table:table-cell table:style-name="តារាង1.A2" office:value-type="string">
            <text:p text:style-name="P5">៧៨៥៥</text:p>
          </table:table-cell>
          <table:table-cell table:style-name="តារាង1.A2" office:value-type="string">
            <text:p text:style-name="P6">ផ្គូ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ជា​គូ គឺ​ផ្សំ​អ្វី​ៗ​ដែល​ធៀប, ដែល​ផ្ទឹម​នឹង​គ្នា​ឲ្យ​បាន​ជា​មួយ​គូ : ផ្គូ​ចំបាប់, ផ្គូ​ទូក​ប្រណ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៦</text:p>
          </table:table-cell>
          <table:table-cell table:style-name="តារាង1.A2" office:value-type="string">
            <text:p text:style-name="P6">ផ្គូផ្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គង​ឲ្យ​បាន​ជា​គូ; ប្រុងប្រៀប; ផ្គត់ផ្គង់, ផ្ចុង​ផ្ដើម; លើក​តម្កើ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៧</text:p>
          </table:table-cell>
          <table:table-cell table:style-name="តារាង1.A2" office:value-type="string">
            <text:p text:style-name="P6">ផ្គួ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គួប​គ្នា : ផ្គួប​ចេស, ផ្គួប​ខ្សែ, ផ្គួប​ដ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៨</text:p>
          </table:table-cell>
          <table:table-cell table:style-name="តារាង1.A2" office:value-type="string">
            <text:p text:style-name="P6">ផ្គើ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ធ្វើ​ទទឹង​ទាស់, កន្លង​បញ្ញត្តិ, កន្លង​ឱវាទ ដោយ​អាការ​បញ្ឆោះ​ឬ​បញ្ឈឺ​ចិត្ត : ផ្គើន​ឲ្យ​ឈឺ​ចិត្ត; និយាយ​ផ្គើន, ដើរ​ផ្គើន, ធ្វើ​ការ​ផ្គើន​ឲ្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៥៩</text:p>
          </table:table-cell>
          <table:table-cell table:style-name="តារាង1.A2" office:value-type="string">
            <text:p text:style-name="P6">ផ្គុ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រួម​គ្នា, ឲ្យ​ចូល​ចិត្ត​ជាប់​នឹង​គ្នា : ផ្គុំ​ការ, ផ្គុំ​ដែក, ផ្គុំ​ដៃ ។ ប. <text:s/>ពាក្យ​សម្រាប់​និយាយ​រួម​ជាមួយ​នឹង​ពាក្យ ផ្សំ ថា : ផ្សំផ្គុំ <text:s/>គឺ​ផ្សំ​ឲ្យ​ជា​មេត្រី​នឹង​គ្នា ឬ​ផ្សំ​ឲ្យ​បាន​គ្នា​ជា​ប្ដី​ប្រពន្ធ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ំផ្គុំ </text:p>
          </table:table-cell>
        </table:table-row>
        <table:table-row>
          <table:table-cell table:style-name="តារាង1.A2" office:value-type="string">
            <text:p text:style-name="P5">៧៨៦០</text:p>
          </table:table-cell>
          <table:table-cell table:style-name="តារាង1.A2" office:value-type="string">
            <text:p text:style-name="P6">ផ្គា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ដាប់​មាន​គ្រាប់​មូល​ៗ ដោយ​នឹង​ខ្សែ​ចង​ភ្ជាប់​មុខ​គ្នា​ជា​ចង្វាយ <text:s/>សម្រាប់​ប្រឡេះ​រាប់​មេ​ធម៌​ឬ​បទ​ធម៌​ក្នុង​ការ​ចម្រើន​ធម៌​ភាវនា ។ ឈ្មោះ​ឈើ​មួយ​ប្រភេទ​គេ​ច្រើន​ប្រើ​ជា​ឧ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១</text:p>
          </table:table-cell>
          <table:table-cell table:style-name="តារាង1.A2" office:value-type="string">
            <text:p text:style-name="P6">ផ្ងក់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អំពី​ដំណើរ​ងក់​ងើយ​រឿយ​ៗ​ដោយ​អាការ​នៃ​ជរា​បៀតបៀន ជាដើម : ដើរ​ផ្ងក់​ៗ; ធ្វើ​ការ​ផ្ងក់​ៗ (ប្រើ​ជា ភ្ងក់​ៗ ក៏​បាន ព្រោះ​មាន​ប្រភព​ជា ងក់​ៗ​ងើប​ៗ​រឿយ​ៗ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២</text:p>
          </table:table-cell>
          <table:table-cell table:style-name="តារាង1.A2" office:value-type="string">
            <text:p text:style-name="P6">ផ្ងា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ងាក​ស្រងាក​ទៅ​ខាង​ក្រោយ, ទ្រេត​ផ្ងារ​ទៅ​ខាង​ក្រោ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៣</text:p>
          </table:table-cell>
          <table:table-cell table:style-name="តារាង1.A2" office:value-type="string">
            <text:p text:style-name="P6">ផ្ងាក់ផ្ងើ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បះ​ចុះ​បះ​ឡើង​ងក់ងើក, ប៉ាក់ប៉ើ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៤</text:p>
          </table:table-cell>
          <table:table-cell table:style-name="តារាង1.A2" office:value-type="string">
            <text:p text:style-name="P6">ផ្ង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ប្រែ​យក​ពោះ​មក​ខាង​លើ យក​ខ្នង​ទៅ​ខាង​ក្រោម​ឬ​យក​មុខ​មក​ខាង​លើ​យក​ក្រោយ​ទៅ​ខាង​ក្រោម : ផ្ងារ​ប្រអប់; ដាក់​ផ្ងារ, ដេក​ផ្ងារ, ដួល​ផ្ងារ ។ ផ្ងារ​ស្រទាង ផ្ងារ​ដូច​គេ​ត្រដាង ។ ផ្ងារ​ចង្គ្រាង <text:s/>ផ្ងារ​ច្រងាង ។ ព. ផ្ទ. ផ្ក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ងារ​ស្រទាង</text:p>
            <text:p text:style-name="P2">ផ្ងារ​ចង្គ្រាង</text:p>
          </table:table-cell>
        </table:table-row>
        <table:table-row>
          <table:table-cell table:style-name="តារាង1.A2" office:value-type="string">
            <text:p text:style-name="P5">៧៨៦៥</text:p>
          </table:table-cell>
          <table:table-cell table:style-name="តារាង1.A2" office:value-type="string">
            <text:p text:style-name="P6">ផ្ង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ពាក្យ​សម្រាប់​និយាយ​ផ្សំ​ជាមួយ​នឹង​ពាក្យ ស ថា : ដាវ​ស​ផ្ងាវ <text:s/>គឺ​ដាវ​ដែល​មាន​សម្បុរ-ស​ភ្លឺ​ស្ងា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៦</text:p>
          </table:table-cell>
          <table:table-cell table:style-name="តារាង1.A2" office:value-type="string">
            <text:p text:style-name="P6">ផ្ងុ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ងប់​ចុះ, ឲ្យ​ទោរ​ទៅ​មុខ : ផ្ងុប​ចុះ, ចាប់​ផ្ងុប ។ (តាម​ប្រភព​ពាក្យ​ថា ងប់ (ធ្វើ​ឲ្យ ងប់ ចុះ) គួរ​ប្រើ ភ្ងប់ ប៉ុន្តែ​ដោយ​ធ្លាប់​ប្រើ ផ្ងុប <text:s/>យូរ​ហើយ ក៏​ត្រូវតែ​ប្រើ​ត​ទៅ​ទៀត​ចុះ, ឬ​បើ​ត្រូវ​ការ​ប្រើ ភ្ងប់ ក៏​សឹង​តែ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៧</text:p>
          </table:table-cell>
          <table:table-cell table:style-name="តារាង1.A2" office:value-type="string">
            <text:p text:style-name="P6">ផ្ងូ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ញ៉ាំង​ឲ្យ​ងូត, ងូត​ទឹក​ឲ្យ : ម្ដាយ​ងូត​ទឹក​កូន ។ (តាម​ប្រភព​ពាក្យ​ <text:s/>ងូត <text:s/>(ញ៉ាំង​អ្នក​ដទៃ​ឲ្យ ងូត) គួរ​តែ​ប្រើ ភ្ងូត ប៉ុន្តែ​ធ្លាប់​តែ​ប្រើ ផ្ងូត យូរ​ហើយ, ឬ​បើ​ត្រូវ​ការ​ប្រើ ភ្ងូត ក៏​សឹង​តែ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៨</text:p>
          </table:table-cell>
          <table:table-cell table:style-name="តារាង1.A2" office:value-type="string">
            <text:p text:style-name="P6">ផ្ងើ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ងើយ, ចាប់​ឲ្យ​ងើយ : ផ្ងើយ​ឡើង, ចាប់​ផ្ងើយ ។ (ប្រើ​ជា ភ្ងើយ តាម​ប្រភព​ពាក្យ​ថា ធ្វើ​ឲ្យ ងើយ ក៏​សឹង​តែ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៦៩</text:p>
          </table:table-cell>
          <table:table-cell table:style-name="តារាង1.A2" office:value-type="string">
            <text:p text:style-name="P6">ផ្ង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ងំ, ដាក់​បង្អង់​ទុក​ឲ្យ​ងំ​ដោយ​ចំហាយ​ក្ដៅ : ផ្ងំ​បាយ ។ <text:s/>ព. ប្រ. នៅ​ដំអក់​យូរ​ជ្រងំ​មាន​អាការ​ដូច​គេ​ផ្ងំ​បាយ : ចុះ​ផ្ងំ​នៅ​ដល់​ណា​ទៀត ! (ប្រើ​ជា ភ្ងំ តាម​ប្រភព​ពាក្យ​ថា ធ្វើ​ឲ្យ ងំ ក៏​សឹង​តែ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០</text:p>
          </table:table-cell>
          <table:table-cell table:style-name="តារាង1.A2" office:value-type="string">
            <text:p text:style-name="P6">ផ្ច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ដោយ​ពេញ​ចំណង់ គឺ​ធ្វើ​អ្វី​ៗ​ដោយ​ពិនិត្យ​ពិច័យ ។ ផ្ចង់​ចិត្ត <text:s/>តាំង​ចិត្ត​ដោយ​ប្រ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១</text:p>
          </table:table-cell>
          <table:table-cell table:style-name="តារាង1.A2" office:value-type="string">
            <text:p text:style-name="P6">ផ្ចប់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ជញ្ជាប់​មាត់​ឬ​ដោយ​ត្របាក់​ស៊ី ។</text:p>
          </table:table-cell>
          <table:table-cell table:style-name="តារាង1.D2" office:value-type="string">
            <text:p text:style-name="P3">ផ្ចាប់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២</text:p>
          </table:table-cell>
          <table:table-cell table:style-name="តារាង1.A2" office:value-type="string">
            <text:p text:style-name="P6">ផ្ចាច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ចាប់​ទង្គិច​គូទ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៣</text:p>
          </table:table-cell>
          <table:table-cell table:style-name="តារាង1.A2" office:value-type="string">
            <text:p text:style-name="P6">ផ្ចាញ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ចាញ់ ។ ផ្ចាញ់​ផ្ចាល <text:s/>ឬ ផ្ចាល​ផ្ចាញ់ <text:s/>ធ្វើ​ឲ្យ​ចាញ់​ឲ្យ​រាង​ចាល​លែង​ហ៊ាន​ត​ទៅ​ទៀត ឬ​ផ្តន្ទា​បង្អាប់​បង្អោន​ឲ្យ​មាន​អៀន​អន់​រាង​ច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ចាញ់ផ្ចាល <text:s text:c="2"/>ផ្ចាលផ្ចាញ់ </text:p>
          </table:table-cell>
        </table:table-row>
        <table:table-row>
          <table:table-cell table:style-name="តារាង1.A2" office:value-type="string">
            <text:p text:style-name="P5">៧៨៧៤</text:p>
          </table:table-cell>
          <table:table-cell table:style-name="តារាង1.A2" office:value-type="string">
            <text:p text:style-name="P6">ផ្ចាប់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ចប់​ៗ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៥</text:p>
          </table:table-cell>
          <table:table-cell table:style-name="តារាង1.A2" office:value-type="string">
            <text:p text:style-name="P6">ផ្ច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ចាល, ឲ្យ​រាង​ចាល (ម. ព. ផ្ចាញ់ ផង) : សង្ឃ​ផ្ចាល​ភិក្ខុ​ដែល​មាន​មានះ​របឹង​រឹងរូ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៦</text:p>
          </table:table-cell>
          <table:table-cell table:style-name="តារាង1.A2" office:value-type="string">
            <text:p text:style-name="P6">ផ្ច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វយវៈ​ត្រង់​ពាក់​កណ្ដាល​ពោះ ។ ប៉ែក​ដែល​ជា​សូន្យ​ត្រង់​ពាក់​កណ្ដាល : ផ្ចិត​ភូមិ, ផ្ចិត​ផែន​ដី (គួរ​ប្រយ័ត្ន កុំ​និយាយ ផ្សិ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៧</text:p>
          </table:table-cell>
          <table:table-cell table:style-name="តារាង1.A2" office:value-type="string">
            <text:p text:style-name="P6">ផ្ចិតផ្ច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ដោយ​ផ្ចង់​អស់​ពី​ចិត្ត អស់​ពី​ចំណង់ (ម. ព. ផ្ចង់ ផង) ។ កិ. វិ. : ធ្វើ​ការ​ផ្ចិតផ្ចង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៨</text:p>
          </table:table-cell>
          <table:table-cell table:style-name="តារាង1.A2" office:value-type="string">
            <text:p text:style-name="P6">ផ្ច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ខ្លឹម​មាន​សាច់​រឹង​ជាប់​ធន់​បាន​យូរ​សម្រាប់​ប្រើ​ជា​គ្រឿង​ទព្វ​សម្ភារៈ​ផ្សេង​ៗ​មាន​ធ្វើ​សសរ​ផ្ទះ​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៧៩</text:p>
          </table:table-cell>
          <table:table-cell table:style-name="តារាង1.A2" office:value-type="string">
            <text:p text:style-name="P6">ផ្ច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ជិត​ណាស់​ហាក់​ដូច​គេ​យក​អ្វី​ទៅ​ចុក : បាញ់​ផ្ចុក, ដាក់​ផ្ចុ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០</text:p>
          </table:table-cell>
          <table:table-cell table:style-name="តារាង1.A2" office:value-type="string">
            <text:p text:style-name="P6">ផ្ចុងផ្ដើ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ទំនុក​បម្រុង​ឲ្យ​ឃើញ​ចុង​ឃើញ​ដើម គឺ​ប្រដុង​ប្រជា​ដោយ​សព្វ​គ្រប់​ឲ្យ​ដុះដាល​ចម្រើន : មាតា​បិតា​ផ្ចុង​ផ្ដើម​កូន​ឲ្យ​រៀន​សូត្រ ឬ ឲ្យ​ធ្វើ​ការ​រក​ស៊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១</text:p>
          </table:table-cell>
          <table:table-cell table:style-name="តារាង1.A2" office:value-type="string">
            <text:p text:style-name="P6">ផ្ចុ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សូរ​ដូច​គេ​ចាប់​ច្បុច, ចុច​សួរ​ស្កាត់​មិន​ឲ្យ​​គេចកែ​រួច : ផ្ចុច​សួរ; សួរ​ផ្ចុ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២</text:p>
          </table:table-cell>
          <table:table-cell table:style-name="តារាង1.A2" office:value-type="string">
            <text:p text:style-name="P6">ផ្ចោ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ធ្វើ​ឲ្យ​ចោត​ចុះ​ទៅ​ក្រោម, សំដៅ​ដាក់​ចំ​ពី​លើ : ព្រាន​ផ្ចោត​កាំភ្លើង​ពី​លើ​ធ្នះ​បាញ់​សំដៅ ជ្រូក​ព្រៃ; បាញ់​ផ្ចោ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៣</text:p>
          </table:table-cell>
          <table:table-cell table:style-name="តារាង1.A2" office:value-type="string">
            <text:p text:style-name="P6">ផ្ញាច់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ទំពា : ទំពា​ផ្ញាច់​ៗ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៤</text:p>
          </table:table-cell>
          <table:table-cell table:style-name="តារាង1.A2" office:value-type="string">
            <text:p text:style-name="P6">ផ្ញាញ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អំពី​អាការ​ទំពា​មើល​ទៅ​ឃើញ​ផ្ញាញ​ៗ : ទំពា​ផ្ញាញ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៥</text:p>
          </table:table-cell>
          <table:table-cell table:style-name="តារាង1.A2" office:value-type="string">
            <text:p text:style-name="P6">ផ្ញ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រុញ​ដាក់​ឲ្យ​ញ៉ុក​ណែន, ចាប់​ញាត់​ត្រសុក​ទៅ​ក្នុង​ទី​សុកមម៉ុក : ផ្ញុក​ថែម​ទៀត, ដាក់​ប៉ុណ្ណឹង​ល្មម​ហើយ កុំ​យក​ទៅ​ផ្ញុក​ច្រើន​ព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៦</text:p>
          </table:table-cell>
          <table:table-cell table:style-name="តារាង1.A2" office:value-type="string">
            <text:p text:style-name="P6">ផ្ញុ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រុញ​ដាក់​ឲ្យ​ទល់​ឲ្យ​ដល់​ឲ្យ​ប៉ះ​នឹង​អ្វី​មួយ : ចាប់​ផ្ញុច, រុញ​ផ្ញុច, សង្កត់​ផ្ញុ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៧</text:p>
          </table:table-cell>
          <table:table-cell table:style-name="តារាង1.A2" office:value-type="string">
            <text:p text:style-name="P6">ផ្ញើ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ញ្ជូន​បញ្ញើ​ពី​ទី​មួយ​ទៅ​កាន់​ទី​មួយ​ទៀត : ផ្ញើ​សំបុត្រ​ទៅ​បង​ប្អូន​នៅ​កំពង់ចាម, ផ្ញើ​អីវ៉ាន់​តាម​កប៉ាល់ ។ ដាក់​ទុក​ឲ្យ​គេ​ទទួល​បញ្ញើ​ដោយ​មាន​ពាក្យ​ផ្ដាំ ឬ សន្យា​យ៉ាង​ណា​ៗ : ខ្ញុំ​សុំ​ផ្ញើ​ហិប​នេះ​នៅ​ផ្ទះ​អ្នក​សិន​ដល់​ថ្ងៃ​ស្អែក​ខ្ញុំ​នឹង​មក​យ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៨</text:p>
          </table:table-cell>
          <table:table-cell table:style-name="តារាង1.A2" office:value-type="string">
            <text:p text:style-name="P6">ផ្ញៀ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មួយ​ប្រភេទ មាន​ផ្លែ​ចេញ​ពី​មែក​ឬ​ពី​ដើម​ជា​ចង្កោម​ៗ មាន​រស​ជូរ​អែម​ឬ​ជូរ បរិភោគ​ជា​ចំណី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៨៩</text:p>
          </table:table-cell>
          <table:table-cell table:style-name="តារាង1.A2" office:value-type="string">
            <text:p text:style-name="P6">ផ្ញោញ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អំពី​អាការ​ទំពា​ធ្វើ​មាត់​ច្របូញ​រឿយ​ៗ : ទំពា​ផ្ញោញ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០</text:p>
          </table:table-cell>
          <table:table-cell table:style-name="តារាង1.A2" office:value-type="string">
            <text:p text:style-name="P6">ផ្ដន្ទ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text:span text:style-name="T1">, ផ្ដន់-ទា </text:span>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ចាល, ធ្វើ​ទោស​ផ្ចាល; បន់​ឲ្យ​គេ​វិនាស : ត្រូវ​ផ្ដន្ទា​វា​តាម​ច្ប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១</text:p>
          </table:table-cell>
          <table:table-cell table:style-name="តារាង1.A2" office:value-type="string">
            <text:p text:style-name="P6">ផ្ដល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 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ដល់, ឲ្យ​ធួន គឺ​ជួយ​បង្គ្រប់, ជួយ​បំពេញ ឲ្យ​គ្រប់​គ្រាន់, ឲ្យ​ដល់​ទី​បំផុត​កិច្ច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២</text:p>
          </table:table-cell>
          <table:table-cell table:style-name="តារាង1.A2" office:value-type="string">
            <text:p text:style-name="P6">ផ្ដាក់ផ្ដឺ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 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ដឺតផ្ដក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៣</text:p>
          </table:table-cell>
          <table:table-cell table:style-name="តារាង1.A2" office:value-type="string">
            <text:p text:style-name="P6">ផ្ដាច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ដាច់ (បុ. សរ. ផ្ដេច) ។ ល្អ​ផ្ដាច់ ល្អ​ដាច់​គេ ។ ខូច​ផ្ដាច់ ខូច​ជាង​គេ ។ ផ្ដាច់ផ្ដិល ឬ ផ្ដិលផ្ដាច់ ផ្ដិល​ឲ្យ​ដាច់​ផុត​លែង​មាន​ត​ទៅ​ទៀត ។ ផ្ដាច់​បង់ កាត់​បង់; សម្លាប់ ។ ផ្ដាច់​ព្រ័ត្រ <text:s/>(ព. ប្រ.) ធ្វើ​បង្ហើយ​ត្រឹម​ប៉ុណ្ណេះ​លែង​ធ្វើ​ត​ទៅ​ទៀត : លេង​ផ្ដាច់​ព្រ័ត្រ, ធ្វើ​ការ​ផ្ដាច់​ព្រ័ត្រ (ព. ប្រ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ាច់ផ្ដិល </text:p>
            <text:p text:style-name="P2">ផ្ដិលផ្ដាច់ <text:s/></text:p>
            <text:p text:style-name="P2">ផ្ដាច់​បង់ </text:p>
            <text:p text:style-name="P2">ផ្ដាច់​ព្រ័ត្រ</text:p>
            <text:p text:style-name="P2"/>
            <text:p text:style-name="P2"/>
          </table:table-cell>
        </table:table-row>
        <table:table-row>
          <table:table-cell table:style-name="តារាង1.A2" office:value-type="string">
            <text:p text:style-name="P5">៧៨៩៤</text:p>
          </table:table-cell>
          <table:table-cell table:style-name="តារាង1.A2" office:value-type="string">
            <text:p text:style-name="P6">ផ្ដ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 ជា គុ ឬ កិ. វិ.</text:p>
          </table:table-cell>
          <table:table-cell table:style-name="តារាង1.D2" office:value-type="string">
            <text:p text:style-name="P2">ដែល​ទាស​ចេញ​ខុស​ពី​ផ្លូវ​ពី​គន្លង, ខុស​របៀប, ខុស​ច្បាប់ ខុស​សណ្ដាប់, មិនមែន, មិន​ពិត : មនុស្ស​ផ្ដាស; និយាយ​តែ​ផ្ដាស ។ ផ្ដាស ! ខុស !, ព្រើល !...។ មនុស្ស​ទាំង​ផ្ដាស មនុស្ស​ដែល​គេ​មិន​ស្គាល់​ថា​មក​ពី​ណា នៅ​ឯណា អាក្រក់​ឬ​ល្អ​យ៉ាង​ណា : កុំ​ជឿ​ពាក្យ​មនុស្ស​ទាំង​ផ្ដាស <text:s/>(ប្រើ​ជា​ពហុវចនៈ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៥</text:p>
          </table:table-cell>
          <table:table-cell table:style-name="តារាង1.A2" office:value-type="string">
            <text:p text:style-name="P6">ផ្ដា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ពោល​ពាក្យ​ផ្ដន្ទា, ជេរ​ប្រទេច​ផ្ដន្ទា​ឲ្យ​គេ​វិនាស; ដាក់​បណ្ដាសា : គេ​ផ្ដាសា​វា​ខ្លាំង​ណាស់ ព្រោះ​វា​ដើរ​ជាន់​ដំណាំ​គេ​ខ្ទេចខ្ទី​អស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៦</text:p>
          </table:table-cell>
          <table:table-cell table:style-name="តារាង1.A2" office:value-type="string">
            <text:p text:style-name="P6">ផ្ដាស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ោគ​មួយ​ប្រភេទ​មាន​អាការ​បណ្ដាល​ឲ្យ​កណ្ដាស់ ឲ្យ​ហូរ​ហៀរ​ទឹក​សំបោរ ។ ប្រើ​ជា កិ. ក៏​បាន : ខ្ញុំ​ផ្ដាសាយ​ពី​បី​ថ្ងៃ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៧</text:p>
          </table:table-cell>
          <table:table-cell table:style-name="តារាង1.A2" office:value-type="string">
            <text:p text:style-name="P6">ផ្ដ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ដិត​ឬ​ឲ្យ​ជក់​ដោយ​សង្កត់​ចុះ ។ ន. ឈ្មោះ​ក្រដាស​សាច់​ព្រួក សម្រាប់​ផ្ដិត​ឲ្យ​ជក់​ទឹក​សរសេរ : ក្រដាស​ផ្ដិត (ម. ព. ផ្ដេក <text:s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៨</text:p>
          </table:table-cell>
          <table:table-cell table:style-name="តារាង1.A2" office:value-type="string">
            <text:p text:style-name="P6">ផ្ដិ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ធ្វើ​ឲ្យ​ដាច់, ឲ្យ​កំបុត, ឲ្យ​ផុត លែង​មាន​ត​ទៅ​ទៀត : ផ្ដិល​បំផុត​ពូជ; កាប់​ផ្ដិល <text:s/>(មើល​ក្នុង​ពាក្យ ផ្ដាច់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៨៩៩</text:p>
          </table:table-cell>
          <table:table-cell table:style-name="តារាង1.A2" office:value-type="string">
            <text:p text:style-name="P6">ផ្ដឺត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មាន​អាការ​ម្លឺត​ៗ ឬ​ដែល​ដក​ច្បួស​ម្លឺត​ៗ : ដើរ​លុយ​ភក់​ផ្ដឺត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០</text:p>
          </table:table-cell>
          <table:table-cell table:style-name="តារាង1.A2" office:value-type="string">
            <text:p text:style-name="P6">ផ្ដឺតផ្ដ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មាន​អាការ​ហត់​ដក​ដង្ហើម​ដោយ​លំបាក (និយាយ​ថា ផ្ដាក់ផ្ដឺត 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១</text:p>
          </table:table-cell>
          <table:table-cell table:style-name="តារាង1.A2" office:value-type="string">
            <text:p text:style-name="P6">ផ្ដុ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 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ក្លិន​ធុំ​ស្ទើរ​ជូរ​ស្ទើរ​ឆ្អាប​ស្ទើរ​ស្អុយ កើត​មាន​ដោយ​ផ្អួរ, ផ្អូ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២</text:p>
          </table:table-cell>
          <table:table-cell table:style-name="តារាង1.A2" office:value-type="string">
            <text:p text:style-name="P6">ផ្ដូ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ោគ​មួយ​ប្រភេទ​កើត​នៅ​ស្បែក​មនុស្ស ដុះ​ដោរ​ឡើង​ជា​សាច់​ទន់​សម្បុរ​ជាំ មាន​ទំហំ​ប្រមាណ​ប៉ុន​គ្រាប់​សណ្ដែក​បាយ​ឬ​ប៉ុន​គ្រាប់​ពោត​ឬ​ក៏​ធំ​ទ្រើស​ជាង​នោះ​ទៅ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៣</text:p>
          </table:table-cell>
          <table:table-cell table:style-name="តារាង1.A2" office:value-type="string">
            <text:p text:style-name="P6">ផ្ដួ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ួច​ឡើង, កកើត​ឡើង, តាំង​ឡើង​ជាង​មុន ។ ផ្ដួចផ្ដើម <text:s/>តាំង​កកើត​ឡើង​ជា​មុន​បង្អស់, ដួច​ឡើង​ដើម​ដំបូ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ួចផ្ដើម</text:p>
          </table:table-cell>
        </table:table-row>
        <table:table-row>
          <table:table-cell table:style-name="តារាង1.A2" office:value-type="string">
            <text:p text:style-name="P5">៧៩០៤</text:p>
          </table:table-cell>
          <table:table-cell table:style-name="តារាង1.A2" office:value-type="string">
            <text:p text:style-name="P6">ផ្ដួ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ដួល : ផ្ដួល​ខ្លួន, ផ្ដួល​ត្បាល់ ។ ព. ប្រ. ធ្វើ​ឲ្យ​ចាញ់, ឲ្យ​វិនាស : ផ្ដួល​ឲ្យ​ធ្លាក់​យស​ស័ក្តិ ។ <text:s/>ម. ព. ផ្ដេកផ្ដួល <text:s/>ក្នុង​ពាក្យ​ <text:s/>ផ្ដ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៥</text:p>
          </table:table-cell>
          <table:table-cell table:style-name="តារាង1.A2" office:value-type="string">
            <text:p text:style-name="P6">ផ្ដើ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តាំង​ឡើង​ជា​មុន, ចាប់​ក​ធ្វើ​ជា​ខាង​ដើម, នាំ​ធ្វើ​មុន​គេ, ប្រារព្ធ : ផ្ដើម​កសាង​សាលា​រៀន, ផ្ដើម​ជីក​ស្រះ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៦</text:p>
          </table:table-cell>
          <table:table-cell table:style-name="តារាង1.A2" office:value-type="string">
            <text:p text:style-name="P6">ផ្ដៀ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ធំ​មួយ​ប្រភេទ ស្លឹក​ស្រដៀង​នឹង​ស្លឹក​ឈើ​ទ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៧</text:p>
          </table:table-cell>
          <table:table-cell table:style-name="តារាង1.A2" office:value-type="string">
            <text:p text:style-name="P6">ផ្ដៀ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្រាប់, ជម្រាប, ប្ដឹង​ដោយ​មាត់​ទទេ ឬ​ដោយ​សូត្រ​ជា​សេចក្ដី​រៀបរាប់​ឲ្យ​ដឹង (ស. ស. ប្រើ​ចំពោះ​តែ​សមណៈ, បព្វជិត) ត្រូវ​ភិក្ខុ​មួយ​រូប​ជា​អ្នក​ឈ្លាស​ប្រតិពល​ផ្ដៀង​ជំនុំ​សង្ឃ​ឲ្យ​ដឹង​ជាមុន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៨</text:p>
          </table:table-cell>
          <table:table-cell table:style-name="តារាង1.A2" office:value-type="string">
            <text:p text:style-name="P6">ផ្ដៀងផ្ដ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និយាយ​បញ្ឆិតបញ្ឆៀង​នាយ​អាយ, និយាយ​ដួសដង, និយាយ​ដៀង​ទៅ​រក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០៩</text:p>
          </table:table-cell>
          <table:table-cell table:style-name="តារាង1.A2" office:value-type="string">
            <text:p text:style-name="P6">ផ្ដៀ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ល្អៀច, ដែល​ជ្រាយ​ល្អៀច​ៗ ។</text:p>
          </table:table-cell>
          <table:table-cell table:style-name="តារាង1.D2" office:value-type="string">
            <text:p text:style-name="P3">ផ្ដៀច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០</text:p>
          </table:table-cell>
          <table:table-cell table:style-name="តារាង1.A2" office:value-type="string">
            <text:p text:style-name="P6">ផ្ដេ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ញ៉ាំង​អ្នក​ដទៃ​ឲ្យ​ដេក, ដាក់​ឲ្យ​ដេក : ផ្ដេក​កូន, ផ្ដេក​សសរ ។ ផ្ដេក​ចិត្ត <text:s/>បង្អោន​បន្ទន់​ចិត្ត​ឲ្យ​ស៊ប់​ទៅ​រក ។ ផ្ដេកផ្ដិត <text:s/>ជាប់​ចិត្ត​ដិត​នៅ​មិន​ងាក​មិន​បែរ : ស្រឡាញ់​ផ្ដេកផ្ដិត ។ ផ្ដេកផ្ដួល ផ្ដេក​ចិត្ត​ផ្ដួល​ខ្លួន ដោយ​ស្រឡាញ់​រាប់អាន​លើស​លុប ។ ផ្ដេក​ស្រូវ <text:s/>ផ្ដេក​គុម្ព​ស្រូវ​ទុំ​ឲ្យ​ដួល​រាប​រគេន ដើម្បី​ឲ្យ​ស្រួល​ច្រូត (ម. ព. ឈើ​ផ្ដេក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េកផ្ដិត </text:p>
            <text:p text:style-name="P2">ផ្ដេកផ្ដួល </text:p>
          </table:table-cell>
        </table:table-row>
        <table:table-row>
          <table:table-cell table:style-name="តារាង1.A2" office:value-type="string">
            <text:p text:style-name="P5">៧៩១១</text:p>
          </table:table-cell>
          <table:table-cell table:style-name="តារាង1.A2" office:value-type="string">
            <text:p text:style-name="P6">ផ្ដេ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ដាច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២</text:p>
          </table:table-cell>
          <table:table-cell table:style-name="តារាង1.A2" office:value-type="string">
            <text:p text:style-name="P6">ផ្ដេសផ្ដ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 ជា គុ. ឬ កិ. វិ.</text:p>
          </table:table-cell>
          <table:table-cell table:style-name="តារាង1.D2" office:value-type="string">
            <text:p text:style-name="P2">ដែល​ខ្ជីខ្ជា, ឥត​សណ្ដាប់​ធ្នាប់, ខុស​ផ្លូវ​ខុស​គន្លង, ខុស​របៀប, ខុស​ច្បាប់, តាម​តែ​ប្រទះ : សម្ដី​ផ្ដេសផ្ដាស, ការ​ផ្ដេសផ្ដាស; និយាយ​ផ្ដេសផ្ដាស, ធ្វើ​ផ្ដេសផ្ដ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៣</text:p>
          </table:table-cell>
          <table:table-cell table:style-name="តារាង1.A2" office:value-type="string">
            <text:p text:style-name="P6">ផ្ដ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ផ្ដាច់ ឬ ផ្ដាំ ថា : ផ្ដាច់​ផ្ដែ​កូន​ចៅ គឺ​ផ្ដាច់​កូន​ស្រី ឬ ចៅ​ស្រី​មិន​ឲ្យ​ទៅ​គេ​ដោយ​មាន​ដំណើរ​ទាស់​ឆ្គង​បន្តិចបន្តួច: ផ្ដែផ្ដាំ គឺ​ផ្ដាំ​ហើយ​ផ្ដាំ​ទៀត​ពី​នេះ​ខ្លះ​ពី​នោះ​ខ្ល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ែផ្ដាំ </text:p>
          </table:table-cell>
        </table:table-row>
        <table:table-row>
          <table:table-cell table:style-name="តារាង1.A2" office:value-type="string">
            <text:p text:style-name="P5">៧៩១៤</text:p>
          </table:table-cell>
          <table:table-cell table:style-name="តារាង1.A2" office:value-type="string">
            <text:p text:style-name="P6">ផ្ដ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ើក​ភារៈ​ឬ​កិច្ចការ​ទាំង​ស្រុង​ដាក់​ប្រគល់​ឲ្យ​ទៅ​អ្នក​ដទៃ​ដោយ​អាង​ថា​ស្រេច​នឹង​គេ ឬ​លើក​គំនិត​ផ្អែក​ទៅ​លើ​អ្នក​ដទៃ : ផ្ដែក​មុខ​ការ​ឲ្យ, ផ្ដែក​គំនិត​ទៅ​លើ​កូ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៥</text:p>
          </table:table-cell>
          <table:table-cell table:style-name="តារាង1.A2" office:value-type="string">
            <text:p text:style-name="P6">ផ្ដែកវេ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ើក​រលាស់​កិច្ចការ​ធុរៈ​ទាំងស្រុង ដាក់​ទៅ​លើ​អ្នក​ដទៃ មិន​ទទួល​ខុស​ត្រូវ​លើ​ខ្លួន​ថែម​ទាំង​ទាម​យក​គុណ​យក​ប្រយោជន៍​ដែល​ត្រូវ​បាន​នោះ​ផង : មិន​គួរ​បើក​មុខ​ការ​នេះ​មក​ផ្ដែក​វេរ​ឲ្យ​ខ្ញុំ​ស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៦</text:p>
          </table:table-cell>
          <table:table-cell table:style-name="តារាង1.A2" office:value-type="string">
            <text:p text:style-name="P6">ផ្ដែ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្ដារ​រនាំង​បាំង​រាំង​ចន្លោះ​ដំបូល​ដែល​មាន​ជាន់​ពីរ : ផ្ដែរ​វិហារ, ផ្ដែរ​សាល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៧</text:p>
          </table:table-cell>
          <table:table-cell table:style-name="តារាង1.A2" office:value-type="string">
            <text:p text:style-name="P6">ផ្ដោ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តម្រង់​សំដៅ​ដូច​គេ​ដោត​ពី​លើ​ចុះ​ក្រោម​ដោយ​គ្រឿង​សស្ត្រាវុធ; ឬ​សត្វ​ស្លាប​ដែល​បោះ​ពួយ​ចុះ​ឬ​ក៏​ឆាប​សំដៅ​ដាក់ : ផ្ដោត​ចុង​កាំបិត, ផ្ដោត​ចុង​កាំភ្លើង; ខ្សែ​បោះ​ពួយ​ផ្ដោត​ឆាប​ឆក់​កូន​មាន់ ។ ផ្ដោត​ចិត្ត <text:s/>តាំង​ចិត្ត​សំដៅ​ឆ្ពោះ​ទៅ​រក​អ្វី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៨</text:p>
          </table:table-cell>
          <table:table-cell table:style-name="តារាង1.A2" office:value-type="string">
            <text:p text:style-name="P6">ផ្ដោម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សំពះ​លើក​ដាក់​ៗ ឬ​ឱន​ងើប​ៗ : សំពះ​ផ្ដោម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១៩</text:p>
          </table:table-cell>
          <table:table-cell table:style-name="តារាង1.A2" office:value-type="string">
            <text:p text:style-name="P6">ផ្ដោះផ្ដ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និយាយ​បញ្ចៀស​វាសវាង​ឬ​បញ្ឆិត​បញ្ឆៀង​សាសព្ទ​អំពី​ហេតុ​ដើម​ ឬ​អំពី​បំណង​របស់​ខ្លួន ដោយ​សេចក្ដី​មិន​ឲ្យ​គេ​ចាប់​ដំណើរ​បាន : ផ្ដោះផ្ដង​ឲ្យ​ដឹង; និយាយ​ផ្ដោះផ្ដង, ច្រៀង​ផ្ដោះផ្ដ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០</text:p>
          </table:table-cell>
          <table:table-cell table:style-name="តារាង1.A2" office:value-type="string">
            <text:p text:style-name="P6">ផ្ដ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វល្លិ​ដើម​រឹង​មួយ​ប្រភេទ​មាន​បន្លា​នៅ​ស្រទប, ធាង, ស្លឹក (ទីទៃ​ពី​រពាក់); ផ្ដៅ​មាន​ឈ្មោះ​ច្រើន​ប្រភេទ​គឺ ផ្ដៅ​ទឹក, ផ្ដៅ​ក្រែក, ផ្ដៅ​ឈ្វាំង, ផ្ដៅ​អារ៉េច, ផ្ដៅ​ដំបង, ព្រះ​ផ្ដៅ..., ជា​វល្លិ​មាន​ប្រយោជន៍​យ៉ាង​សំខាន់ ប្រើ​ការ​បាន​ច្រើន​យ៉ាង មាន​ប្រើ​ធ្វើ​ចំណង​និង​ធ្វើ​កៅអី​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ៅ​ទឹក </text:p>
            <text:p text:style-name="P2">ផ្ដៅ​ក្រែក</text:p>
            <text:p text:style-name="P2">ផ្ដៅ​ឈ្វាំង</text:p>
            <text:p text:style-name="P2">ផ្ដៅ​អារ៉េច</text:p>
            <text:p text:style-name="P2">ផ្ដៅ​ដំបង </text:p>
            <text:p text:style-name="P2">ព្រះ​ផ្ដៅ </text:p>
          </table:table-cell>
        </table:table-row>
        <table:table-row>
          <table:table-cell table:style-name="តារាង1.A2" office:value-type="string">
            <text:p text:style-name="P5">៧៩២១</text:p>
          </table:table-cell>
          <table:table-cell table:style-name="តារាង1.A2" office:value-type="string">
            <text:p text:style-name="P6">ផ្ដុ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ជា​ដុំ; ប្រមូល, រួបរួម​ឲ្យ​ជា​ដុំ​ឬ​ជា​ពួក : ផ្ដុំ​គ្នា​នៅ​មុខ​សាលា​រៀ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២</text:p>
          </table:table-cell>
          <table:table-cell table:style-name="តារាង1.A2" office:value-type="string">
            <text:p text:style-name="P6">ផ្ដា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ដ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ញើ​ពាក្យ, ផ្ញើ​សំដី; ពោល​ពាក្យ​មាន​របៀប, មាន​កំណត់ ទុក​ឲ្យ​អ្នក​ទទួល​ស្ដាប់​ចង​ចាំ​ទៅ​មុខ ។ ផ្ដាំ​ផ្ញើ <text:s/>ផ្ញើ​បណ្ដាំ​ទៅ​មក​ដោយ​សារ​គេ ឬ​ផ្ញើ​សំដី​ទុក​ឲ្យ​អ្នក​ស្ដាប់​ចង​ចាំ​រៀង​ទៅ ។ ផ្ដាំ​ប្រដៅ <text:s/>ស្ដី​ប្រដៅ​ជា​បណ្ដាំ​ទុក​ឲ្យ​ចង​ចាំ​ត​ទៅ ។ ម្ល៉េះ​ហើយ​ផ្ដាំ​កូន ! <text:s/>ម្លេះ​ហើយ​រាង​ចាល​ផ្ដាំ​កូន​ឲ្យ​ចង​ចាំ​ទៅ​មុខ ។ ផ្គរ​ផ្ដាំ​ក្ដាម​ខ្យង <text:s/>ផ្គរ​ដែល​លាន់​ឮ​គ្រុម​ៗ​វែង​ៗ​ផ្ទួន​ៗ ច្រើន​តែ​មាន​នៅ​វេលា​ជិត​ភ្លឺ​ឬ​វេលា​ព្រឹក​ព្រហាម ដែល​មាន​ភ្លៀង​ជញ្ជ្រំ ក្នុង​សម័យ​ជា​ខាង​ចុង​នៃ​រដូវ​ភ្លៀង ហាក់​ដូច​ជា​ស្រែក​ផ្ដាំ​ពួក​មច្ឆជាតិ​មាន​ក្ដាម​ខ្យង​ជាដើម ឲ្យ​ដឹង​ថា​ជិត​អស់​ទឹក​ភ្លៀង​ហើយ (ហៅ​តាម​ពាក្យ​ចាស់​ទុំ​ថ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ដាំផ្ញើ <text:s/></text:p>
            <text:p text:style-name="P2">ផ្ដាំ​ប្រដៅ</text:p>
            <text:p text:style-name="P2"/>
          </table:table-cell>
        </table:table-row>
        <table:table-row>
          <table:table-cell table:style-name="តារាង1.A2" office:value-type="string">
            <text:p text:style-name="P5">៧៩២៣</text:p>
          </table:table-cell>
          <table:table-cell table:style-name="តារាង1.A2" office:value-type="string">
            <text:p text:style-name="P6">ផ្ត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ផ្គង​ប្លោង​សំដៅ​ពី​ចម្ងាយ​ឲ្យ​ធ្លាក់​ចំ​ដូច​គេ​បន្តក់​ទៅ​លើ : ផ្តក់​ឲ្យ​ចំ; បាញ់​ផ្តក់​ឲ្យ​ធ្លាក់​ចំ​ទី​ដ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៤</text:p>
          </table:table-cell>
          <table:table-cell table:style-name="តារាង1.A2" office:value-type="string">
            <text:p text:style-name="P6">ផ្តិតផ្តូ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ចំតិតចំតូង; ដែល​ងើប​ៗ​ក្រាប​ៗ​រឿយ​ៗ : ដួល​ផ្តិតផ្តូង; សំពះ​ផ្តិត​ផ្តូ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៥</text:p>
          </table:table-cell>
          <table:table-cell table:style-name="តារាង1.A2" office:value-type="string">
            <text:p text:style-name="P6">ផ្តិ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ាជនៈ​ពួក​មួយ មាន​គម្រប មាន​ជើង​ឬ​ឥត​គម្រប​ឥត​ជើង ធ្វើ​ដោយ​លោហ​ជាតិ​ផ្សេង​ៗ មាន​ស្ពាន់​និង​លង់ហិន​ជាដើម <text:s/>ឬ​អំពី​ប្រាក់​មាស សម្រាប់​ដង​ទឹក ឬ​ដាក់​ទឹក​ប្រើប្រាស់ : ផ្តិល​ស្ពាន់, ផ្តិល​លង់ហិន, ផ្តិល​សំរិទ្ធិ, ផ្តិល​ប្រាក់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៦</text:p>
          </table:table-cell>
          <table:table-cell table:style-name="តារាង1.A2" office:value-type="string">
            <text:p text:style-name="P6">ផ្តឹក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ដង្ហើម​តិច​ៗ ខ្សោយ​ណាស់ រង់ចាំ​តែ​វេលា​នឹង​ស្ល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៧</text:p>
          </table:table-cell>
          <table:table-cell table:style-name="តារាង1.A2" office:value-type="string">
            <text:p text:style-name="P6">ផ្តើក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តើក​ៗ, ខ្វើក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៨</text:p>
          </table:table-cell>
          <table:table-cell table:style-name="តារាង1.A2" office:value-type="string">
            <text:p text:style-name="P6">ផ្តេត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ជើង 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មាន​កម្លាំង​ខ្សោយ​ហេប​ៗ ឬ​ដែល​ក្រាប​សំពះ​ងក់​ងើប​រឿយ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២៩</text:p>
          </table:table-cell>
          <table:table-cell table:style-name="តារាង1.A2" office:value-type="string">
            <text:p text:style-name="P6">ផ្ទ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ត្រី​ស្រកា​មួយ​ប្រភេទ សន្ដាន​ត្រី​រ៉ស់​ប៉ុន្តែ​រូប​តូច <text:s/>: ត្រី​ផ្ទ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ត្រី​ផ្ទក់</text:p>
          </table:table-cell>
        </table:table-row>
        <table:table-row>
          <table:table-cell table:style-name="តារាង1.A2" office:value-type="string">
            <text:p text:style-name="P5">៧៩៣០</text:p>
          </table:table-cell>
          <table:table-cell table:style-name="តារាង1.A2" office:value-type="string">
            <text:p text:style-name="P6">ផ្ទញ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ទញ់; ពោល​ពាក្យ​បន្ទច់​បង្អាក់​ឬ​សង្កត់​សង្កិន​ឲ្យ​ទញ់; ឲ្យ​ទាល់​ផ្លូវ, ទាល់​សេចក្ដី : គេ​ផ្ទញ់​កណ្ដាល​ចំណោម ស្រាប់​តែ​បាត់​មាត់​ឈ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១</text:p>
          </table:table-cell>
          <table:table-cell table:style-name="តារាង1.A2" office:value-type="string">
            <text:p text:style-name="P6">ផ្ទ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ទប់​ឲ្យ​នឹង, អង; ចោម​ស្ទាក់​ព័ទ្ធ, ឲ្យ​នៅ​ន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២</text:p>
          </table:table-cell>
          <table:table-cell table:style-name="តារាង1.A2" office:value-type="string">
            <text:p text:style-name="P6">ផ្ទល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ជាមួយ​នឹង​ពាក្យ ផ្ទប់ ថា : ផ្ទប់ផ្ទល់ គឺ​ទប់​ឲ្យ​នៅ​នឹង, ឲ្យ​រឹងប៉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ប់ផ្ទល់ </text:p>
          </table:table-cell>
        </table:table-row>
        <table:table-row>
          <table:table-cell table:style-name="តារាង1.A2" office:value-type="string">
            <text:p text:style-name="P5">៧៩៣៣</text:p>
          </table:table-cell>
          <table:table-cell table:style-name="តារាង1.A2" office:value-type="string">
            <text:p text:style-name="P6">ផ្ទ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ី​បាត​ទន្លេ, បាត​បឹង, បាត​ស្ទឹង​ដែល​ដុះ​ខ្ពស់​ផុត​ពី​ទឹក​មាន​សណ្ឋាន​ដូច​ជា​កោះ, ចួន​កាល​គេ​ជីក​អណ្ដូង​ត្រង់​ទី​នោះ យក​ទឹក​ប្រើប្រាស់​ក៏​មាន (និយាយ​តាម​ទម្លាប់​ស្រុក​ខ្ល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៤</text:p>
          </table:table-cell>
          <table:table-cell table:style-name="តារាង1.A2" office:value-type="string">
            <text:p text:style-name="P6">ផ្ទាត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រលាស់, វាត់, ខ្ទាត​ចេញ​ឬ​លោត​ដោយ​កម្លាំង​ដែល​ប្រឹង​ចំកោង​ផ្ទាត់​ម្រាម​ដៃ, <text:s/>កំពឹស​ផ្តាត់​លោត​ព្រាត...។ ផ្ទាត់​ផ្ទៀង ឬ <text:s/>ផ្ទៀង​ផ្ទាត់ <text:s/>ផ្ទៀង​ឲ្យ​ទៀង​ទាត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ៀងផ្ទាត់ </text:p>
            <text:p text:style-name="P2">ផ្ទាត់ផ្ទៀង</text:p>
          </table:table-cell>
        </table:table-row>
        <table:table-row>
          <table:table-cell table:style-name="តារាង1.A2" office:value-type="string">
            <text:p text:style-name="P5">៧៩៣៥</text:p>
          </table:table-cell>
          <table:table-cell table:style-name="តារាង1.A2" office:value-type="string">
            <text:p text:style-name="P6">ផ្ទាន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ន្ទច់​បង្អាក់​សប​ឲ្យ​ទាន់​ដំណើរ​សម្ដី​អ្នក​ម្ខាង : វា​និយាយ​ត្រឡប់​ត្រឡិន ដោះសា​តែ​សម្ដី​ខ្លួន​ឯង​មិន​រួច ដល់​គេ​ផ្ទាន់​ឲ្យ ស្រាប់​តែ​ច្រឡោត​ខ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៦</text:p>
          </table:table-cell>
          <table:table-cell table:style-name="តារាង1.A2" office:value-type="string">
            <text:p text:style-name="P6">ផ្ទ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ជា​បន្ទាប់​គ្នា, អែប​ទៀប​ខាង​ជា​បន្ទាប់​គ្នា, ដាក់​ផ្សំ​បន្ទាប់​គ្នា, ដាក់​នែប​ពី​លើ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៧</text:p>
          </table:table-cell>
          <table:table-cell table:style-name="តារាង1.A2" office:value-type="string">
            <text:p text:style-name="P6">ផ្ទ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មាន​បន្ទារ : អារ​ផ្ទារ <text:s/>គឺ​អារ​ឈើ​ឲ្យ​បាន​ជា​បន្ទ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៨</text:p>
          </table:table-cell>
          <table:table-cell table:style-name="តារាង1.A2" office:value-type="string">
            <text:p text:style-name="P6">ផ្ទ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ទាល; <text:s/>ដាក់​ឲ្យ​ទាប​ជិត​ភ្លើង ដើម្បី​ឲ្យ​ក្ដៅ​ខ្លាំង, ឲ្យ​ឆាប់​ឆ្អិ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៣៩</text:p>
          </table:table-cell>
          <table:table-cell table:style-name="តារាង1.A2" office:value-type="string">
            <text:p text:style-name="P6">ផ្ទាល់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ចំពោះ, ត​ទល់​ចំពោះ​តែ​មួយ​និង​មួយ, ចំពោះ​តែ​ខ្លួន​មួយ, ដោយ​ខ្លួន​ឯង : ឲ្យ​ផ្ទាល់​ខ្លួន, ទទួល​ផ្ទាល់​ដៃ, និយាយ​ផ្ទាល់​មាត់, ធ្វើ​ការ​ផ្ទាល់​ខ្លួន ។ រៀន​ផ្ទាល់​មាត់ <text:s/>ឬ រៀន​ផ្ទាល់​ពី​មាត់ <text:s/>រៀន​ត​ពី​មាត់​គ្រូ គឺ​គ្រូ​ប្រាប់​ឲ្យ​ថា​តាម ឲ្យ​រៀន​ទន្ទេញ ដោយ​ឥត​មាន​គម្ពីរ​ឬ​ក្បួន​អ្វី​សម្រាប់​អាន​ទន្ទេញ : ខ្ញុំ​ចេះ​អាគម​នេះ ដោយ​រៀន​ផ្ទាល់​មាត់​គ្រូ (ម. ព. មុខ​បាឋ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ទាល់​ពាក្យ​ទាល់​សម្ដី : និយាយ​កុហក​ដូច្នេះ បាន​ជា​គេ​ផ្ទាល់​ឲ្យ រក​ហើប​មាត់​មិន​រួច, អញ​ដឹង​ពុត​វា​អស់​ហើយ ចាំ​មើល​អញ​ផ្ទាល់វា​ម្ដង ។ ផ្ទញ់ផ្ទាល់ <text:s/>គឺ​ផ្ទញ់​ឲ្យ​ទាល់​សេចក្ដ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ញ់ផ្ទាល់ </text:p>
          </table:table-cell>
        </table:table-row>
        <table:table-row>
          <table:table-cell table:style-name="តារាង1.A2" office:value-type="string">
            <text:p text:style-name="P5">៧៩៤០</text:p>
          </table:table-cell>
          <table:table-cell table:style-name="តារាង1.A2" office:value-type="string">
            <text:p text:style-name="P6">ផ្ទ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ស្មៅ​មួយ​ពួក មាន​បន្លា​ខ្លះ​ឥត​បន្លា​ខ្លះ : ផ្ទី​បន្លា, ផ្ទី​អាចម៍​មាន់, ផ្ទី​ថ្ម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ី​បន្លា</text:p>
            <text:p text:style-name="P2">ផ្ទី​អាចម៍​មាន់</text:p>
            <text:p text:style-name="P2"><text:s/>ផ្ទី​ថ្ម</text:p>
          </table:table-cell>
        </table:table-row>
        <table:table-row>
          <table:table-cell table:style-name="តារាង1.A2" office:value-type="string">
            <text:p text:style-name="P5">៧៩៤១</text:p>
          </table:table-cell>
          <table:table-cell table:style-name="តារាង1.A2" office:value-type="string">
            <text:p text:style-name="P6">ផ្ទី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ធ្វើ​ឲ្យ​ដាំ​ទីង; គំហុក, ចាប់​លើក​ផ្អៀង​ឬ​ផ្កាប់​សម្រេង​ទឹក​ឲ្យ​អស់​ឥត​សំចៃ : ផ្ទីង​ឲ្យ​អស់, ចាក់​ផ្ទីង ។ <text:s/>ព. ប្រ. គំហុក ឬ​សំដៅ​ដាក់ ហាក់​ដូច​គេ​ផ្ទីង : ផ្ទីង​ដាក់; បោល​ផ្ទីង, រត់​ផ្ទីង, ធ្វើ​ការ​ផ្ទីង​តែ ១ ថ្ងៃ​ហើយ​ស្រេ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៤២</text:p>
          </table:table-cell>
          <table:table-cell table:style-name="តារាង1.A2" office:value-type="string">
            <text:p text:style-name="P6">ផ្ទឹ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ទន្ទឹម​គ្នា, ដាក់​ទន្ទឹម​ធៀប​គ្នា; ប្រដូច​ឲ្យ​ស្មើ​គ្នា ។ ផ្ទឹម​ផ្ទៀង <text:s/>ផ្ទៀង​ធៀប​គ្នា ។ ប្រៀប​ផ្ទឹម <text:s/>ប្រៀប​ប្រដូច​ឲ្យ​ប៉ុន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ឹម​ផ្ទៀង</text:p>
            <text:p text:style-name="P2">ប្រៀប​ផ្ទឹម </text:p>
          </table:table-cell>
        </table:table-row>
        <table:table-row>
          <table:table-cell table:style-name="តារាង1.A2" office:value-type="string">
            <text:p text:style-name="P5">៧៩៤៣</text:p>
          </table:table-cell>
          <table:table-cell table:style-name="តារាង1.A2" office:value-type="string">
            <text:p text:style-name="P6">ផ្ទឺ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ទាល​ព្រៃ​មួយ​ប្រភេទ ពួក​រំដេង មើម​ប្រើ​ធ្វើ​ជា​គ្រឿង​សម្ល​ឬ​គ្រឿង​ជ្រក់​ជាដើម​បាន ។ អ្នក​ស្រុក​ខ្លះ​ហៅ ខ្ទី, អ្នក​ស្រុក​ខ្លះ​ហៅ ខ្ទឺ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៤៤</text:p>
          </table:table-cell>
          <table:table-cell table:style-name="តារាង1.A2" office:value-type="string">
            <text:p text:style-name="P6">ផ្ទុ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ាក់​បន្ទុក គឺ​លើក​ទម្ងន់​ដាក់​ឲ្យ​ដល់​បន្ទុក, ឲ្យ​ពេញ​ចំណុះ : ផ្ទុក​ស្រូវ, ផ្ទុក​ទំនិញ ។ ផ្ទុក​ផ្ទេរ <text:s/>ឬ ផ្ទេរ​ផ្ទុក <text:s/>ផ្ទេរ​ពី​មួយ​ផ្ទុក​លើ​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ុក​ផ្ទេរ <text:s text:c="2"/></text:p>
            <text:p text:style-name="P2">ផ្ទេរ​ផ្ទុក </text:p>
          </table:table-cell>
        </table:table-row>
        <table:table-row>
          <table:table-cell table:style-name="តារាង1.A2" office:value-type="string">
            <text:p text:style-name="P5">៧៩៤៥</text:p>
          </table:table-cell>
          <table:table-cell table:style-name="តារាង1.A2" office:value-type="string">
            <text:p text:style-name="P6">ផ្ទុ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ច្រាស​ត្រឡប់, ដែល​មិន​ស្រប​គ្នា, ដែល​ជា​ទំនាស់​នឹង​គ្នា : ពាក្យ​ផ្ទុយ, ដំណើរ​ផ្ទុយ; ដេក​ផ្ទុយ​ក្បាល​គ្នា, ដាក់​ផ្ទុយ​គ្នា ។ <text:s/>ព. ផ្ទ. ស្រ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៤៦</text:p>
          </table:table-cell>
          <table:table-cell table:style-name="តារាង1.A2" office:value-type="string">
            <text:p text:style-name="P6">ផ្ទុ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ំបូល​រទេះ (ហៅ​ក្លាយ​ជា ផ្ទុល ឬ ផ្ទូរ ក៏​ម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៤៧</text:p>
          </table:table-cell>
          <table:table-cell table:style-name="តារាង1.A2" office:value-type="string">
            <text:p text:style-name="P6">ផ្ទូ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ផ្ទេរ <text:s/>ថា : ផ្ទេរផ្ទូរ គឺ​ផ្ទេរ​ចុះ​ផ្ទេរ​ឡើង​សម្រួល​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ទេរផ្ទូរ</text:p>
          </table:table-cell>
        </table:table-row>
        <table:table-row>
          <table:table-cell table:style-name="តារាង1.A2" office:value-type="string">
            <text:p text:style-name="P5">៧៩៤៨</text:p>
          </table:table-cell>
          <table:table-cell table:style-name="តារាង1.A2" office:value-type="string">
            <text:p text:style-name="P6">ផ្ទួ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 ជា គុ. ឬ កិ. វិ.</text:p>
          </table:table-cell>
          <table:table-cell table:style-name="តារាង1.D2" office:value-type="string">
            <text:p text:style-name="P2">ដែល​ថែម​ៗ, ខ្ជាន់​ៗ ដដែល​ៗ : ពាក្យ​ផ្ទួន; និយាយ​ផ្ទួន, ពោល​ផ្ទួន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៤៩</text:p>
          </table:table-cell>
          <table:table-cell table:style-name="តារាង1.A2" office:value-type="string">
            <text:p text:style-name="P6">ផ្ទៀ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ទៀង គឺ​ពិនិត្យ​ធៀប​ប្រៀប​មើល​ឲ្យ​ទៀង, ឲ្យ​ត្រឹមត្រូវ​តាម​បែប, គំរូ, ច្បាប់​ដើម : ផ្ទៀង​សាស្ត្រា, ផ្ទៀង​ធម៌ (ម. ព. ផ្ទាត់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០</text:p>
          </table:table-cell>
          <table:table-cell table:style-name="តារាង1.A2" office:value-type="string">
            <text:p text:style-name="P6">ផ្ទេ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លាស់​ចំណុះ, ផ្លាស់​បន្ទុក ពី​មួយ​ដាក់​ទៅ​លើ​មួយ ដើម្បី​ឲ្យ​មួយ​នៅ​ទំនេរ : ផ្ទេរ​អង្ករ, ផ្ទេរ​ស្រូវ, ផ្ទេរ​សម្ល <text:s/>(ម. ព. <text:s/>ផ្ទុក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១</text:p>
          </table:table-cell>
          <table:table-cell table:style-name="តារាង1.A2" office:value-type="string">
            <text:p text:style-name="P6">ផ្ទ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ោះ : ហល់​ផ្ទៃ គឺ​ហើម​ពោះ​ហល់​ហែល​ហល ។ រោគ​ចុះ​ផ្ទៃ <text:s/>គឺ​រោគ​រាក​រូស, ចុះ​រាក ។ ផ្ទាំង : ផ្ទៃ​សំបត់, ផ្ទៃ​ពិតាន, ផ្ទៃ​ផែន​ដី ។ ផ្ទៃ​ក្រោម (ព. បុ.) ផែន​ដី; មនុស្ស​លោក; ស្ដេច​ផែន​ដី (ក្សត្រិយ៍​ទ្រង់​រាជ្យ) ។ ផ្ទៃ​មេឃ ផ្ទាំង​មេឃ, មេឃ​ទាំងមូល ។ មាន​ផ្ទៃ​ពោះ <text:s/>មាន​គ័ភ៌ (ផើ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២</text:p>
          </table:table-cell>
          <table:table-cell table:style-name="តារាង1.A2" office:value-type="string">
            <text:p text:style-name="P6">ផ្ទោ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គ្រឿង​គ្រឹហា​មួយ​មុខ សម្រាប់​ទ្រ​ផ្លាន ។ ឈ្មោះ​ត្រី​តូច​មួយ​ប្រភេទ មាន​ដង​ខ្លួន​មូល មាត់​តូច​វែង​ស្រួច​រឹង : ត្រី​ផ្ទ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ត្រី​ផ្ទោង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ឆេវ​មិន​ស្មើ​ជ្រ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៣</text:p>
          </table:table-cell>
          <table:table-cell table:style-name="តារាង1.A2" office:value-type="string">
            <text:p text:style-name="P6">ផ្ទោ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រនាម​មួយ​ប្រភេទ ច្រើន​ប្រើ​ធ្វើ​ជា​ឧស : ឧស​ផ្ទោ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៤</text:p>
          </table:table-cell>
          <table:table-cell table:style-name="តារាង1.A2" office:value-type="string">
            <text:p text:style-name="P6">ផ្ទ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រ. 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េក : ព្រះ​រាជា​ទ្រង់​ផ្ទ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៥</text:p>
          </table:table-cell>
          <table:table-cell table:style-name="តារាង1.A2" office:value-type="string">
            <text:p text:style-name="P6">ផ្ទាំ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ន្ទះ​ធំ, ស្រទាប់​ធំ, ផ្ទៃ : ជញ្ជាំង​មួយ​ផ្ទាំង ។ ផ្ទាំង​ចីវរ ខណ្ឌ​នៃ​ចីវរ : ចីវរ​បញ្ចខណ្ឌ ចីវរ ៥ ផ្ទាំង ឬ​ចីវរ​មាន​ប្រាំ​ផ្ទាំង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៦</text:p>
          </table:table-cell>
          <table:table-cell table:style-name="តារាង1.A2" office:value-type="string">
            <text:p text:style-name="P6">ផ្ទ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គ្រឹហា, លំនៅ​របស់​មនុស្ស ដែល​សង់​ដោយ​ឈើ, ដោយ​ឥដ្ឋ​ជាដើម : ផ្ទះ​ស្លឹក, ផ្ទះ​ស្បូវ, ផ្ទះ​ក្បឿង, ផ្ទះ​ឥដ្ឋ ឬ ផ្ទះ​ថ្ម; ផ្ទះ​ផ្សារ ។ល។ រាង, គម្រោង, ទ្រង់ទ្រាយ : ផ្ទះ​នាឡិកា; ផ្ទះ​រថ <text:s/>(រាង​រថ) 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៧</text:p>
          </table:table-cell>
          <table:table-cell table:style-name="តារាង1.A2" office:value-type="string">
            <text:p text:style-name="P6">ផ្នក់​ទ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ស្មៅ​ទឹក​មួយ​ប្រភេទ ដើម​ស្រួយ​ផ្កា​មូល វេលា​រីក​ចេញ​ព័ណ៌​លឿង (អ្នក​ស្រុក​ខ្លះ​ហៅ ស្មៅ​ប្រាសាទ ឬ​ដើម​ប្រាសាទ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៨</text:p>
          </table:table-cell>
          <table:table-cell table:style-name="តារាង1.A2" office:value-type="string">
            <text:p text:style-name="P6">ផ្ន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ាច់​ក្រាស់​នៅ​ត្រង់​ប្រជុំ​ស្មា​ជ្រូក​ឬ​សាច់​ដែល​គេ​ហាន់​ឲ្យ​ជាប់​ដោយ​ទាំង​ស្បែក​ផង​ជា​កង់ : ផ្នង់​ជ្រូ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៥៩</text:p>
          </table:table-cell>
          <table:table-cell table:style-name="តារាង1.A2" office:value-type="string">
            <text:p text:style-name="P6">ផ្នង់​ទ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បង់​ទឹក គឺ​អំពើ​ដែល​គេ​សូត្រ​សែក​មន្ត​អាគម​កូរ​ឬ​ផ្លុំ​ទឹក​ហើយ​បាច, ស្រោច, ប្រោះ លើក​កម្លាំង​ឲ្យ​សត្វ​ប្រណាំង, សត្វ​បញ្ជល់ ឬ​ឲ្យ​មនុស្ស​អ្នក​ចំបាប់, អ្នក​ប្រដាល់ : ត្រូវ​ផ្នង់​ទឹក​ភ្លាម​ឡើង​កម្លាំង​ព្រឺស (ប្រើ​តាម​ទម្លាប់​អ្នក​ដែល​ជឿ​មន្ត​អាគ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០</text:p>
          </table:table-cell>
          <table:table-cell table:style-name="តារាង1.A2" office:value-type="string">
            <text:p text:style-name="P6">ផ្តត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នាម​ដែល​បត់, សំណុំ​ឬ​ដុំ​អ្វី​ៗ​ដែល​បត់ : ផ្នត់​ពោះ, ផ្នត់​សំពត់, សំពត់ ២ ផ្ត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១</text:p>
          </table:table-cell>
          <table:table-cell table:style-name="តារាង1.A2" office:value-type="string">
            <text:p text:style-name="P6">ផ្នាល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អំពី​ដំណើរ​បោល​ឬ​លោត​បោះ​ជើង​រង្វើល​ៗ : ក្របី​បោល​ផ្នាល​ៗ, លោត​ផ្នាល​ៗ ។</text:p>
          </table:table-cell>
          <table:table-cell table:style-name="តារាង1.D2" office:value-type="string">
            <text:p text:style-name="P3">ផ្នែល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២</text:p>
          </table:table-cell>
          <table:table-cell table:style-name="តារាង1.A2" office:value-type="string">
            <text:p text:style-name="P6">ផ្នូក​ខ្សាច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នូរ​ខ្សាច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៣</text:p>
          </table:table-cell>
          <table:table-cell table:style-name="តារាង1.A2" office:value-type="string">
            <text:p text:style-name="P6">ផ្នូ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លាក​ស្នាម​ដែល​មាន​មក​ពី​កំណើត​នៅ​ស្បែក​មនុស្ស សម្បុរ​ខ្មៅ​ក៏​មាន ក្រហម​ជាំ​ក៏​មាន ខុស​ពី​សម្បុរ​ប្រក្រតី​របស់​ខ្លួន​ជា​ដរា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៤</text:p>
          </table:table-cell>
          <table:table-cell table:style-name="តារាង1.A2" office:value-type="string">
            <text:p text:style-name="P6">ផ្នូ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ំនូក​ដី​ដែល​ពូន​លើ​រណ្ដៅ​សាកសព : ពូន​ផ្នូរ, ផ្នូរ​ខ្មោ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៥</text:p>
          </table:table-cell>
          <table:table-cell table:style-name="តារាង1.A2" office:value-type="string">
            <text:p text:style-name="P6">ផ្នូរ​ខ្សាច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ំនូក​ឬ​ជួរ​ខ្សាច់​ដែល​កើត​មាន​ដោយ​អំណាច​ទឹក​ហូរ​ប្រមូល​ឬ​ក៏​ខ្យល់​បក់​កៀរ​ប្រមូល​មាន​សណ្ឋាន​ជា​ជួរ​វែង​ខ្ពស់​ជាង​ទំនាប​ខ្សាច់​ប្រក្រតី (ព. បុ. ហៅ ត្បូង​ខ្សាច់) ។</text:p>
          </table:table-cell>
          <table:table-cell table:style-name="តារាង1.D2" office:value-type="string">
            <text:p text:style-name="P3">ផ្នូក​ខ្សាច់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៦</text:p>
          </table:table-cell>
          <table:table-cell table:style-name="តារាង1.A2" office:value-type="string">
            <text:p text:style-name="P6">ផ្នូ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បូល; បុព្វ​និមិត្ត ឬ​បូព៌​និមិត្ត, អា​ភេទ គឺ​ហេតុ​ដែល​បណ្ដាល​ឲ្យ​ឃើញ​មុន; ហេតុ​ភេទ​ដែល​ដឹង​ដោយ​បូល​ឬ​ផ្សង : មាន​ផ្នូល​ឲ្យ​ដឹង​មុន ឬ​ថា មាន​ប្រផ្នូល​ដឹង​មុ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៧</text:p>
          </table:table-cell>
          <table:table-cell table:style-name="តារាង1.A2" office:value-type="string">
            <text:p text:style-name="P6">ផ្នួ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ំណុំ​សក់​ដែល​បួង : ផ្នួង​ស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៨</text:p>
          </table:table-cell>
          <table:table-cell table:style-name="តារាង1.A2" office:value-type="string">
            <text:p text:style-name="P6">ផ្នួត​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ោម​ស្លាប​ត្រង់​ក​សត្វ​បក្សី​មាន​សម្បុរ​រលើប : ផ្នួត​ក​ក្ងោក <text:s/>(បា. ហៅ គីវ​សង្កាស (គីវៈសង់-កាស) “ផ្នួត-ក”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៦៩</text:p>
          </table:table-cell>
          <table:table-cell table:style-name="តារាង1.A2" office:value-type="string">
            <text:p text:style-name="P6">ផ្នួ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ំពើ​ដែល​បួស, ភេទ​ដែល​បួស (បព្វជ្ជា) : ទ្រទ្រង់​ផ្នួស ។ <text:s/>(រ. ស.) : ទ្រង់​ព្រះ​ផ្នួ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០</text:p>
          </table:table-cell>
          <table:table-cell table:style-name="តារាង1.A2" office:value-type="string">
            <text:p text:style-name="P6">ផ្នៀ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ាគ​ខាង​ក្រោម​របស់​នង្គ័ល ត្រង់​ដែល​បញ្ចុះ​គល់​យាម ត្រង់​ប៉ែក​ខាង​ចុង​បញ្ចុះ​ផាល : ផ្នៀង​នង្គ័ល; ពាក្យ​បំប្លែង​ថា <text:s/>ផ្នៀង​អង័្គល <text:s/>(អ្នក​ស្រុក​ខ្លះ​ហៅ ខុងម៉ូវ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១</text:p>
          </table:table-cell>
          <table:table-cell table:style-name="តារាង1.A2" office:value-type="string">
            <text:p text:style-name="P6">ផ្នៀ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ន្ទោះ​ឫស្សី​ដែល​រែង​ជា​ផ្ទាំង​ដាក់​អប​នឹង​ធ្នង់​ក្រោម​ទ្រពង​រទេះ : ផ្នៀរ​រទេ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២</text:p>
          </table:table-cell>
          <table:table-cell table:style-name="តារាង1.A2" office:value-type="string">
            <text:p text:style-name="P6">ផ្ន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៉ែក, សង្កាត់, ក្រុម : របស់​នេះ​មួយ​ផ្នែក, របស់​នោះ​មួយ​ផ្នែក; ផ្នែក​ទី ១, ផ្នែក​ទី ២, នាយ​ផ្នែ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៣</text:p>
          </table:table-cell>
          <table:table-cell table:style-name="តារាង1.A2" office:value-type="string">
            <text:p text:style-name="P6">ផ្នែល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នាល​ៗ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៤</text:p>
          </table:table-cell>
          <table:table-cell table:style-name="តារាង1.A2" office:value-type="string">
            <text:p text:style-name="P6">ផ្នោល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លោត​ឬ​បោល, ទ្រោល​រង្វើល​ៗ​មួយ​ៗ : លោត​ផ្នោល​ៗ, បោល​ផ្នោល​ៗ (ដូច​គ្នា​នឹង ផ្នាល​ៗ ឬ ផ្នែល​ៗ ដែរ ប្រើ​តាម​ទម្លាប់​និយា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៥</text:p>
          </table:table-cell>
          <table:table-cell table:style-name="តារាង1.A2" office:value-type="string">
            <text:p text:style-name="P6">ផ្ន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ដាប់​ធ្វើ​ដោយ​ឈើ​ខ្លឹម មាន​ស្ពឺ​រមួល​មួយ​គូ​វិល​សង្កៀត​គ្នា សម្រាប់​បោះ​កប្បាស : ផ្នោះ​កប្បាស; រមួល​ដូច​ស្ពឺ​ផ្នោះ ។ <text:s/>ពាក្យ​បណ្ដៅ​បុរាណ​ថា អាសៃ​ហៀរ អាសៃ​ហៃ ចាប់​បាន​ដៃ អាសៃ​ហៀរ ស៊ី​សាច់​ខ្ជាក់​គ្រាប់ កន្សែង​ទ្រាប់ កញ្ជើ​ត្រង ខ្ជាក់​ច្រើន​ដង អាសៃ​ហើយ (តើ​ហ្នឹង​ជា​អ្វី ? -ផ្នោះ​បោះ​កប្បាស ។ ថា​ហ្នឹង​ត្រូវ​ហើយ !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៦</text:p>
          </table:table-cell>
          <table:table-cell table:style-name="តារាង1.A2" office:value-type="string">
            <text:p text:style-name="P6">ផ្នោះ​ក្រាន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វយវៈ​សត្វ​ចតុប្បាទ​ត្រង់​ខាង​ចុង​គល់​ភ្លៅ គឺ​ត្រង់​ប៉ែក​ខាង​លើ​បំផុត​នៃ​ជើង​ក្រោយ​ទាំង​ពីរ មាន​សណ្ឋាន​ស្រដៀង​នឹង​ទ្រង់​ទ្រាយ​នៃ​ផ្នោះ​ចង្ក្រាន : ផ្នោះ​ក្រាន​គោ, ផ្នោះ​ក្រាន​ក្របី ។ ឈ្មោះ​ចំណាប់​ដែល​អ្នក​មួយ​នៅ​ពី​ខាង​ក្រោយ​ខ្នង លូក​ដៃ​ទាំង​ពីរ​ចាប់​ដៃ​ទាំង​ពីរ​របស់​អ្នក​មួយ​ស៊ក​ព័ទ្ធ​ប្រទាស់​ដៃ​នឹង​ដៃ ហាក់​ដូច​ជា​គេ​បោះ​ផ្នោះ​ចង្ក្រាន​ឲ្យ​មាំ​រឹង​រើ​មិន​រួច : បោះ​ផ្នោះ​ក្រាន​ជាប់ ឬ ចាប់​បោះ​ផ្នោះ​ក្រាន​ជាប់ ។ <text:s/>កិ. ចាប់​ជាប់​ដោយ​ចំណាប់​មាំ​ដែល​ហៅ​ថា ផ្នោះ​ក្រ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ើ ៤ កំណាត់​ដែល​ផ្គុំ​ចុង​ភ្ជាប់​គ្នា​ទាំង ៤ ជ្រុង​ធ្វើ​ជា​ក្រប​ឬ​ជា​របាំង​រាំង​គំនរ​ដី​ដែល​លើក​ធ្វើ​ជា​ចង្ក្រាន : បោះ​ផ្នោះ​ចង្ក្រាន ។</text:p>
          </table:table-cell>
          <table:table-cell table:style-name="តារាង1.D2" office:value-type="string">
            <text:p text:style-name="P3">ផ្នោះ​ចង្ក្រា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៧</text:p>
          </table:table-cell>
          <table:table-cell table:style-name="តារាង1.A2" office:value-type="string">
            <text:p text:style-name="P6">ផ្ល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ប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៨</text:p>
          </table:table-cell>
          <table:table-cell table:style-name="តារាង1.A2" office:value-type="string">
            <text:p text:style-name="P6">ផ្លា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នៅ​ផ្អើល​ផ្ញាក់​មិន​ទាន់​សាំង, មិន​ទាន់​ស៊ាំ : គោ​ផ្លាង ។ ព. ផ្ទ. សាំង, ស៊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៧៩</text:p>
          </table:table-cell>
          <table:table-cell table:style-name="តារាង1.A2" office:value-type="string">
            <text:p text:style-name="P6">ផ្លាញ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លាញ, ឲ្យ​វិនាស, ឲ្យ​អន្តរាយ, បំបាត់​បង់ : ផ្លាញ​ជីវិត គឺ​បំបាត់​ជីវិត (សម្លាប់); ផ្លាញ​ទ្រព្យ <text:s/>គឺ​ធ្វើ​ទ្រព្យ​ឲ្យ​លាញ, ឲ្យ​វិនាស (សព្វ​ថ្ងៃ​នេះ​ច្រើន​ប្រើ បំផ្លាញ ជា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ភ្លែត, ដែល​រហ័ស​ភ្លាម, រហ័ស​ណាស់ ដោយ​លោត​ឬ​រឥល : ត្រី​លោត​ផ្លាញ, រឥល​ផ្លា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០</text:p>
          </table:table-cell>
          <table:table-cell table:style-name="តារាង1.A2" office:value-type="string">
            <text:p text:style-name="P6">ផ្លាញ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2">អំពី​អាការ​ទំពា​ឬ​និយាយ​ដោយ​មាន​អ្វី​ជ្រាយ​ៗ​ឬ​រឥល​ៗ, ផ្ដៀច​ៗ ក្នុង​មាត់ : ទំពា​ផ្លាញ​ៗ, និយាយ​ផ្លាញ​ៗ; សម្ដី​ផ្លាញ​ៗ; និយាយ​ថា ប្លាញ​ៗ ក៏​មាន (ម. ព. នោះ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១</text:p>
          </table:table-cell>
          <table:table-cell table:style-name="តារាង1.A2" office:value-type="string">
            <text:p text:style-name="P6">ផ្ល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ព្វ​សម្ភារៈ​នៃ​គ្រឹះស្ថាន សម្រាប់​ដាក់​ផ្ទាប់​ពី​លើ​ផ្ទោង : ផ្លាន​ផ្ទ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២</text:p>
          </table:table-cell>
          <table:table-cell table:style-name="តារាង1.A2" office:value-type="string">
            <text:p text:style-name="P6">ផ្ល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ាប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៣</text:p>
          </table:table-cell>
          <table:table-cell table:style-name="តារាង1.A2" office:value-type="string">
            <text:p text:style-name="P6">ផ្លាស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មាន​បន្លាស់ គឺ​ដាក់​មួយ​ជា​ជំនួស​មួយ, ផ្ទេរ : ផ្លាស់​សំពត់, ផ្លាស់​កន្លែង, ផ្លាស់​ពី​ទី​រាជការ​ខែត្រ​នេះ​ទៅ​ខែត្រ​ឯ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៤</text:p>
          </table:table-cell>
          <table:table-cell table:style-name="តារាង1.A2" office:value-type="string">
            <text:p text:style-name="P6">ផ្ល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ដាប់​សម្រាប់​ឲ្យ​កើត​ខ្យល់​ឬ​សម្រាប់​កាន់​បាំង​មុខ​ក្នុង​វេលា​សូត្រ​ធម៌​ឬ​ទេស្នា, ផ្លិត​មាន​ឈ្មោះ​ច្រើន​យ៉ាង​គឺ​ផ្លិត​ដៃ, ផ្លិត​ស្លាប​សត្វ, ផ្លិត​ស្លឹក​ត្នោត, ផ្លិត​ដង​ខ្លី, ផ្លិត​ដង​វែង, ផ្លិត​មុខ​ព្រហ្ម, ផ្លិត​ងយ, ផ្លិត​ទាញ, ផ្លិត​ចាមរ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លិត​ដៃ</text:p>
            <text:p text:style-name="P2">ផ្លិត​ស្លាប​សត្វ</text:p>
            <text:p text:style-name="P2"><text:s/>ផ្លិត​ស្លឹក​ត្នោត</text:p>
            <text:p text:style-name="P2">ផ្លិត​ដង​ខ្លី</text:p>
            <text:p text:style-name="P2">ផ្លិត​ដង​វែង </text:p>
            <text:p text:style-name="P2">ផ្លិត​មុខ​ព្រហ្ម</text:p>
            <text:p text:style-name="P2"><text:s/>ផ្លិត​ងយ </text:p>
            <text:p text:style-name="P2">ផ្លិត​ទាញ</text:p>
            <text:p text:style-name="P2">ផ្លិត​ចាមរ</text:p>
          </table:table-cell>
        </table:table-row>
        <table:table-row>
          <table:table-cell table:style-name="តារាង1.A2" office:value-type="string">
            <text:p text:style-name="P5">៧៩៨៥</text:p>
          </table:table-cell>
          <table:table-cell table:style-name="តារាង1.A2" office:value-type="string">
            <text:p text:style-name="P6">ផ្លូ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ូច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៦</text:p>
          </table:table-cell>
          <table:table-cell table:style-name="តារាង1.A2" office:value-type="string">
            <text:p text:style-name="P6">ផ្លូ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 សំ.</text:p>
          </table:table-cell>
          <table:table-cell table:style-name="តារាង1.D2" office:value-type="string">
            <text:p text:style-name="P2">ចំនួន ១០ ដំប គឺ ៤០ : ពោត ១ ផ្លូន, ដប់​ប្លូន​ជា ១ ស្លឹក (ម. ព. ដំប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៧</text:p>
          </table:table-cell>
          <table:table-cell table:style-name="តារាង1.A2" office:value-type="string">
            <text:p text:style-name="P6">ផ្លូ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គន្លង​សម្រាប់​ដើរ, សម្រាប់​ទៅ​មក; ចន្លោះ; លំអាន, តម្រាយ; លំនាំ; ហេតុ; វិធី ។ល។ ពាក្យ​នេះ​មាន​ឈ្មោះ​និង​ន័យ​ច្រើន​យ៉ាង​ណាស់, ដូច​ជា : ផ្លូវ​គោក ផ្លូវ​លើ​គោក ។ ផ្លូវ​ឆ្ការ ផ្លូវ​ដែល​គេ​គ្រាន់​តែ​ឆ្ការ​ព្រៃ​ចេញ​ឲ្យ​ទៅ​មក​បាន​ដោយ​ស្រួល ។ ផ្លូវ​ជើង ផ្លូវ​តូច​ដែល​ដើរ​ទន្ទឹម​គ្នា​មិន​កើត ។ ផ្លូវ​ត្រឡែងកែង ផ្លូវ​ដែល​បែក​ខ្វែង​ជា​បី​ឬ​ជា​បួន ។ ផ្លូវ​ទឹក ផ្លូវ​នាវា​ឬ​ក្បូន ។ ផ្លូវ​ធ្លា ផ្លូវ​សម្រាប់​រទេះ​គោ​ឬ​រទេះ​ក្របី ។ ផ្លូវ​បត់ ផ្លូវ​តែ​មួយ​ដែល​បត់​កេលកុង ។ ផ្លូវ​បែក ឬ ផ្លូវ​បំបែក ផ្លូវ​ដែល​បែក​ចេញ​ជា​បី​ឬ​ជា​បួន ។ ផ្លូវ​ហ្លួង <text:s/>ផ្លូវ​សម្រាប់​ព្រះ​រាជា​ស្ដេច​ចេញ​ចូល ឬ​ផ្លូវ​ធំ​សម្រាប់​ហ្លួង​ស្ដេច​ចេញ​ពី​ក្នុង​ព្រះ​បរម​រាជ​វាំង​ទៅ​កាន់​ទី​ក្រៅ​ក្រុង (ច្រើន​ប្រើ​តែ​ពី​ក្នុង​បុរាណ​សម័យ) ។ល។ ផ្លូវ​ខុស, ផ្លូវ​ត្រូវ ដំណើរ​ឬ​អំពើ​ខុស, ត្រូវ ។ ផ្លូវ​ឆ្វេង, ផ្លូវ​ស្ដាំ ផ្លូវ​ខាង​ឆ្វេង, ខាង​ស្ដាំ; ព. ប្រ. ផ្លូវ​ខុស, ផ្លូវ​ត្រូវ ។ ផ្លូវ​ជំនួញ <text:s/>ផ្លូវ​ដែល​នាំ​ជំនួញ​ទៅ​មក ឬ​មុខ​ការ​របរ​ខាង​ជួញ ។ ផ្លូវ​សួគ៌, ផ្លូវ​នរក កុសល, អកុសល ដែល​នាំ​សត្វ​ឲ្យ​ទៅ​កើត​ក្នុង​ឋាន​សួគ៌, ក្នុង​នរក ។ ផ្លូវ​បុណ្យ, ផ្លូវ​បាប, បុណ្យ, បាប​ ដែល​ទុក​ដូច​ផ្លូវ​នៃ​សេចក្ដី​សុខ, ទុក្ខ, ឬ​ល្អ, អាក្រក់ ។ ផ្លូវ​ស្លាប់, ផ្លូវ​រស់ ហេតុ​ឬ​ដំណើរ​ដែល​នាំ​ឲ្យ​ស្លាប់, ឲ្យ​រស់ ។ ផ្លូវ​សេចក្ដី <text:s/>ដំណើរ​សេចក្ដី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លូវ​គោក</text:p>
            <text:p text:style-name="P2">ផ្លូវ​ឆ្ការ </text:p>
            <text:p text:style-name="P2">ផ្លូវ​ជើង </text:p>
            <text:p text:style-name="P2">ផ្លូវ​ត្រឡែងកែង</text:p>
            <text:p text:style-name="P2">ផ្លូវ​ទឹក </text:p>
            <text:p text:style-name="P2">ផ្លូវ​ធ្លា </text:p>
            <text:p text:style-name="P2">ផ្លូវ​បត់ </text:p>
            <text:p text:style-name="P2">ផ្លូវ​បែក </text:p>
            <text:p text:style-name="P2"><text:s/>ផ្លូវ​ហ្លួង</text:p>
            <text:p text:style-name="P2">ផ្លូវ​ខុស</text:p>
            <text:p text:style-name="P2">ផ្លូវ​ត្រូវ </text:p>
            <text:p text:style-name="P2">ផ្លូវ​ឆ្វេង</text:p>
            <text:p text:style-name="P2"><text:s/>ផ្លូវ​ស្ដាំ</text:p>
            <text:p text:style-name="P2"><text:s/>ផ្លូវ​ជំនួញ </text:p>
            <text:p text:style-name="P2">ផ្លូវ​សួគ៌</text:p>
            <text:p text:style-name="P2">ផ្លូវ​នរក</text:p>
            <text:p text:style-name="P2">ផ្លូវ​បុណ្យ</text:p>
            <text:p text:style-name="P2">ផ្លូវ​បាប</text:p>
            <text:p text:style-name="P2">ផ្លូវ​ស្លាប់</text:p>
            <text:p text:style-name="P2">ផ្លូវ​រស់</text:p>
          </table:table-cell>
        </table:table-row>
        <table:table-row>
          <table:table-cell table:style-name="តារាង1.A2" office:value-type="string">
            <text:p text:style-name="P5">៧៩៨៨</text:p>
          </table:table-cell>
          <table:table-cell table:style-name="តារាង1.A2" office:value-type="string">
            <text:p text:style-name="P6">ផ្លួ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ួ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៨៩</text:p>
          </table:table-cell>
          <table:table-cell table:style-name="តារាង1.A2" office:value-type="string">
            <text:p text:style-name="P6">ផ្លួ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គុម្ព​ឬ​សំណុំ, កំភួន (ប្រើ​ចំពោះ​តែ​ដៃ​និង​ជើង) : ផ្លួត​ដៃ, ផ្លួត​ជើង <text:s/>គឺ​កំភួន​ដៃ, កំភួន​ជើង ។</text:p>
          </table:table-cell>
          <table:table-cell table:style-name="តារាង1.D2" office:value-type="string">
            <text:p text:style-name="P3">ភ្លូត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០</text:p>
          </table:table-cell>
          <table:table-cell table:style-name="តារាង1.A2" office:value-type="string">
            <text:p text:style-name="P6">ផ្លើ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2">ដែល​លើស​ហួស, ដែល​ច្រលើស : និយាយ​ផ្លើស; ពាក្យ​ផ្លើស <text:s/>(ម. ព. បំផ្លើស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១</text:p>
          </table:table-cell>
          <table:table-cell table:style-name="តារាង1.A2" office:value-type="string">
            <text:p text:style-name="P6">ផ្លៀ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ងើប​ហើប​ឡើង​ពី​ក្នុង​ទឹក (និយាយ​ចំពោះ​តែ​ត្រី) : ត្រី​ផ្លៀក (ម. ព. បន្លៀក ផង; ផ្លៀក ប្រើ​ចំពោះ​តែ​ជា កិ., ឯ​ពាក្យ <text:span text:style-name="T1">បន្លៀក ប្រើ​ជា ន. ផង​ក៏​បាន : បន្លៀក​ត្រី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២</text:p>
          </table:table-cell>
          <table:table-cell table:style-name="តារាង1.A2" office:value-type="string">
            <text:p text:style-name="P6">ផ្លេក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ថ្លា​ត្រចះ, ចាំង​ឆ្លុះ​ស្រមោល​បាន : ភ្លឺ​ផ្លេក, ពន្លឺ​ផ្ល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កែវ​វិសេស​មួយ​ប្រភេទ មាន​ពន្លឺ​ភ្លឺ​ចាំង​រស្មី​ផ្លេក​ៗ : កែវ​ផ្លេក (ហៅ​ក្លាយ​មក​ពី បា. ផលិក; ម. ព. នោះ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៣</text:p>
          </table:table-cell>
          <table:table-cell table:style-name="តារាង1.A2" office:value-type="string">
            <text:p text:style-name="P6">ផ្លេកបន្ទោ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ន្លឺ​ផ្លេក​ដែល​ចេញ​ជា​ខ្សែ​ភ្លែត​ៗ ឬ​ដាល​ច្រវាត់​ឯ​អាកាស (ម. ព. មហា​រីក និង ស្វា​ញាក់​ចិញ្ចើម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៤</text:p>
          </table:table-cell>
          <table:table-cell table:style-name="តារាង1.A2" office:value-type="string">
            <text:p text:style-name="P6">ផ្លេកផ្ល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ហោះ​ដោយ​មាន​អាការ​លឿន​ភ្លែត​ភ្លឺ​ផ្លេកផ្លោះ​រំលង​ឈើ​ខ្ពស់​និង​ភ្នំ (ព. កា.) ស្ដេច​ហោះ​ផ្លេកផ្លោះ​ច្រៀវច្រៃ ខ្ពង់ខ្ពស់​ពេកក្រៃ ក្សត្រ​ថ្លៃ​ពុំ​មាន​ភ្លឹក​ឡ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៥</text:p>
          </table:table-cell>
          <table:table-cell table:style-name="តារាង1.A2" office:value-type="string">
            <text:p text:style-name="P6">ផ្លែ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ំណែក​អវយវៈ​នៃ​រុក្ខជាតិ​និង​តិណជាតិ​ជាដើម​ដែល​កើត​មាន​មក​អំពី​ផ្កា : ផ្លែ​ស្វាយ, ផ្លែ​ក្រូច, ផ្លែ​ទៀប...។ សាច់​ដែល​កកើត​ជា​កន្ទួល​ឬ​ជា​ពក​រឹង​រលោង​ត្រង់​កន្លែង​ស្នាម​ដំបៅ មាន​សណ្ឋាន​ត្លោត​ខ្ពស់​បន្តិច​ជាង​សាច់​ប្រក្រតី​ទំហំ​ប៉ុន​គ្នា​នឹង​ស្នាម​ដំបៅ​នោះ, កើត​ដោយ​ហេតុ​ព្យាបាល​ដំបៅ​មិន​ល្អ ។ តួ​រាង​គ្រឿង​សស្ត្រា​ដែល​ភ្ជាប់​នឹង​ដង : ផ្លែ​កាំបិត, ផ្លែ​ដាវ, ផ្លែ​ចប,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នាម​កិ​រិយា) បង្កើត​ជា​ផ្លែ, មាន​ផ្លែ : ឆ្នាំ​នេះ​ស្វាយ​ផ្លែ​ច្រើន​ជាង​ឆ្នាំ​មុន ។ <text:s/>កកើត​ជា​សាច់​ដែល​ហៅ​ថា ផ្លែ <text:s/>(ម. ព. ផ្លែ ១ ន. <text:s/>ផង) ។ ព. ប្រ. ខំ​មើល​ស្ទើរ​ផ្លែ​ភ្នែក, ខំ​ស្ដី​ប្រដៅ​ស្ទើរ​ផ្លែ​មាត់ <text:s/>ខំ​ប្រឹង​សម្លឹង​មើល​រឹង​ភ្នែក, ខំ​ប្រឹង​ស្ដី​ប្រដៅ​ស្ទើរ​មិន​ឈប់​មាត់ ហាក់​ដូច​ជា​កកើត​ជា​សាច់​ផ្លែ​នៅ​ភ្នែក, នៅ​មាត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៦</text:p>
          </table:table-cell>
          <table:table-cell table:style-name="តារាង1.A2" office:value-type="string">
            <text:p text:style-name="P6">ផ្ល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រ. ស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រ. ស.) បាញ់ : ស្ដេច​ទ្រង់​ផ្លែង​ស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៧</text:p>
          </table:table-cell>
          <table:table-cell table:style-name="តារាង1.A2" office:value-type="string">
            <text:p text:style-name="P6">ផ្លែអ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នំ​បំពួន​ស្ករ ។ ចាស់​ៗ​តំណាល​ប្រាប់​ថា បាន​ជា​នំ​បំពួន​ស្ករ​នេះ​មាន​ឈ្មោះ​ថា នំ​ផ្លែ​អាយ ផង​ដែរ​ពី​ព្រោះ​កាល​ក្នុង​រជ្ជកាល​នៃ​ព្រះ​បាទ​សម្ដេច​ព្រះ​ហរិរក្ស​រាមា​ឥស្សរាធិបតី គេ​ច្រើន​យក​នំ​នេះ​ទៅ​ដាក់​ភ្ជាប់​លើ​មែក​ឈើ​ឬ​មែក​ឫស្សី​ដែល​គេ​កាត់​យក​មក​ដោត​លើ​កំណាត់​ដើម​ចេក គេ​ភ្ជាប់​នំ​នេះ​តម្រៀប​គ្នា ស្រដៀង​នឹង​ឈើ​មាន​ផ្លែ... គេ​សន្មត​ឈ្មោះ​ថា នំ​ផ្លែ​អាយ គឺ​ទុក​ដូច​ជា​ឈើ​ផ្លែ​នៅ​អាយ ពុំ​មែន​ផ្លែ​ដែល​គេ​បេះ​យក​មក​ពី​ដើម​ឈើ​ឯ​នាយ​ទេ (ម. ព. បំពួន​ស្ករ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៨</text:p>
          </table:table-cell>
          <table:table-cell table:style-name="តារាង1.A2" office:value-type="string">
            <text:p text:style-name="P6">ផ្ល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ោ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៧៩៩៩</text:p>
          </table:table-cell>
          <table:table-cell table:style-name="តារាង1.A2" office:value-type="string">
            <text:p text:style-name="P6">ផ្លោ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ប្លោ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០</text:p>
          </table:table-cell>
          <table:table-cell table:style-name="តារាង1.A2" office:value-type="string">
            <text:p text:style-name="P6">ផ្ល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លោត​រំលង : គោ​ផ្លោះ​រប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១</text:p>
          </table:table-cell>
          <table:table-cell table:style-name="តារាង1.A2" office:value-type="string">
            <text:p text:style-name="P6">ផ្លុ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ញ្ចេញ​ខ្យល់​តាម​មាត់​ដោយ​បូញ​បបូរ​មាត់​បន្តិច : ផ្លុំ​ភ្លើង ។ <text:s/>ធ្វើ​គ្រឿង​តន្ត្រី​ដែល​មាន​រន្ធ មាន​អណ្តាត​ឬ​ហែប​ឲ្យ​លាន់​សំឡេង​ចេញ​ដោយ​កម្លាំង​មាត់​ប្រឹង​បញ្ចេញ​ខ្យល់ : ផ្លុំ​ប៉ី, ផ្លុំ​ស្រឡៃ, ផ្លុំ​ត្រែ, ផ្លុំ​ស័ង្ខ, ផ្លុំ​ស្លឹ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២</text:p>
          </table:table-cell>
          <table:table-cell table:style-name="តារាង1.A2" office:value-type="string">
            <text:p text:style-name="P6">ផ្ស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សត្យាធិស្ឋាន, សំបូង​សង្រូង សុំ​ឲ្យ​ឃើញ​បុព្វ​និមិត្ត​ជាក់​ស្ដែង ឬ​សុំ​ឲ្យ​បាន​សម្រេច​ដូច​បំណង ។ ផ្សង​កុសល ឬ ផ្សង​បុណ្យ <text:s/>ប្រតិស្ឋ​អធិស្ឋាន​នឹក​ដល់​កុសល​ឬ​បុណ្យ​ដែល​ខ្លួន​បាន​ធ្វើ​ហើយ​ឲ្យ​ជួយ​ទំនុក​បម្រុង ។ ផ្សង​ព្រេង ផ្សង​តាម​ព្រេង​សំណាង : ដើរ​ផ្សង​ព្រេង គឺ​ដើរ​សាត់​អណ្តែត​ផ្សង​តាម​ព្រេង​សំណាង​របស់​ខ្លួន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ង​កុសល </text:p>
            <text:p text:style-name="P2">ផ្សង​ព្រេង </text:p>
          </table:table-cell>
        </table:table-row>
        <table:table-row>
          <table:table-cell table:style-name="តារាង1.A2" office:value-type="string">
            <text:p text:style-name="P5">៨០០៣</text:p>
          </table:table-cell>
          <table:table-cell table:style-name="តារាង1.A2" office:value-type="string">
            <text:p text:style-name="P6">ផ្សងផ្សូ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សូរផ្ស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៤</text:p>
          </table:table-cell>
          <table:table-cell table:style-name="តារាង1.A2" office:value-type="string">
            <text:p text:style-name="P6">ផ្សព្វ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>ផ្សប់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ប៉ះ​ពាល់​ត្រូវ (ម. ព. ផស្សៈ និង ផោដ្ឋព្វៈ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ផស្ស, ផោដ្ឋព្វ ន.) ធ្វើ​ឲ្យ​សព្វ, ធ្វើ​ឲ្យ​ជ្រួតជ្រាប​គ្រប់​អន្លើ : យក​ទឹក​ទៅ​ផ្សព្វ​ថ្នាំ​ជក់​ឲ្យ​ទន់ ដើម្បី​ឲ្យ​មូរ​បារី​ស្រួ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៥</text:p>
          </table:table-cell>
          <table:table-cell table:style-name="តារាង1.A2" office:value-type="string">
            <text:p text:style-name="P6">ផ្សព្វផ្ស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>ផ្សប់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0">ផ្សាយ​ដោយ​ការ​ប៉ះ​ពាល់​ត្រូវ, ផ្សាយផ្សព្វ, ជ្រួតជ្រាប​គ្រប់​អន្លើ : បីតិ​បាន​ផ្សព្វផ្សាយ​ក្នុង​សព៌ាង្គកាយ, ឱជារស​ផ្សព្វផ្សាយ​សព្វ​សរសៃ​ក្នុង​ខ្ល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៦</text:p>
          </table:table-cell>
          <table:table-cell table:style-name="តារាង1.A2" office:value-type="string">
            <text:p text:style-name="P6">ផ្សា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គុ.</text:p>
          </table:table-cell>
          <table:table-cell table:style-name="តារាង1.D2" office:value-type="string">
            <text:p text:style-name="P2">ឈឺ​ចាប់​ពើត​រោល​រាល​ឆៀប​ៗ​ដោយ​មុខ​សស្ត្រា, របួស, ដាច់, រលាត់, ប៉ះ​ពាល់​ត្រូវ, ប្រទះ​នឹង​ជាតិ​ជូរ, ប្រៃ, ហឹរ...។ ផ្សា​ខ្លោច <text:s/>ឬ ខ្លោច​ផ្សា កើត​ទុក្ខ​សង្រេង​ដោយ​សេចក្ដី​ស្ដាយ​ស្រណោះ​ឬ​ដោយ​សេចក្ដី​អាល័យ​ហាក់​ដូច​ជា​ឆេះ​ខ្លោច​ឈឺ​ផ្សា​ក្នុង​ចិត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ា​ខ្លោច <text:s text:c="2"/>ខ្លោច​ផ្សា 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2">ព. បុ.</text:p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ព្រោះ, ហេតុ​តែ, ដោយ​ហេតុ; តាម​តែ, តាម​តែ​ចង់, ព្រោះ​តែ​ចំណង់ : ផ្សា​នឹង​បាន <text:s/>ចង់​តែ​នឹង​បាន ។ (ព. កា.) : លោក​ថា​ស្រី​នោះ ចិត្ត​អាក្រក់​ស្មោះ ស្អប់​ដំបូន្មាន ផ្សា​ដោយ​សារ​ចិត្ត ទុច្ចរិត​សន្តាន បង្ហិន​ធនធាន ចើក​អាស​មាយា ។... (កាព្យ​ច្បាប់​ស្រី​ជា​ព្រះ​រាជ​និពន្ធ​នៃ ព្រះ​បាទ​សម្ដេច​ព្រះ​ហរិរក្ស​រាមា...) ។ មើល​ក្នុង​ពាក្យ ស្រី ទៀត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សង​តាម​កម្ម, ផ្សង​ព្រេង; ទ្រាំ​ទ្រ, ទ្រាំ​អត់; កាន់​ក្ដី​សន្ដោស​តាម​មាន​តាម​បាន : ផ្សា​ជា​អ្នក​កម្សត់​ទុគ៌ត (ម. កណ្ឌ​មហា​រាជ​បព្វៈ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៧</text:p>
          </table:table-cell>
          <table:table-cell table:style-name="តារាង1.A2" office:value-type="string">
            <text:p text:style-name="P6">ផ្ស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ាយ​ចេញ​ទៅ, ចេញ​សាយ​ទួទៅ : ផ្សាយ​ដំណឹង, ផ្សាយ​ពាក្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៨</text:p>
          </table:table-cell>
          <table:table-cell table:style-name="តារាង1.A2" office:value-type="string">
            <text:p text:style-name="P6">ផ្សារ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ក្លាយ​មក​ពី​ពាក្យ​​បរទេស​ថា ប៊ៈហ្សារ) ទី​ប្រជុំ​លក់​ទិញ​របស់​ផ្សេង​ៗ គឺ​ប្រជុំ​ផ្ទះ​ឬ​រាន​តូច​ធំ​ដែល​គេ​ដាក់​ទំនិញ​លក់​ដូរ ។ បុរាណ្យ​ប្រើ​ពាក្យ​នេះ​ថា អាប័ណ (ម. ព. នេះ ផង) ។ ផ្សារផ្សោ <text:s/>ផ្សារ​ស្តុកស្ដម្ភ​និង​ផ្សារ​រាយ​រង​នៅ​លាយ​ចម្រុះ​គ្នា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ារផ្សោ </text:p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ភ្ជាប់ភ្ជិត​ដោយ​ទឹក​បន្សារ : ផ្សារ​ឆ្នាំង​ស្ពាន់, ផ្សារ​ឡត​ស័ង្កស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០៩</text:p>
          </table:table-cell>
          <table:table-cell table:style-name="តារាង1.A2" office:value-type="string">
            <text:p text:style-name="P6">ផ្សិ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សេ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០</text:p>
          </table:table-cell>
          <table:table-cell table:style-name="តារាង1.A2" office:value-type="string">
            <text:p text:style-name="P6">ផ្ស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ូត​គ្រាម​ពួក​មួយ​ដុះ​ទុល​ចេញ​ពី​ក្នុង​ដី​សើម​ឬ​ដុះ​ពី​ក្នុង​ទី​អាប់អួ ឬ​ក៏​ដុះ​នៅ​ឈើ​ពុក​ជាដើម មាន​រូប​សណ្ឋាន​ផ្សេង​ៗ​គ្នា, ខ្លះ​សម្រាប់​បរិភោគ​បាន, ខ្លះ​សម្រាប់​ប្រើ​ធ្វើ​ជា​ថ្នាំ​រម្ងាប់​រោគ, ខ្លះ​ពុល; ផ្សិត​មាន​ឈ្មោះ​យ៉ាង​ច្រើន​ណាស់ : ផ្សិត​កញ្ចូរ, ផ្សិត​ក្រាម​រមាស, ផ្សិត​ខ្សាច់, ផ្សិត​ចុង​អង្ករ, ផ្សិត​ចេក, ផ្សិត​ចំបើង, ផ្សិត​ត្រចៀក​កណ្តុរ, ផ្សិត​សណ្ដែក, ផ្សិត​ស្មាច់, ផ្សិត​ឫស្សី; ផ្សិត​ក្រកោះ, ផ្សិត​ត្រាច, ផ្សិត​សូក្រំ; ផ្សិត​ក្បាល​ថ្លែន, ផ្សិត​ពពារ​នាគ​រាជ ។ល។ ស្និម​ដែល​កើត​នៅ​វត្ថុ​ផ្អូម​ផ្អួរ មាន​សំពត់​សើម​អួអាប់​ជាដើម : សំពត់​ដុះ​ផ្សិត, កន្ទេល​ដុះ​ផ្សិត, នំ​ផ្អូម​ដុះ​ផ្សិ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ិត​កញ្ចូរ </text:p>
            <text:p text:style-name="P2">ផ្សិត​ក្រាម​រមាស</text:p>
            <text:p text:style-name="P2">ផ្សិត​ខ្សាច់ </text:p>
            <text:p text:style-name="P2">ផ្សិត​ចុង​អង្ករ ផ្សិត​ចេក</text:p>
            <text:p text:style-name="P2">ផ្សិត​ចំបើង ផ្សិត​ត្រចៀក​កណ្តុរ</text:p>
            <text:p text:style-name="P2">ផ្សិត​សណ្ដែក ផ្សិត​ស្មាច់</text:p>
            <text:p text:style-name="P2">ផ្សិត​ឫស្សី</text:p>
            <text:p text:style-name="P2">ផ្សិត​ក្រកោះ</text:p>
            <text:p text:style-name="P2">ផ្សិត​ត្រាច </text:p>
            <text:p text:style-name="P2">ផ្សិត​សូក្រំ </text:p>
            <text:p text:style-name="P2">ផ្សិត​ក្បាល​ថ្លែន ផ្សិត​ពពារ​នាគ​រាជ </text:p>
          </table:table-cell>
        </table:table-row>
        <table:table-row>
          <table:table-cell table:style-name="តារាង1.A2" office:value-type="string">
            <text:p text:style-name="P5">៨០១១</text:p>
          </table:table-cell>
          <table:table-cell table:style-name="តារាង1.A2" office:value-type="string">
            <text:p text:style-name="P6">ផ្ស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ង្ខំ​ឲ្យ​សឹក​ចេញ​ចាក​ផ្នួស ។ ធ្វើ​ឆ្នាំង​ដី​ដែល​នៅ​ថ្មី​មិន​ទាន់​ប្រើ​សោះ​ឲ្យ​ស្និទ្ធ​សាច់ ដើម្បី​នឹង​ប្រើ​កុំ​ឲ្យ​ជ្រាប​ទឹក​ចេញ​បាន : ផ្សឹក​ឆ្នាំង​ថ្ម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២</text:p>
          </table:table-cell>
          <table:table-cell table:style-name="តារាង1.A2" office:value-type="string">
            <text:p text:style-name="P6">ផ្សូរផ្ស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ឬ កិ. វិ.</text:p>
          </table:table-cell>
          <table:table-cell table:style-name="តារាង1.D2" office:value-type="string">
            <text:p text:style-name="P2">រេរង់, បង្អែបង្អង់, រ៉ែរ៉ (ព. កា.) : ហៃ​ប្អូន​កែវ​ពន្លក ចេញ​ឆាប់​មក​ កុំ​ផ្សូរផ្សង កុំ​ឲ្យ​ខុស​បំណង របស់​បង​មក​ពី​នាយ ។</text:p>
          </table:table-cell>
          <table:table-cell table:style-name="តារាង1.D2" office:value-type="string">
            <text:p text:style-name="P3">ផ្សងផ្សូរ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៣</text:p>
          </table:table-cell>
          <table:table-cell table:style-name="តារាង1.A2" office:value-type="string">
            <text:p text:style-name="P6">ផ្សើ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៤</text:p>
          </table:table-cell>
          <table:table-cell table:style-name="តារាង1.A2" office:value-type="string">
            <text:p text:style-name="P6">ផ្សេ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ទីទៃ​ពី​គ្នា, ដោយ​ខ្លួន​ពី​គ្នា, ប្លែក​គ្នា​ដោយ​ឡែក : កន្លែង​ផ្សេង, របស់​ផ្សេង​ៗ; ខាង​ណេះ​ផ្សេង ខាង​ណោះ​ផ្សេង; ឮ​គេ​និយាយ​ផ្សេង​ពី​គ្នា <text:s/>(បុ. សរ. ផ្សិង, ច្រើន​និយាយ​ថា ផ្សឹ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៥</text:p>
          </table:table-cell>
          <table:table-cell table:style-name="តារាង1.A2" office:value-type="string">
            <text:p text:style-name="P6">ផ្ស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រួម​ជា​មួយ​នឹង​ពាក្យ ផ្សំ ថា : ផ្សែផ្សំ គឺ​សន្សែសន្សំ, ផ្សំ​នេះ​ខ្លះ​នោះ​ខ្លះ​បន្តិចបន្តួ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ែផ្សំ </text:p>
          </table:table-cell>
        </table:table-row>
        <table:table-row>
          <table:table-cell table:style-name="តារាង1.A2" office:value-type="string">
            <text:p text:style-name="P5">៨០១៦</text:p>
          </table:table-cell>
          <table:table-cell table:style-name="តារាង1.A2" office:value-type="string">
            <text:p text:style-name="P6">ផ្ស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ធម្មជាតិ​មួយ​ប្រភេទ ដែល​ហុយ​ចេញ​ដោយ​អំណាច​ចំហាយ, ដោយ​អំណាច​ធាតុ​ក្ដៅ : ផ្សែង​ហុយ​ទ្រលោម, ផ្សែង​ភ្លើង, ផ្សែង​ហុយ​ពី​ទឹក​ងងឹត​ពេញ​ទន្លេ, ផ្សែង​ហុយ​ចេញ​ពី​មាត់ ។ ព. ប្រ. ជជែក​បែក​ផ្សែង ជជែក​គ្នា​ខ្លាំង​ៗ បែក​ពី​នេះ​ពី​នោះ​ដណ្ដើម​យក​ត្រូវតែ​រាល់​ខ្លួន ។ ផ្សែង​ភ្នែក ព្រឹល​ភ្នែក​ឃើញ​ជា​ផ្សែង​ដាស​មើល​អ្វី​មិន​ច្បាស់ ។ ព. ទ. បុ. <text:s/>ថ្ពូត​ផ្សែង​ជា​ដុំ <text:s/>ឬ ថ្ពូត​ផ្សែង​ធ្វើ​ជា​ដុំ <text:s/>មិនមែន​សោះ ក្លែង​និយាយ​បង្កាច់​គេ​ឲ្យ​កើត​ជា​ពាក្យ​ជា​អង្គ​សេចក្ដី​ឡើង (ម. ព. ថ្ពូត និង បាត់ ផង) ព. ប្រ. ច. យប់​បង្ហុយ​ផ្សែង​ថ្ងៃ​ឡើង​ភ្លឺ​ព្រោង <text:s/>វេលា​យប់​ត្រិះរិះ, គិត​គ្នេរ ដល់​វេលា​ថ្ងៃ​ធ្វើ​កិច្ចការ​ឬ​ស្ដី​និយាយ​តាម​លំអាន​តម្រិះ​នោះ តាម​គំនិត​នោះ ។ ផ្សែង​ណាស់ ! ឧ. ហុយ​ផ្សែង​ខ្លាំង​ណាស់ ! (ពាក្យ​ត្អូញ​ក្នុង​វេលា​ដែល​មាន​ផ្សែង​ហុយ​ខ្លាំង​ចូល​ភ្នែ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៧</text:p>
          </table:table-cell>
          <table:table-cell table:style-name="តារាង1.A2" office:value-type="string">
            <text:p text:style-name="P6">ផ្សែ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ឧ.</text:p>
          </table:table-cell>
          <table:table-cell table:style-name="តារាង1.D2" office:value-type="string">
            <text:p text:style-name="P2">សូរ​ឮ​ដោយ​ដក​ដង្ហើម​ឈ្លក់​ទឹក​ឬ​ឮ​ដោយ​ខ្សឺត​ខ្លាំង ។</text:p>
          </table:table-cell>
          <table:table-cell table:style-name="តារាង1.D2" office:value-type="string">
            <text:p text:style-name="P3">ផ្សែត​ៗ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១៨</text:p>
          </table:table-cell>
          <table:table-cell table:style-name="តារាង1.A2" office:value-type="string">
            <text:p text:style-name="P6">ផ្ស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ព្រៃ ថា : ព្រៃ​ផ្សៃ គឺ​ព្រៃ​តូច​ៗ, ព្រៃ​ល្បោះ​ៗ, ព្រៃ​រាយ​រង ។ ព. ប្រ. គំនិត​ព្រៃ​ផ្សៃ គំនិត​ព្រៃ​ៗ ខុស​ផ្លូវ​ខុស​ទំនង ។ សម្ដី​ព្រៃ​ផ្សៃ សម្ដី​ព្រៃ​ៗ ពុំ​ត្រូវ​តាម​គតិ​ធម៌​គតិ​ច្បាប់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ព្រៃ​ផ្សៃ </text:p>
            <text:p text:style-name="P2"/>
          </table:table-cell>
        </table:table-row>
        <table:table-row>
          <table:table-cell table:style-name="តារាង1.A2" office:value-type="string">
            <text:p text:style-name="P5">៨០១៩</text:p>
          </table:table-cell>
          <table:table-cell table:style-name="តារាង1.A2" office:value-type="string">
            <text:p text:style-name="P6">ផ្ស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បរិវារ​របស់​ពាក្យ ផ្សារ ថា : ទៅ​ផ្សារផ្សោ​រក​ទិញ​អីវ៉ាន់ (ម. ព. ផ្សារ ១ ន.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០</text:p>
          </table:table-cell>
          <table:table-cell table:style-name="តារាង1.A2" office:value-type="string">
            <text:p text:style-name="P6">ផ្សោ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មច្ឆជាតិ​មួយ​ប្រភេទ​ឥត​ស្រកា ខ្លួន​ធំ មាន​ដោះ​សណ្ឋាន​ស្រដៀង​នឹង​ដោះ​មនុស្ស : ផ្សោត​ងើប​ព្រួស​ទឹក​ផែត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១</text:p>
          </table:table-cell>
          <table:table-cell table:style-name="តារាង1.A2" office:value-type="string">
            <text:p text:style-name="P6">ផ្ស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ោះ ឲ្យ​អស់​រសជាតិ ។ ព. ប្រ. ផ្សោះ​ប្រយោជន៍ បិទ​ផ្លូវ​ឬ​បំបាំង, បង្ខូច មិន​ឲ្យ​គេ​បាន​ប្រយោជន៍​ដែល​កើត​អំពី​មុខ​ការ​ណា​មួយ​ឬ​ប្រើ​ឲ្យ​ធ្វើ​ការ​ទទេ ឥត​ឲ្យ​ប្រយោជន៍​អ្វី​តិចតួច​ឡ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២</text:p>
          </table:table-cell>
          <table:table-cell table:style-name="តារាង1.A2" office:value-type="string">
            <text:p text:style-name="P6">ផ្សំ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្រកប​ជាមួយ​គ្នា, ធ្វើ​ឲ្យ​រួម​គ្នា, ធ្វើ​ឲ្យ​សម, ឲ្យ​ល្មម, សម្រួល​ឲ្យ​កើត​ការ : យក​ពី​នេះ​ខ្លះ​ពី​នោះ​ខ្លះ​មក​ផ្សំ​គ្នា, ផ្សំ​គ្រឿង​សម្ល, ផ្សំ​សាច់​ឈើ ។ ផ្សំផ្គុំ (ម. ព. ផ្គុំ) ។ ផ្សំ​សាច់ សម្រួល​ឲ្យ​តែ​ខាង​សម; កាន់​ជើង​ដោយ​ផ្សំ​សម្រួល​ឲ្យ​ខាង​តែ​បាន​ត្រូវ​បាន​ល្អ : និយាយ​ផ្សំ​សាច់ ។ និយាយ​ផ្សំ​ស៊ី និយាយ​ចាក់​បណ្ដោយ​ឬ​អែបអប​ឲ្យ​តែ​ខាង​បាន​ស៊ី ។ ផ្សែផ្សំ <text:s/>(ម. ព. ផ្សែ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សំផ្គុំ </text:p>
            <text:p text:style-name="P2"><text:s/>ផ្សែផ្សំ </text:p>
            <text:p text:style-name="P2"/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គ្រឿង​តម្បាញ​មួយ​ប្រភេទ​មាន​សណ្ឋាន​បួន​ជ្រុង ដាក់​លើ​ប្រគាប​ក្បាល​សសរ​កី​ទាំង​ពីរ សម្រាប់​មូរ​សាច់​សំពត់​ដែល​ត្បាញ​បាន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៣</text:p>
          </table:table-cell>
          <table:table-cell table:style-name="តារាង1.A2" office:value-type="string">
            <text:p text:style-name="P6">ផ្សា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ាំ​បណ្ដោះអាសន្ន​សិន ឬ​ដាំ​បណ្ដើរ​សិន គឺ​ដាំ​មែក​ឈើ​ដែល​សាក​ដុះ​ឫស​ហើយ​កាត់​យក​មក​កប់​ក្នុង​ដី​សើម​ផ្សាំ​ឲ្យ​ចាប់​ឫស​ស៊ប់​ហើយ បញ្ចេញ​ត្រួយ​លាស់​ស្លឹក​ស្រួល​ហើយ ទើប​យក​ទៅ​ដាំ​មែនទែន​ជា​ស្ថាពរ​ត​ទៅ; ធ្វើ​បែប​នេះ​ហៅ​ថា ផ្សាំ (បារ. Mettre en jauge) : ផ្សាំ​មែក​ល្មុត, ផ្សាំ​មែក​សែដា; មែក​សាក​នេះ​បញ្ចេញ​ឫស​ល្មម​កាត់​យក​ទៅ​ផ្សាំ​ហើយ (ម. ព. បំបៅ និង សាក ២ កិ.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៤</text:p>
          </table:table-cell>
          <table:table-cell table:style-name="តារាង1.A2" office:value-type="string">
            <text:p text:style-name="P8">ផ្ស៊ា‌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៊ាំ, ឲ្យ​ថ្នឹក​, ឲ្យ​ស្និទ្ធ : <text:span text:style-name="T2">ផ្ស៊ា‌ំដៃ, ផ្ស៊ា‌ំចិត្ត, ផ្ស៊ា‌ំសាច់ </text:span><text:span text:style-name="T3">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៥</text:p>
          </table:table-cell>
          <table:table-cell table:style-name="តារាង1.A2" office:value-type="string">
            <text:p text:style-name="P6">ផ្សាំ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ាំង គឺ​ឲ្យ​បាត់​ផ្លាង, ឲ្យ​បាត់​ពុត​ព្យស : ផ្សាំង​លលក, ផ្សាំង​ទទ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៦</text:p>
          </table:table-cell>
          <table:table-cell table:style-name="តារាង1.A2" office:value-type="string">
            <text:p text:style-name="P6">ផ្ស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ះ គឺ​ធ្វើ​មុខ​សស្រ្ត, មុខ​របួស​ឬ​ដំបៅ​ឲ្យ​សះ​លែង​រើ, លែង​កើត​ត​ទៅ​ទៀត : លាប​ថ្នាំ​ផ្សះ​ដំបៅ, ផ្សះ​មុខ​របួ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៧</text:p>
          </table:table-cell>
          <table:table-cell table:style-name="តារាង1.A2" office:value-type="string">
            <text:p text:style-name="P6">ផ្សះផ្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ះសា, ឲ្យ​ជា​នឹង​គ្នា​វិញ គឺ​និយាយ​សង្រួប​សង្រួម​អ្នក​ដែល​ឈ្លោះ​ទាស់ទែង​ឲ្យ​សះ​ជា​លើក​លែង​ប្រកាន់​គ្នា ។ រឿង​ផ្សះផ្សា <text:s/>រឿង​វិវាទ​ដែល​ត្រូវ​ផ្សះផ្សា​ឲ្យ​សះ​ជា​នឹង​គ្នា ពុំ​បាច់​ជំនុំ​ជម្រះ (រឿង​សម្របសម្រួល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៨</text:p>
          </table:table-cell>
          <table:table-cell table:style-name="តារាង1.A2" office:value-type="string">
            <text:p text:style-name="P6">ផ្អ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ត្រី​ឬ​សាច់​ផ្សំ​នឹង​គ្រឿង​ផ្សេង​ៗ ដាក់​ញាត់​ផ្អាប់​ទុក​ក្នុង​ពាង, ក្រឡ, ឪទឹន ឲ្យ​ឡើង​បាយ​ស្រា​កើត​ជា​រស​ជូរ​សម្រាប់​ចម្អិន​ប្រើ​ជា​ម្ហូប : ផ្អក​ត្រី​ប្រៃ, ផ្អក​កំពឹស, ផ្អក​ត្រី​ព្រួ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២៩</text:p>
          </table:table-cell>
          <table:table-cell table:style-name="តារាង1.A2" office:value-type="string">
            <text:p text:style-name="P6">ផ្អ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នឹង​ពាក្យ ផ្អៀង ថា : ផ្អៀងផ្អង គឺ​ផ្អៀង​ក​ងាក​បែរ​ឆ្វេង​ស្ដាំ​ចុះ​ឡើង​ដោយ​លំនាំ​យឺត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អៀងផ្អង </text:p>
          </table:table-cell>
        </table:table-row>
        <table:table-row>
          <table:table-cell table:style-name="តារាង1.A2" office:value-type="string">
            <text:p text:style-name="P5">៨០៣០</text:p>
          </table:table-cell>
          <table:table-cell table:style-name="តារាង1.A2" office:value-type="string">
            <text:p text:style-name="P6">ផ្អ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ដាក់​ឲ្យ​អប​ជិត​គ្នា, អប​ផ្ទប់ផ្ទល់; អែបអប​ផ្ទប់ផ្ទល់ : ផ្អប​ប្រែក​រទេ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១</text:p>
          </table:table-cell>
          <table:table-cell table:style-name="តារាង1.A2" office:value-type="string">
            <text:p text:style-name="P6">ផ្អ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តាសក់​មួយ​ប្រភេទ​ដើម​វារ​ផ្ទាល់​នឹង​ដី ផ្លែ​ប្រើ​ជា​អាហារ​បាន​ច្រើន​បែប : ញាំ​តាសក់​ផ្អរ, អន្លក់​តាសក់​ផ្អរ ។ តាសក់​ផ្អរ​កញ្ជ្រៀប តាសក់​ផ្អរ​ផ្លែ​តូច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តាសក់​ផ្អរ​កញ្ជ្រៀប </text:p>
          </table:table-cell>
        </table:table-row>
        <table:table-row>
          <table:table-cell table:style-name="តារាង1.A2" office:value-type="string">
            <text:p text:style-name="P5">៨០៣២</text:p>
          </table:table-cell>
          <table:table-cell table:style-name="តារាង1.A2" office:value-type="string">
            <text:p text:style-name="P6">ផ្អា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ញ្ឈប់​កិច្ចការ​អ្វី​មួយ​ឬ​មួយ​គ្រាសិន; ឈប់​បង្អង់​ដោយ​ឡែក​ឬ​ដោយ​គ្រា​ដោយ​ស្របក់​សិន : យើង​ផ្អាក​ការ​នោះ​សិន ត្រូវ​ធ្វើ​ការ​នេះ​វិញ; ផ្អាក​បាន​ពីរ​បី​ថ្ងៃ​សិ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៣</text:p>
          </table:table-cell>
          <table:table-cell table:style-name="តារាង1.A2" office:value-type="string">
            <text:p text:style-name="P6">ផ្អាក់ផ្អើ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ផ្ងាក់ផ្ងើក, ប៉ាក់ប៉ើក, របះរបើង; រអាក់រអើក : ចេះ​តែ​ផ្អាក់ផ្អើក​រក​កល​ចង្អោ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៤</text:p>
          </table:table-cell>
          <table:table-cell table:style-name="តារាង1.A2" office:value-type="string">
            <text:p text:style-name="P6">ផ្អា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ធ្វើ​ឲ្យ​អាប់ គឺ​គ្រប​ទុក, សង្កត់​ទុក ឲ្យ​អាប់អន់​សម្បុរ ឬ​ធ្វើ​ឲ្យ​អាប់ឱន, ធ្វើ​មិន​ឲ្យ​ឡើង​ថ្លៃ​បាន : ផ្អាប់​ត្រី​ព្រហក់, ផ្អាប់​ទំន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៥</text:p>
          </table:table-cell>
          <table:table-cell table:style-name="តារាង1.A2" office:value-type="string">
            <text:p text:style-name="P6">ផ្អ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ពួក​តចសារ​ជាតិ​មួយ​ប្រភេទ ដើម​តូច​ៗ​ទាប​ៗ ខ្នង​ធាង​សក​ត្បាញ​ជា​កន្ទេល​បាន : កន្ទេល​ផ្អាវ; គម​វា​ស្ល​កកូរ​បាន : សម្ល​កកូរ​គម​ផ្អាវ; ប្រើ​ជា​អន្លក់​ស្រុស​ក៏​បាន : អន្លក់​គម​ផ្អា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៦</text:p>
          </table:table-cell>
          <table:table-cell table:style-name="តារាង1.A2" office:value-type="string">
            <text:p text:style-name="P6">ផ្អឹក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អុក​ៗ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៧</text:p>
          </table:table-cell>
          <table:table-cell table:style-name="តារាង1.A2" office:value-type="string">
            <text:p text:style-name="P6">ផ្អឹ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ស្រអឹប, ដាក់​ផ្ទាប់ : ផ្អឹប​បបូរ​មាត់ ។ ដាក់​ផ្អឹប ដាក់​ផ្ទាប់​ឲ្យ​ស្រអឹ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៨</text:p>
          </table:table-cell>
          <table:table-cell table:style-name="តារាង1.A2" office:value-type="string">
            <text:p text:style-name="P6">ផ្អឹ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លំបាក​ដក​ដង្ហើម ព្រោះ​តឹង​ពោះ​ខ្លាំង ឬ​ដែល​ទង្គឹះ​តានតឹង​ចិត្ត ដោយ​មាន​ភ័យ​ថប់​បារម្ភ : តឹង​ពោះ​ផ្អឹះ​ៗ, ភ័យ​ផ្អឹះ​ៗ ។</text:p>
          </table:table-cell>
          <table:table-cell table:style-name="តារាង1.D2" office:value-type="string">
            <text:p text:style-name="P3">ផ្អើះ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៣៩</text:p>
          </table:table-cell>
          <table:table-cell table:style-name="តារាង1.A2" office:value-type="string">
            <text:p text:style-name="P6">ផ្អឺប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ខំ​ប្រឹង​ងោក​ទាំង​ខ្លួន​ឱន​ៗ ងើប​ៗ​ទោរ​ទៅ​មុខ : ទាញ​ផ្អឺប​ៗ, ដើរ​លុយ​ភក់​ផ្អឺប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០</text:p>
          </table:table-cell>
          <table:table-cell table:style-name="តារាង1.A2" office:value-type="string">
            <text:p text:style-name="P6">ផ្អុក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ញ័រ​ប្រដេញ​រន្ថាន់​ក្នុង​ពោះ ព្រោះ​ភ័យ​ខ្លាំង, ព្រោះ​ថប់​បារម្ភ​ខ្លាំង : ញ័រ​ពោះ​ផ្អុក​ៗ (និយាយ​ថា ផ្អឹក​ៗ ក៏​ម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១</text:p>
          </table:table-cell>
          <table:table-cell table:style-name="តារាង1.A2" office:value-type="string">
            <text:p text:style-name="P6">ផ្អុង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មួយ​ប្រភេទ​ជា​អសារ​ព្រឹក្ស សន្តាន​រលួស ប៉ុន្តែ​មាន​សាច់​ស​ស្និទ្ធ​ជាង​រលួស​បាយ ស្លឹក​តូច​ៗ​ដើម​មាន​បន្លា​ហៅ​ថា រលួស​ផ្អុង ។ <text:s/>តាម​សេចក្ដី​តំណាល​ក្នុង​គម្ពីរ​ពុទ្ធ​សាសនា ត្រង់​រឿង​មឃ​មាណព​ថា មឃ​មាណព​បាន​ដាំ​រលួស​ផ្អុង​មួយ​ដើម​ជិត​សាលា​សម្នាក់​របស់​គាត់​ជា​ម្លប់​ឲ្យ​គេ​ជ្រក, ផលានិសង្ស​នេះ​បាន​កើត​ជា​ឈើ​ទិព្វ​ឈ្មោះ បារិច្ឆត្តក​ព្រឹក្ស នៅ​ឋាន​ត្រ័យត្រិង្ស សម្រាប់​ព្រះ​ឥន្ទ​ដែល​ជា​កំណើត​ថ្មី​នៃ​មឃ​មាណព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២</text:p>
          </table:table-cell>
          <table:table-cell table:style-name="តារាង1.A2" office:value-type="string">
            <text:p text:style-name="P6">ផ្អូក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ភ្នក​ដល់, ភ្នក​គិត​ដល់, ភ្នក​នឹក : ផ្អូក​នឹក ។ ផ្អូកផ្អឹះ ឬ ផ្អូកផ្អើះ <text:s/>ភ្នក​នឹក​ដល់​ក៏​កើត​មាន​សេចក្ដី​តឹង​ចិត្ត​ផ្អឹះ​ៗ ។ (ព. កា.) : មាន​ចិត្ត​ផ្អូកផ្អឹះ តានតឹង​ទង្គឹះ រសាប់រសល់ ព្រោះ​តែ​ភ្នក​នឹក រលឹក​ទៅ​ដល់ បិតា​ទុព៌ល មាន​គុណ​ធ្ងន់​ក្រ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អូកផ្អឹះ <text:s text:c="2"/>ផ្អូកផ្អើះ</text:p>
          </table:table-cell>
        </table:table-row>
        <table:table-row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សាច់​បាក់​គាំ​រមាស​ខាង​ក្នុង : ឈើ​សាច់​ផ្អូ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៣</text:p>
          </table:table-cell>
          <table:table-cell table:style-name="តារាង1.A2" office:value-type="string">
            <text:p text:style-name="P6">ផ្អូច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រអូច​ៗ, ព្រួច​ៗ​ក្នុង​ចិត្ត : នឹក​ផ្អូច​ៗ, នឹក​ចង់​បាន​ផ្អូច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៤</text:p>
          </table:table-cell>
          <table:table-cell table:style-name="តារាង1.A2" office:value-type="string">
            <text:p text:style-name="P6">ផ្អូ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ក្លិន​ជូរ​ក្ដឹះ : បាយ​ផ្អូម, ក្លិន​ផ្អូម, ធុំ​ផ្អូ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៥</text:p>
          </table:table-cell>
          <table:table-cell table:style-name="តារាង1.A2" office:value-type="string">
            <text:p text:style-name="P6">ផ្អួ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ខូច​រស​ជាតិ​ប្រក្រតី ព្រោះ​អាប់អួ, ព្រោះ​ទុក​យូរ​ហួស​កាល​កំណត់ : អង្ករ​ផ្អួរ ។ ដែល​មាន​ក្លិន​ក្ដឹះ​បន្តិច​ព្រោះ​អាប់អួ : ក្លិន​ផ្អួរ, ធុំ​ផ្អួ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៦</text:p>
          </table:table-cell>
          <table:table-cell table:style-name="តារាង1.A2" office:value-type="string">
            <text:p text:style-name="P6">ផ្អួស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ខំ​ប្រឹង​ទាញ, ប្រឹង​លេប, ប្រឹង​ហែល​ម្លឺត​ៗ ព្រោះ​តឹង, ខ្សោះ, ហត់ : ទាញ​ផ្អួស​ៗ, លេប​បាយ​ផ្អួស​ៗ, ហែល​ទឹក​ផ្អួស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៧</text:p>
          </table:table-cell>
          <table:table-cell table:style-name="តារាង1.A2" office:value-type="string">
            <text:p text:style-name="P6">ផ្អើ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រអើល, ភ្ញាក់​ពព្រើតពព្រាំង, រត់, ស្ទុះ, បោល​ដោយ​រអើល; ជ្រួល​ជ្រើម, ជ្រួល​ច្រាល់, ជ្រួល​ច្របល់ : គោ​ផ្អើល; មនុស្ស​ផ្អើល​ឈូឆរ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៨</text:p>
          </table:table-cell>
          <table:table-cell table:style-name="តារាង1.A2" office:value-type="string">
            <text:p text:style-name="P6">ផ្អើ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ផ្អឹ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៤៩</text:p>
          </table:table-cell>
          <table:table-cell table:style-name="តារាង1.A2" office:value-type="string">
            <text:p text:style-name="P6">ផ្អៀ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ន្ទាប​ម្ខាង​ឲ្យ​ទាប​ល្អៀង​ជាង​ម្ខាង : ផ្អៀង​ត្រចៀក​ស្ដាប់, ផ្អៀង​ក្អម ។ គុ. ឬ កិ. វិ. ដែល​ល្អៀង​ទាប​ជាង​ម្ខាង : ក្អម​ផ្អៀង; ដាក់​ផ្អៀង ។ ដេក​ផ្អៀង <text:s/>ដេក​ដាក់​ចំហៀង​ខ្លួន​ខាង​ស្ដាំ​លើ​ខាង​ឆ្វេង​ឬ​ខាង​ឆ្វេង​លើ​ខាង​ស្ដាំ (ម. ព. ផ្អ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០</text:p>
          </table:table-cell>
          <table:table-cell table:style-name="តារាង1.A2" office:value-type="string">
            <text:p text:style-name="P6">ផ្អេះ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តឹង​ឬ​ណែន​លំបាក​ដណ្ហើម : ដក​ដង្ហើម​ផ្អេះ​ៗ ។ វេវ. ផ្អឹះ <text:s/>ឬ ផ្អើ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១</text:p>
          </table:table-cell>
          <table:table-cell table:style-name="តារាង1.A2" office:value-type="string">
            <text:p text:style-name="P6">ផ្អ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ទម្រេត​ខ្លួន​លើ​បង្អែក, បញ្ឈរ​អ្វី​ៗ​ឲ្យ​ទ្រេត​ទៅ​លើ​បង្អែក​ឬ​ទៅ​លើ​អ្វី​មួយ​ដែល​ទុក​ដូច​ជា​បង្អែក : អង្គុយ​ផ្អែក​ជច់ ។ ព. ប្រ. ពឹងពាក់​ផ្អែក​គំនិត​ទៅ​លើ​គេ​ទុក​ដូច​ជា​បង្អែក : កូន​អស់​ហ្នឹង​វា​គ្មាន​ខំ​ប្រឹង​ធ្វើ​ការ​រក​ស៊ី​ប៉ុន្មាន​ទេ វា​គិត​តែ​ផ្អែក​មក​លើ​ឯង​ជា​ម្ដាយ​ឪពុក​ទៅ​វ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២</text:p>
          </table:table-cell>
          <table:table-cell table:style-name="តារាង1.A2" office:value-type="string">
            <text:p text:style-name="P6">ផ្អែប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ព្រិច​ៗ, ច្បែប​ៗ រង្វើល​ៗ ស្រាល​ៗ : បាយ​ពុះ​ផ្អែប​ៗ, យំ​ផ្អែប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៣</text:p>
          </table:table-cell>
          <table:table-cell table:style-name="តារាង1.A2" office:value-type="string">
            <text:p text:style-name="P6">ផ្អែ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មាន​រស​ស្ករ, មាន​ឱជា​រស​ដូច​ស្ករ​ឬ​ដូច​ទឹក​ឃ្មុំ​ដែល​បរិសុទ្ធ ។ គ្រុន​ផ្អែម​មាត់ ឈ្មោះ​រោគ​គ្រុន​មួយ​យ៉ាង បណ្ដាល​ឲ្យ​មាត់​ផ្អែម​ប្រហាត​ធុំ​បាយ​ធុំ​ចំណី ។ ភ័យ​ផ្អែម​មាត់ ភ័យ​ស្លុត​ស្ងួត​បំពង់​ក ហាក់​ដូច​ជា​ផ្អែម​ប្រហាត​មាត់ ។ សម្ដី​ផ្អែម សម្ដី​ស្រទន់​ហាក់​ដូច​ជា​មាន​រស​ផ្អែ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៤</text:p>
          </table:table-cell>
          <table:table-cell table:style-name="តារាង1.A2" office:value-type="string">
            <text:p text:style-name="P6">ផ្អ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ហុយ​ទ្រលោម​ឬ​ផុរ​ខ្ជោល​ឡើង : ហុយ​ដី​ផ្អ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៥</text:p>
          </table:table-cell>
          <table:table-cell table:style-name="តារាង1.A2" office:value-type="string">
            <text:p text:style-name="P6">ផ្អោ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្វើ​ឲ្យ​ឱប​ជិត​គ្នា, ផ្គុំ​អ្វី​ៗ ឲ្យ​ឱប​ជាប់​ជិត​គ្នា ។ ចាប់​ផ្អោប ចាប់​ដោយ​ដៃ​ទាំង ២ ឲ្យ​ឱប​ឬ​ឲ្យ​រួប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5">៨០៥៦</text:p>
          </table:table-cell>
          <table:table-cell table:style-name="តារាង1.A2" office:value-type="string">
            <text:p text:style-name="P6">ផ្អ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ដែល​សោះ, សោះ​កក្រោះ ឥត​រសជាតិ : នំប៉័ង​ក្រៀម​ផ្អោះ, នំ​ក្រៀម​ផ្អោះ​ៗ​ឥត​រស​ជាតិ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0:02:00</dc:date>
    <meta:print-date>2005-12-01T09:25:03</meta:print-date>
    <dc:language>en-US</dc:language>
    <meta:editing-cycles>168</meta:editing-cycles>
    <meta:editing-duration>P3DT3H37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2" meta:paragraph-count="1559" meta:word-count="4314" meta:character-count="5665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